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5311in"/>
    </style:style>
    <style:style style:name="co4" style:family="table-column">
      <style:table-column-properties fo:break-before="auto" style:column-width="0.6709in"/>
    </style:style>
    <style:style style:name="co5" style:family="table-column">
      <style:table-column-properties fo:break-before="auto" style:column-width="0.7409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959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 Data + Averages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Ints 1</text:p>
          </table:table-cell>
          <table:table-cell office:value-type="string">
            <text:p>Ints 2</text:p>
          </table:table-cell>
          <table:table-cell office:value-type="string">
            <text:p>Ints 3</text:p>
          </table:table-cell>
          <table:table-cell office:value-type="string">
            <text:p>Ints 4</text:p>
          </table:table-cell>
          <table:table-cell office:value-type="string">
            <text:p>Ints 5</text:p>
          </table:table-cell>
          <table:table-cell office:value-type="string">
            <text:p>Ints 6</text:p>
          </table:table-cell>
          <table:table-cell office:value-type="string">
            <text:p>Ints 7</text:p>
          </table:table-cell>
          <table:table-cell office:value-type="string">
            <text:p>Ints 8</text:p>
          </table:table-cell>
          <table:table-cell office:value-type="string">
            <text:p>Ints 9</text:p>
          </table:table-cell>
          <table:table-cell office:value-type="string">
            <text:p>Ints 10</text:p>
          </table:table-cell>
          <table:table-cell office:value-type="string">
            <text:p>Ints AVG</text:p>
          </table:table-cell>
          <table:table-cell office:value-type="string">
            <text:p>Doubles 1</text:p>
          </table:table-cell>
          <table:table-cell office:value-type="string">
            <text:p>Doubles 2</text:p>
          </table:table-cell>
          <table:table-cell office:value-type="string">
            <text:p>Doubles 3</text:p>
          </table:table-cell>
          <table:table-cell office:value-type="string">
            <text:p>Doubles 4</text:p>
          </table:table-cell>
          <table:table-cell office:value-type="string">
            <text:p>Doubles 5</text:p>
          </table:table-cell>
          <table:table-cell office:value-type="string">
            <text:p>Doubles 6</text:p>
          </table:table-cell>
          <table:table-cell office:value-type="string">
            <text:p>Doubles 7</text:p>
          </table:table-cell>
          <table:table-cell office:value-type="string">
            <text:p>Doubles 8</text:p>
          </table:table-cell>
          <table:table-cell office:value-type="string">
            <text:p>Doubles 9</text:p>
          </table:table-cell>
          <table:table-cell office:value-type="string">
            <text:p>Doubles 10</text:p>
          </table:table-cell>
          <table:table-cell office:value-type="string">
            <text:p>Doubles AV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table:number-columns-repeated="2" office:value-type="float" office:value="50">
            <text:p>50</text:p>
          </table:table-cell>
          <table:table-cell office:value-type="float" office:value="109">
            <text:p>109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60.1">
            <text:p>60.1</text:p>
          </table:table-cell>
          <table:table-cell office:value-type="float" office:value="192">
            <text:p>192</text:p>
          </table:table-cell>
          <table:table-cell office:value-type="float" office:value="215">
            <text:p>215</text:p>
          </table:table-cell>
          <table:table-cell office:value-type="float" office:value="205">
            <text:p>205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234">
            <text:p>234</text:p>
          </table:table-cell>
          <table:table-cell office:value-type="float" office:value="266">
            <text:p>266</text:p>
          </table:table-cell>
          <table:table-cell office:value-type="float" office:value="177">
            <text:p>177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office:value-type="float" office:value="207.3">
            <text:p>207.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72">
            <text:p>17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office:value-type="float" office:value="128">
            <text:p>128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01">
            <text:p>101</text:p>
          </table:table-cell>
          <table:table-cell office:value-type="float" office:value="116.9">
            <text:p>116.9</text:p>
          </table:table-cell>
          <table:table-cell office:value-type="float" office:value="593">
            <text:p>593</text:p>
          </table:table-cell>
          <table:table-cell office:value-type="float" office:value="540">
            <text:p>540</text:p>
          </table:table-cell>
          <table:table-cell office:value-type="float" office:value="522">
            <text:p>522</text:p>
          </table:table-cell>
          <table:table-cell office:value-type="float" office:value="534">
            <text:p>534</text:p>
          </table:table-cell>
          <table:table-cell office:value-type="float" office:value="547">
            <text:p>547</text:p>
          </table:table-cell>
          <table:table-cell office:value-type="float" office:value="638">
            <text:p>638</text:p>
          </table:table-cell>
          <table:table-cell office:value-type="float" office:value="552">
            <text:p>552</text:p>
          </table:table-cell>
          <table:table-cell office:value-type="float" office:value="543">
            <text:p>543</text:p>
          </table:table-cell>
          <table:table-cell office:value-type="float" office:value="537">
            <text:p>537</text:p>
          </table:table-cell>
          <table:table-cell office:value-type="float" office:value="479">
            <text:p>479</text:p>
          </table:table-cell>
          <table:table-cell office:value-type="float" office:value="548.5">
            <text:p>548.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15">
            <text:p>215</text:p>
          </table:table-cell>
          <table:table-cell office:value-type="float" office:value="160">
            <text:p>160</text:p>
          </table:table-cell>
          <table:table-cell office:value-type="float" office:value="162">
            <text:p>162</text:p>
          </table:table-cell>
          <table:table-cell office:value-type="float" office:value="154">
            <text:p>154</text:p>
          </table:table-cell>
          <table:table-cell office:value-type="float" office:value="142">
            <text:p>142</text:p>
          </table:table-cell>
          <table:table-cell office:value-type="float" office:value="159">
            <text:p>159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37">
            <text:p>137</text:p>
          </table:table-cell>
          <table:table-cell office:value-type="float" office:value="143">
            <text:p>143</text:p>
          </table:table-cell>
          <table:table-cell office:value-type="float" office:value="156.3">
            <text:p>156.3</text:p>
          </table:table-cell>
          <table:table-cell office:value-type="float" office:value="1092">
            <text:p>1092</text:p>
          </table:table-cell>
          <table:table-cell office:value-type="float" office:value="873">
            <text:p>873</text:p>
          </table:table-cell>
          <table:table-cell office:value-type="float" office:value="876">
            <text:p>876</text:p>
          </table:table-cell>
          <table:table-cell office:value-type="float" office:value="903">
            <text:p>903</text:p>
          </table:table-cell>
          <table:table-cell office:value-type="float" office:value="794">
            <text:p>794</text:p>
          </table:table-cell>
          <table:table-cell office:value-type="float" office:value="807">
            <text:p>807</text:p>
          </table:table-cell>
          <table:table-cell office:value-type="float" office:value="794">
            <text:p>794</text:p>
          </table:table-cell>
          <table:table-cell office:value-type="float" office:value="804">
            <text:p>804</text:p>
          </table:table-cell>
          <table:table-cell office:value-type="float" office:value="786">
            <text:p>786</text:p>
          </table:table-cell>
          <table:table-cell office:value-type="float" office:value="808">
            <text:p>808</text:p>
          </table:table-cell>
          <table:table-cell office:value-type="float" office:value="853.7">
            <text:p>853.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46">
            <text:p>246</text:p>
          </table:table-cell>
          <table:table-cell office:value-type="float" office:value="203">
            <text:p>203</text:p>
          </table:table-cell>
          <table:table-cell office:value-type="float" office:value="209">
            <text:p>209</text:p>
          </table:table-cell>
          <table:table-cell office:value-type="float" office:value="204">
            <text:p>204</text:p>
          </table:table-cell>
          <table:table-cell office:value-type="float" office:value="198">
            <text:p>198</text:p>
          </table:table-cell>
          <table:table-cell office:value-type="float" office:value="204">
            <text:p>204</text:p>
          </table:table-cell>
          <table:table-cell office:value-type="float" office:value="201">
            <text:p>201</text:p>
          </table:table-cell>
          <table:table-cell office:value-type="float" office:value="368">
            <text:p>368</text:p>
          </table:table-cell>
          <table:table-cell office:value-type="float" office:value="321">
            <text:p>321</text:p>
          </table:table-cell>
          <table:table-cell office:value-type="float" office:value="210">
            <text:p>210</text:p>
          </table:table-cell>
          <table:table-cell office:value-type="float" office:value="236.4">
            <text:p>236.4</text:p>
          </table:table-cell>
          <table:table-cell office:value-type="float" office:value="1351">
            <text:p>1351</text:p>
          </table:table-cell>
          <table:table-cell office:value-type="float" office:value="1249">
            <text:p>1249</text:p>
          </table:table-cell>
          <table:table-cell office:value-type="float" office:value="1257">
            <text:p>1257</text:p>
          </table:table-cell>
          <table:table-cell office:value-type="float" office:value="1374">
            <text:p>1374</text:p>
          </table:table-cell>
          <table:table-cell office:value-type="float" office:value="1316">
            <text:p>1316</text:p>
          </table:table-cell>
          <table:table-cell office:value-type="float" office:value="1272">
            <text:p>1272</text:p>
          </table:table-cell>
          <table:table-cell office:value-type="float" office:value="1386">
            <text:p>1386</text:p>
          </table:table-cell>
          <table:table-cell office:value-type="float" office:value="2282">
            <text:p>2282</text:p>
          </table:table-cell>
          <table:table-cell office:value-type="float" office:value="1610">
            <text:p>1610</text:p>
          </table:table-cell>
          <table:table-cell office:value-type="float" office:value="1318">
            <text:p>1318</text:p>
          </table:table-cell>
          <table:table-cell office:value-type="float" office:value="1441.5">
            <text:p>1441.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10">
            <text:p>310</text:p>
          </table:table-cell>
          <table:table-cell office:value-type="float" office:value="293">
            <text:p>293</text:p>
          </table:table-cell>
          <table:table-cell office:value-type="float" office:value="286">
            <text:p>286</text:p>
          </table:table-cell>
          <table:table-cell office:value-type="float" office:value="268">
            <text:p>268</text:p>
          </table:table-cell>
          <table:table-cell office:value-type="float" office:value="269">
            <text:p>269</text:p>
          </table:table-cell>
          <table:table-cell office:value-type="float" office:value="271">
            <text:p>271</text:p>
          </table:table-cell>
          <table:table-cell office:value-type="float" office:value="268">
            <text:p>268</text:p>
          </table:table-cell>
          <table:table-cell office:value-type="float" office:value="261">
            <text:p>261</text:p>
          </table:table-cell>
          <table:table-cell office:value-type="float" office:value="426">
            <text:p>426</text:p>
          </table:table-cell>
          <table:table-cell office:value-type="float" office:value="341">
            <text:p>341</text:p>
          </table:table-cell>
          <table:table-cell office:value-type="float" office:value="299.3">
            <text:p>299.3</text:p>
          </table:table-cell>
          <table:table-cell office:value-type="float" office:value="2047">
            <text:p>2047</text:p>
          </table:table-cell>
          <table:table-cell office:value-type="float" office:value="2210">
            <text:p>2210</text:p>
          </table:table-cell>
          <table:table-cell office:value-type="float" office:value="1827">
            <text:p>1827</text:p>
          </table:table-cell>
          <table:table-cell office:value-type="float" office:value="1808">
            <text:p>1808</text:p>
          </table:table-cell>
          <table:table-cell office:value-type="float" office:value="1836">
            <text:p>1836</text:p>
          </table:table-cell>
          <table:table-cell office:value-type="float" office:value="1877">
            <text:p>1877</text:p>
          </table:table-cell>
          <table:table-cell office:value-type="float" office:value="1815">
            <text:p>1815</text:p>
          </table:table-cell>
          <table:table-cell office:value-type="float" office:value="2189">
            <text:p>2189</text:p>
          </table:table-cell>
          <table:table-cell office:value-type="float" office:value="3070">
            <text:p>3070</text:p>
          </table:table-cell>
          <table:table-cell office:value-type="float" office:value="2245">
            <text:p>2245</text:p>
          </table:table-cell>
          <table:table-cell office:value-type="float" office:value="2092.4">
            <text:p>2092.4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69">
            <text:p>569</text:p>
          </table:table-cell>
          <table:table-cell office:value-type="float" office:value="446">
            <text:p>446</text:p>
          </table:table-cell>
          <table:table-cell office:value-type="float" office:value="399">
            <text:p>399</text:p>
          </table:table-cell>
          <table:table-cell office:value-type="float" office:value="398">
            <text:p>398</text:p>
          </table:table-cell>
          <table:table-cell office:value-type="float" office:value="361">
            <text:p>361</text:p>
          </table:table-cell>
          <table:table-cell office:value-type="float" office:value="331">
            <text:p>331</text:p>
          </table:table-cell>
          <table:table-cell office:value-type="float" office:value="327">
            <text:p>327</text:p>
          </table:table-cell>
          <table:table-cell office:value-type="float" office:value="345">
            <text:p>345</text:p>
          </table:table-cell>
          <table:table-cell office:value-type="float" office:value="363">
            <text:p>363</text:p>
          </table:table-cell>
          <table:table-cell office:value-type="float" office:value="324">
            <text:p>324</text:p>
          </table:table-cell>
          <table:table-cell office:value-type="float" office:value="386.3">
            <text:p>386.3</text:p>
          </table:table-cell>
          <table:table-cell office:value-type="float" office:value="3914">
            <text:p>3914</text:p>
          </table:table-cell>
          <table:table-cell office:value-type="float" office:value="3010">
            <text:p>3010</text:p>
          </table:table-cell>
          <table:table-cell office:value-type="float" office:value="3160">
            <text:p>3160</text:p>
          </table:table-cell>
          <table:table-cell office:value-type="float" office:value="2825">
            <text:p>2825</text:p>
          </table:table-cell>
          <table:table-cell office:value-type="float" office:value="2531">
            <text:p>2531</text:p>
          </table:table-cell>
          <table:table-cell office:value-type="float" office:value="2454">
            <text:p>2454</text:p>
          </table:table-cell>
          <table:table-cell office:value-type="float" office:value="2549">
            <text:p>2549</text:p>
          </table:table-cell>
          <table:table-cell office:value-type="float" office:value="2479">
            <text:p>2479</text:p>
          </table:table-cell>
          <table:table-cell office:value-type="float" office:value="2990">
            <text:p>2990</text:p>
          </table:table-cell>
          <table:table-cell office:value-type="float" office:value="2483">
            <text:p>2483</text:p>
          </table:table-cell>
          <table:table-cell office:value-type="float" office:value="2839.5">
            <text:p>2839.5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471">
            <text:p>471</text:p>
          </table:table-cell>
          <table:table-cell office:value-type="float" office:value="415">
            <text:p>415</text:p>
          </table:table-cell>
          <table:table-cell office:value-type="float" office:value="509">
            <text:p>509</text:p>
          </table:table-cell>
          <table:table-cell office:value-type="float" office:value="456">
            <text:p>456</text:p>
          </table:table-cell>
          <table:table-cell office:value-type="float" office:value="415">
            <text:p>415</text:p>
          </table:table-cell>
          <table:table-cell office:value-type="float" office:value="400">
            <text:p>400</text:p>
          </table:table-cell>
          <table:table-cell office:value-type="float" office:value="394">
            <text:p>394</text:p>
          </table:table-cell>
          <table:table-cell office:value-type="float" office:value="411">
            <text:p>411</text:p>
          </table:table-cell>
          <table:table-cell office:value-type="float" office:value="460">
            <text:p>460</text:p>
          </table:table-cell>
          <table:table-cell office:value-type="float" office:value="456">
            <text:p>456</text:p>
          </table:table-cell>
          <table:table-cell office:value-type="float" office:value="438.7">
            <text:p>438.7</text:p>
          </table:table-cell>
          <table:table-cell office:value-type="float" office:value="3733">
            <text:p>3733</text:p>
          </table:table-cell>
          <table:table-cell office:value-type="float" office:value="3803">
            <text:p>3803</text:p>
          </table:table-cell>
          <table:table-cell office:value-type="float" office:value="3444">
            <text:p>3444</text:p>
          </table:table-cell>
          <table:table-cell office:value-type="float" office:value="3775">
            <text:p>3775</text:p>
          </table:table-cell>
          <table:table-cell office:value-type="float" office:value="3224">
            <text:p>3224</text:p>
          </table:table-cell>
          <table:table-cell office:value-type="float" office:value="3217">
            <text:p>3217</text:p>
          </table:table-cell>
          <table:table-cell office:value-type="float" office:value="3198">
            <text:p>3198</text:p>
          </table:table-cell>
          <table:table-cell office:value-type="float" office:value="3620">
            <text:p>3620</text:p>
          </table:table-cell>
          <table:table-cell office:value-type="float" office:value="4161">
            <text:p>4161</text:p>
          </table:table-cell>
          <table:table-cell office:value-type="float" office:value="3278">
            <text:p>3278</text:p>
          </table:table-cell>
          <table:table-cell office:value-type="float" office:value="3545.3">
            <text:p>3545.3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523">
            <text:p>523</text:p>
          </table:table-cell>
          <table:table-cell office:value-type="float" office:value="576">
            <text:p>576</text:p>
          </table:table-cell>
          <table:table-cell office:value-type="float" office:value="471">
            <text:p>471</text:p>
          </table:table-cell>
          <table:table-cell office:value-type="float" office:value="465">
            <text:p>465</text:p>
          </table:table-cell>
          <table:table-cell office:value-type="float" office:value="459">
            <text:p>459</text:p>
          </table:table-cell>
          <table:table-cell office:value-type="float" office:value="465">
            <text:p>465</text:p>
          </table:table-cell>
          <table:table-cell office:value-type="float" office:value="472">
            <text:p>472</text:p>
          </table:table-cell>
          <table:table-cell office:value-type="float" office:value="748">
            <text:p>748</text:p>
          </table:table-cell>
          <table:table-cell office:value-type="float" office:value="573">
            <text:p>573</text:p>
          </table:table-cell>
          <table:table-cell office:value-type="float" office:value="485">
            <text:p>485</text:p>
          </table:table-cell>
          <table:table-cell office:value-type="float" office:value="523.7">
            <text:p>523.7</text:p>
          </table:table-cell>
          <table:table-cell office:value-type="float" office:value="4095">
            <text:p>4095</text:p>
          </table:table-cell>
          <table:table-cell office:value-type="float" office:value="4590">
            <text:p>4590</text:p>
          </table:table-cell>
          <table:table-cell office:value-type="float" office:value="4004">
            <text:p>4004</text:p>
          </table:table-cell>
          <table:table-cell office:value-type="float" office:value="3989">
            <text:p>3989</text:p>
          </table:table-cell>
          <table:table-cell office:value-type="float" office:value="4124">
            <text:p>4124</text:p>
          </table:table-cell>
          <table:table-cell office:value-type="float" office:value="4064">
            <text:p>4064</text:p>
          </table:table-cell>
          <table:table-cell office:value-type="float" office:value="5489">
            <text:p>5489</text:p>
          </table:table-cell>
          <table:table-cell office:value-type="float" office:value="5409">
            <text:p>5409</text:p>
          </table:table-cell>
          <table:table-cell office:value-type="float" office:value="4353">
            <text:p>4353</text:p>
          </table:table-cell>
          <table:table-cell office:value-type="float" office:value="3958">
            <text:p>3958</text:p>
          </table:table-cell>
          <table:table-cell office:value-type="float" office:value="4407.5">
            <text:p>4407.5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591">
            <text:p>591</text:p>
          </table:table-cell>
          <table:table-cell office:value-type="float" office:value="549">
            <text:p>549</text:p>
          </table:table-cell>
          <table:table-cell office:value-type="float" office:value="536">
            <text:p>536</text:p>
          </table:table-cell>
          <table:table-cell office:value-type="float" office:value="526">
            <text:p>526</text:p>
          </table:table-cell>
          <table:table-cell office:value-type="float" office:value="536">
            <text:p>536</text:p>
          </table:table-cell>
          <table:table-cell office:value-type="float" office:value="546">
            <text:p>546</text:p>
          </table:table-cell>
          <table:table-cell office:value-type="float" office:value="543">
            <text:p>543</text:p>
          </table:table-cell>
          <table:table-cell office:value-type="float" office:value="620">
            <text:p>620</text:p>
          </table:table-cell>
          <table:table-cell office:value-type="float" office:value="792">
            <text:p>792</text:p>
          </table:table-cell>
          <table:table-cell office:value-type="float" office:value="671">
            <text:p>671</text:p>
          </table:table-cell>
          <table:table-cell office:value-type="float" office:value="591">
            <text:p>591</text:p>
          </table:table-cell>
          <table:table-cell office:value-type="float" office:value="4954">
            <text:p>4954</text:p>
          </table:table-cell>
          <table:table-cell office:value-type="float" office:value="4856">
            <text:p>4856</text:p>
          </table:table-cell>
          <table:table-cell office:value-type="float" office:value="4918">
            <text:p>4918</text:p>
          </table:table-cell>
          <table:table-cell office:value-type="float" office:value="4960">
            <text:p>4960</text:p>
          </table:table-cell>
          <table:table-cell office:value-type="float" office:value="4901">
            <text:p>4901</text:p>
          </table:table-cell>
          <table:table-cell office:value-type="float" office:value="4829">
            <text:p>4829</text:p>
          </table:table-cell>
          <table:table-cell office:value-type="float" office:value="6064">
            <text:p>6064</text:p>
          </table:table-cell>
          <table:table-cell office:value-type="float" office:value="5034">
            <text:p>5034</text:p>
          </table:table-cell>
          <table:table-cell office:value-type="float" office:value="6988">
            <text:p>6988</text:p>
          </table:table-cell>
          <table:table-cell office:value-type="float" office:value="6065">
            <text:p>6065</text:p>
          </table:table-cell>
          <table:table-cell office:value-type="float" office:value="5356.9">
            <text:p>5356.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40">
            <text:p>740</text:p>
          </table:table-cell>
          <table:table-cell office:value-type="float" office:value="623">
            <text:p>623</text:p>
          </table:table-cell>
          <table:table-cell office:value-type="float" office:value="607">
            <text:p>607</text:p>
          </table:table-cell>
          <table:table-cell office:value-type="float" office:value="599">
            <text:p>599</text:p>
          </table:table-cell>
          <table:table-cell office:value-type="float" office:value="597">
            <text:p>597</text:p>
          </table:table-cell>
          <table:table-cell office:value-type="float" office:value="610">
            <text:p>610</text:p>
          </table:table-cell>
          <table:table-cell office:value-type="float" office:value="595">
            <text:p>595</text:p>
          </table:table-cell>
          <table:table-cell office:value-type="float" office:value="851">
            <text:p>851</text:p>
          </table:table-cell>
          <table:table-cell office:value-type="float" office:value="733">
            <text:p>733</text:p>
          </table:table-cell>
          <table:table-cell office:value-type="float" office:value="651">
            <text:p>651</text:p>
          </table:table-cell>
          <table:table-cell office:value-type="float" office:value="660.6">
            <text:p>660.6</text:p>
          </table:table-cell>
          <table:table-cell office:value-type="float" office:value="6245">
            <text:p>6245</text:p>
          </table:table-cell>
          <table:table-cell office:value-type="float" office:value="5927">
            <text:p>5927</text:p>
          </table:table-cell>
          <table:table-cell office:value-type="float" office:value="5969">
            <text:p>5969</text:p>
          </table:table-cell>
          <table:table-cell office:value-type="float" office:value="5692">
            <text:p>5692</text:p>
          </table:table-cell>
          <table:table-cell office:value-type="float" office:value="5737">
            <text:p>5737</text:p>
          </table:table-cell>
          <table:table-cell office:value-type="float" office:value="6427">
            <text:p>6427</text:p>
          </table:table-cell>
          <table:table-cell office:value-type="float" office:value="6070">
            <text:p>6070</text:p>
          </table:table-cell>
          <table:table-cell office:value-type="float" office:value="7863">
            <text:p>7863</text:p>
          </table:table-cell>
          <table:table-cell office:value-type="float" office:value="6604">
            <text:p>6604</text:p>
          </table:table-cell>
          <table:table-cell office:value-type="float" office:value="6037">
            <text:p>6037</text:p>
          </table:table-cell>
          <table:table-cell office:value-type="float" office:value="6257.1">
            <text:p>6257.1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716">
            <text:p>716</text:p>
          </table:table-cell>
          <table:table-cell office:value-type="float" office:value="653">
            <text:p>653</text:p>
          </table:table-cell>
          <table:table-cell office:value-type="float" office:value="654">
            <text:p>654</text:p>
          </table:table-cell>
          <table:table-cell office:value-type="float" office:value="681">
            <text:p>681</text:p>
          </table:table-cell>
          <table:table-cell office:value-type="float" office:value="672">
            <text:p>672</text:p>
          </table:table-cell>
          <table:table-cell office:value-type="float" office:value="683">
            <text:p>683</text:p>
          </table:table-cell>
          <table:table-cell office:value-type="float" office:value="662">
            <text:p>662</text:p>
          </table:table-cell>
          <table:table-cell office:value-type="float" office:value="663">
            <text:p>663</text:p>
          </table:table-cell>
          <table:table-cell office:value-type="float" office:value="684">
            <text:p>684</text:p>
          </table:table-cell>
          <table:table-cell office:value-type="float" office:value="672">
            <text:p>672</text:p>
          </table:table-cell>
          <table:table-cell office:value-type="float" office:value="674">
            <text:p>674</text:p>
          </table:table-cell>
          <table:table-cell office:value-type="float" office:value="7005">
            <text:p>7005</text:p>
          </table:table-cell>
          <table:table-cell office:value-type="float" office:value="6849">
            <text:p>6849</text:p>
          </table:table-cell>
          <table:table-cell office:value-type="float" office:value="6883">
            <text:p>6883</text:p>
          </table:table-cell>
          <table:table-cell office:value-type="float" office:value="7730">
            <text:p>7730</text:p>
          </table:table-cell>
          <table:table-cell office:value-type="float" office:value="7223">
            <text:p>7223</text:p>
          </table:table-cell>
          <table:table-cell office:value-type="float" office:value="7897">
            <text:p>7897</text:p>
          </table:table-cell>
          <table:table-cell office:value-type="float" office:value="6928">
            <text:p>6928</text:p>
          </table:table-cell>
          <table:table-cell office:value-type="float" office:value="6990">
            <text:p>6990</text:p>
          </table:table-cell>
          <table:table-cell office:value-type="float" office:value="6826">
            <text:p>6826</text:p>
          </table:table-cell>
          <table:table-cell office:value-type="float" office:value="6914">
            <text:p>6914</text:p>
          </table:table-cell>
          <table:table-cell office:value-type="float" office:value="7124.5">
            <text:p>7124.5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166">
            <text:p>1166</text:p>
          </table:table-cell>
          <table:table-cell office:value-type="float" office:value="1210">
            <text:p>1210</text:p>
          </table:table-cell>
          <table:table-cell office:value-type="float" office:value="848">
            <text:p>848</text:p>
          </table:table-cell>
          <table:table-cell office:value-type="float" office:value="743">
            <text:p>743</text:p>
          </table:table-cell>
          <table:table-cell office:value-type="float" office:value="738">
            <text:p>738</text:p>
          </table:table-cell>
          <table:table-cell office:value-type="float" office:value="934">
            <text:p>934</text:p>
          </table:table-cell>
          <table:table-cell office:value-type="float" office:value="734">
            <text:p>734</text:p>
          </table:table-cell>
          <table:table-cell office:value-type="float" office:value="1204">
            <text:p>1204</text:p>
          </table:table-cell>
          <table:table-cell office:value-type="float" office:value="808">
            <text:p>808</text:p>
          </table:table-cell>
          <table:table-cell office:value-type="float" office:value="732">
            <text:p>732</text:p>
          </table:table-cell>
          <table:table-cell office:value-type="float" office:value="911.7">
            <text:p>911.7</text:p>
          </table:table-cell>
          <table:table-cell office:value-type="float" office:value="11378">
            <text:p>11378</text:p>
          </table:table-cell>
          <table:table-cell office:value-type="float" office:value="9800">
            <text:p>9800</text:p>
          </table:table-cell>
          <table:table-cell office:value-type="float" office:value="7954">
            <text:p>7954</text:p>
          </table:table-cell>
          <table:table-cell office:value-type="float" office:value="8500">
            <text:p>8500</text:p>
          </table:table-cell>
          <table:table-cell office:value-type="float" office:value="11419">
            <text:p>11419</text:p>
          </table:table-cell>
          <table:table-cell office:value-type="float" office:value="9013">
            <text:p>9013</text:p>
          </table:table-cell>
          <table:table-cell office:value-type="float" office:value="8402">
            <text:p>8402</text:p>
          </table:table-cell>
          <table:table-cell office:value-type="float" office:value="10157">
            <text:p>10157</text:p>
          </table:table-cell>
          <table:table-cell office:value-type="float" office:value="8006">
            <text:p>8006</text:p>
          </table:table-cell>
          <table:table-cell office:value-type="float" office:value="8043">
            <text:p>8043</text:p>
          </table:table-cell>
          <table:table-cell office:value-type="float" office:value="9267.2">
            <text:p>9267.2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863">
            <text:p>863</text:p>
          </table:table-cell>
          <table:table-cell office:value-type="float" office:value="1167">
            <text:p>1167</text:p>
          </table:table-cell>
          <table:table-cell office:value-type="float" office:value="821">
            <text:p>821</text:p>
          </table:table-cell>
          <table:table-cell office:value-type="float" office:value="847">
            <text:p>847</text:p>
          </table:table-cell>
          <table:table-cell office:value-type="float" office:value="984">
            <text:p>984</text:p>
          </table:table-cell>
          <table:table-cell office:value-type="float" office:value="810">
            <text:p>810</text:p>
          </table:table-cell>
          <table:table-cell office:value-type="float" office:value="1044">
            <text:p>1044</text:p>
          </table:table-cell>
          <table:table-cell office:value-type="float" office:value="899">
            <text:p>899</text:p>
          </table:table-cell>
          <table:table-cell office:value-type="float" office:value="827">
            <text:p>827</text:p>
          </table:table-cell>
          <table:table-cell office:value-type="float" office:value="818">
            <text:p>818</text:p>
          </table:table-cell>
          <table:table-cell office:value-type="float" office:value="908">
            <text:p>908</text:p>
          </table:table-cell>
          <table:table-cell office:value-type="float" office:value="10675">
            <text:p>10675</text:p>
          </table:table-cell>
          <table:table-cell office:value-type="float" office:value="10821">
            <text:p>10821</text:p>
          </table:table-cell>
          <table:table-cell office:value-type="float" office:value="9164">
            <text:p>9164</text:p>
          </table:table-cell>
          <table:table-cell office:value-type="float" office:value="9919">
            <text:p>9919</text:p>
          </table:table-cell>
          <table:table-cell office:value-type="float" office:value="9656">
            <text:p>9656</text:p>
          </table:table-cell>
          <table:table-cell office:value-type="float" office:value="11367">
            <text:p>11367</text:p>
          </table:table-cell>
          <table:table-cell office:value-type="float" office:value="11130">
            <text:p>11130</text:p>
          </table:table-cell>
          <table:table-cell office:value-type="float" office:value="9109">
            <text:p>9109</text:p>
          </table:table-cell>
          <table:table-cell office:value-type="float" office:value="9369">
            <text:p>9369</text:p>
          </table:table-cell>
          <table:table-cell office:value-type="float" office:value="9173">
            <text:p>9173</text:p>
          </table:table-cell>
          <table:table-cell office:value-type="float" office:value="10038.3">
            <text:p>10038.3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958">
            <text:p>958</text:p>
          </table:table-cell>
          <table:table-cell office:value-type="float" office:value="1463">
            <text:p>1463</text:p>
          </table:table-cell>
          <table:table-cell office:value-type="float" office:value="925">
            <text:p>925</text:p>
          </table:table-cell>
          <table:table-cell office:value-type="float" office:value="1236">
            <text:p>1236</text:p>
          </table:table-cell>
          <table:table-cell office:value-type="float" office:value="1213">
            <text:p>1213</text:p>
          </table:table-cell>
          <table:table-cell office:value-type="float" office:value="903">
            <text:p>903</text:p>
          </table:table-cell>
          <table:table-cell office:value-type="float" office:value="1457">
            <text:p>1457</text:p>
          </table:table-cell>
          <table:table-cell office:value-type="float" office:value="899">
            <text:p>899</text:p>
          </table:table-cell>
          <table:table-cell office:value-type="float" office:value="889">
            <text:p>889</text:p>
          </table:table-cell>
          <table:table-cell office:value-type="float" office:value="914">
            <text:p>914</text:p>
          </table:table-cell>
          <table:table-cell office:value-type="float" office:value="1085.7">
            <text:p>1085.7</text:p>
          </table:table-cell>
          <table:table-cell office:value-type="float" office:value="11246">
            <text:p>11246</text:p>
          </table:table-cell>
          <table:table-cell office:value-type="float" office:value="12296">
            <text:p>12296</text:p>
          </table:table-cell>
          <table:table-cell office:value-type="float" office:value="11327">
            <text:p>11327</text:p>
          </table:table-cell>
          <table:table-cell office:value-type="float" office:value="12026">
            <text:p>12026</text:p>
          </table:table-cell>
          <table:table-cell office:value-type="float" office:value="10261">
            <text:p>10261</text:p>
          </table:table-cell>
          <table:table-cell office:value-type="float" office:value="13948">
            <text:p>13948</text:p>
          </table:table-cell>
          <table:table-cell office:value-type="float" office:value="12475">
            <text:p>12475</text:p>
          </table:table-cell>
          <table:table-cell office:value-type="float" office:value="10509">
            <text:p>10509</text:p>
          </table:table-cell>
          <table:table-cell office:value-type="float" office:value="10473">
            <text:p>10473</text:p>
          </table:table-cell>
          <table:table-cell office:value-type="float" office:value="10548">
            <text:p>10548</text:p>
          </table:table-cell>
          <table:table-cell office:value-type="float" office:value="11510.9">
            <text:p>11510.9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464">
            <text:p>1464</text:p>
          </table:table-cell>
          <table:table-cell office:value-type="float" office:value="1233">
            <text:p>1233</text:p>
          </table:table-cell>
          <table:table-cell office:value-type="float" office:value="1238">
            <text:p>1238</text:p>
          </table:table-cell>
          <table:table-cell office:value-type="float" office:value="980">
            <text:p>980</text:p>
          </table:table-cell>
          <table:table-cell office:value-type="float" office:value="1001">
            <text:p>1001</text:p>
          </table:table-cell>
          <table:table-cell office:value-type="float" office:value="1000">
            <text:p>1000</text:p>
          </table:table-cell>
          <table:table-cell office:value-type="float" office:value="972">
            <text:p>972</text:p>
          </table:table-cell>
          <table:table-cell office:value-type="float" office:value="981">
            <text:p>981</text:p>
          </table:table-cell>
          <table:table-cell office:value-type="float" office:value="998">
            <text:p>998</text:p>
          </table:table-cell>
          <table:table-cell office:value-type="float" office:value="1170">
            <text:p>1170</text:p>
          </table:table-cell>
          <table:table-cell office:value-type="float" office:value="1103.7">
            <text:p>1103.7</text:p>
          </table:table-cell>
          <table:table-cell office:value-type="float" office:value="16186">
            <text:p>16186</text:p>
          </table:table-cell>
          <table:table-cell office:value-type="float" office:value="16587">
            <text:p>16587</text:p>
          </table:table-cell>
          <table:table-cell office:value-type="float" office:value="12269">
            <text:p>12269</text:p>
          </table:table-cell>
          <table:table-cell office:value-type="float" office:value="11787">
            <text:p>11787</text:p>
          </table:table-cell>
          <table:table-cell office:value-type="float" office:value="11618">
            <text:p>11618</text:p>
          </table:table-cell>
          <table:table-cell office:value-type="float" office:value="11740">
            <text:p>11740</text:p>
          </table:table-cell>
          <table:table-cell office:value-type="float" office:value="11730">
            <text:p>11730</text:p>
          </table:table-cell>
          <table:table-cell office:value-type="float" office:value="11932">
            <text:p>11932</text:p>
          </table:table-cell>
          <table:table-cell office:value-type="float" office:value="11741">
            <text:p>11741</text:p>
          </table:table-cell>
          <table:table-cell office:value-type="float" office:value="15004">
            <text:p>15004</text:p>
          </table:table-cell>
          <table:table-cell office:value-type="float" office:value="13059.4">
            <text:p>13059.4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110">
            <text:p>1110</text:p>
          </table:table-cell>
          <table:table-cell office:value-type="float" office:value="1286">
            <text:p>1286</text:p>
          </table:table-cell>
          <table:table-cell office:value-type="float" office:value="1065">
            <text:p>1065</text:p>
          </table:table-cell>
          <table:table-cell office:value-type="float" office:value="1509">
            <text:p>1509</text:p>
          </table:table-cell>
          <table:table-cell office:value-type="float" office:value="1041">
            <text:p>1041</text:p>
          </table:table-cell>
          <table:table-cell office:value-type="float" office:value="1160">
            <text:p>1160</text:p>
          </table:table-cell>
          <table:table-cell office:value-type="float" office:value="1066">
            <text:p>1066</text:p>
          </table:table-cell>
          <table:table-cell office:value-type="float" office:value="1040">
            <text:p>1040</text:p>
          </table:table-cell>
          <table:table-cell office:value-type="float" office:value="1314">
            <text:p>1314</text:p>
          </table:table-cell>
          <table:table-cell office:value-type="float" office:value="1072">
            <text:p>1072</text:p>
          </table:table-cell>
          <table:table-cell office:value-type="float" office:value="1166.3">
            <text:p>1166.3</text:p>
          </table:table-cell>
          <table:table-cell office:value-type="float" office:value="15433">
            <text:p>15433</text:p>
          </table:table-cell>
          <table:table-cell office:value-type="float" office:value="14416">
            <text:p>14416</text:p>
          </table:table-cell>
          <table:table-cell office:value-type="float" office:value="14548">
            <text:p>14548</text:p>
          </table:table-cell>
          <table:table-cell office:value-type="float" office:value="15400">
            <text:p>15400</text:p>
          </table:table-cell>
          <table:table-cell office:value-type="float" office:value="16144">
            <text:p>16144</text:p>
          </table:table-cell>
          <table:table-cell office:value-type="float" office:value="13330">
            <text:p>13330</text:p>
          </table:table-cell>
          <table:table-cell office:value-type="float" office:value="13473">
            <text:p>13473</text:p>
          </table:table-cell>
          <table:table-cell office:value-type="float" office:value="16396">
            <text:p>16396</text:p>
          </table:table-cell>
          <table:table-cell office:value-type="float" office:value="14320">
            <text:p>14320</text:p>
          </table:table-cell>
          <table:table-cell office:value-type="float" office:value="16463">
            <text:p>16463</text:p>
          </table:table-cell>
          <table:table-cell office:value-type="float" office:value="14992.3">
            <text:p>14992.3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247">
            <text:p>1247</text:p>
          </table:table-cell>
          <table:table-cell office:value-type="float" office:value="1118">
            <text:p>1118</text:p>
          </table:table-cell>
          <table:table-cell office:value-type="float" office:value="1135">
            <text:p>1135</text:p>
          </table:table-cell>
          <table:table-cell office:value-type="float" office:value="1150">
            <text:p>1150</text:p>
          </table:table-cell>
          <table:table-cell office:value-type="float" office:value="1148">
            <text:p>1148</text:p>
          </table:table-cell>
          <table:table-cell office:value-type="float" office:value="1328">
            <text:p>1328</text:p>
          </table:table-cell>
          <table:table-cell office:value-type="float" office:value="1150">
            <text:p>1150</text:p>
          </table:table-cell>
          <table:table-cell office:value-type="float" office:value="1106">
            <text:p>1106</text:p>
          </table:table-cell>
          <table:table-cell office:value-type="float" office:value="1115">
            <text:p>1115</text:p>
          </table:table-cell>
          <table:table-cell office:value-type="float" office:value="1134">
            <text:p>1134</text:p>
          </table:table-cell>
          <table:table-cell office:value-type="float" office:value="1163.1">
            <text:p>1163.1</text:p>
          </table:table-cell>
          <table:table-cell office:value-type="float" office:value="15175">
            <text:p>15175</text:p>
          </table:table-cell>
          <table:table-cell office:value-type="float" office:value="14509">
            <text:p>14509</text:p>
          </table:table-cell>
          <table:table-cell office:value-type="float" office:value="16639">
            <text:p>16639</text:p>
          </table:table-cell>
          <table:table-cell office:value-type="float" office:value="15556">
            <text:p>15556</text:p>
          </table:table-cell>
          <table:table-cell office:value-type="float" office:value="20225">
            <text:p>20225</text:p>
          </table:table-cell>
          <table:table-cell office:value-type="float" office:value="15149">
            <text:p>15149</text:p>
          </table:table-cell>
          <table:table-cell office:value-type="float" office:value="14924">
            <text:p>14924</text:p>
          </table:table-cell>
          <table:table-cell office:value-type="float" office:value="14439">
            <text:p>14439</text:p>
          </table:table-cell>
          <table:table-cell office:value-type="float" office:value="14961">
            <text:p>14961</text:p>
          </table:table-cell>
          <table:table-cell office:value-type="float" office:value="14584">
            <text:p>14584</text:p>
          </table:table-cell>
          <table:table-cell office:value-type="float" office:value="15616.1">
            <text:p>15616.1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869">
            <text:p>1869</text:p>
          </table:table-cell>
          <table:table-cell office:value-type="float" office:value="1307">
            <text:p>1307</text:p>
          </table:table-cell>
          <table:table-cell office:value-type="float" office:value="1214">
            <text:p>1214</text:p>
          </table:table-cell>
          <table:table-cell office:value-type="float" office:value="1271">
            <text:p>1271</text:p>
          </table:table-cell>
          <table:table-cell office:value-type="float" office:value="1482">
            <text:p>1482</text:p>
          </table:table-cell>
          <table:table-cell office:value-type="float" office:value="1197">
            <text:p>1197</text:p>
          </table:table-cell>
          <table:table-cell office:value-type="float" office:value="1211">
            <text:p>1211</text:p>
          </table:table-cell>
          <table:table-cell office:value-type="float" office:value="1647">
            <text:p>1647</text:p>
          </table:table-cell>
          <table:table-cell office:value-type="float" office:value="1313">
            <text:p>1313</text:p>
          </table:table-cell>
          <table:table-cell office:value-type="float" office:value="1227">
            <text:p>1227</text:p>
          </table:table-cell>
          <table:table-cell office:value-type="float" office:value="1373.8">
            <text:p>1373.8</text:p>
          </table:table-cell>
          <table:table-cell office:value-type="float" office:value="21331">
            <text:p>21331</text:p>
          </table:table-cell>
          <table:table-cell office:value-type="float" office:value="16707">
            <text:p>16707</text:p>
          </table:table-cell>
          <table:table-cell office:value-type="float" office:value="16996">
            <text:p>16996</text:p>
          </table:table-cell>
          <table:table-cell office:value-type="float" office:value="21184">
            <text:p>21184</text:p>
          </table:table-cell>
          <table:table-cell office:value-type="float" office:value="17024">
            <text:p>17024</text:p>
          </table:table-cell>
          <table:table-cell office:value-type="float" office:value="16302">
            <text:p>16302</text:p>
          </table:table-cell>
          <table:table-cell office:value-type="float" office:value="16248">
            <text:p>16248</text:p>
          </table:table-cell>
          <table:table-cell office:value-type="float" office:value="20479">
            <text:p>20479</text:p>
          </table:table-cell>
          <table:table-cell office:value-type="float" office:value="16487">
            <text:p>16487</text:p>
          </table:table-cell>
          <table:table-cell office:value-type="float" office:value="15962">
            <text:p>15962</text:p>
          </table:table-cell>
          <table:table-cell office:value-type="float" office:value="17872">
            <text:p>17872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2042">
            <text:p>2042</text:p>
          </table:table-cell>
          <table:table-cell office:value-type="float" office:value="1287">
            <text:p>1287</text:p>
          </table:table-cell>
          <table:table-cell office:value-type="float" office:value="1301">
            <text:p>1301</text:p>
          </table:table-cell>
          <table:table-cell office:value-type="float" office:value="1413">
            <text:p>1413</text:p>
          </table:table-cell>
          <table:table-cell office:value-type="float" office:value="1268">
            <text:p>1268</text:p>
          </table:table-cell>
          <table:table-cell office:value-type="float" office:value="1270">
            <text:p>1270</text:p>
          </table:table-cell>
          <table:table-cell office:value-type="float" office:value="1299">
            <text:p>1299</text:p>
          </table:table-cell>
          <table:table-cell office:value-type="float" office:value="1302">
            <text:p>1302</text:p>
          </table:table-cell>
          <table:table-cell office:value-type="float" office:value="1257">
            <text:p>1257</text:p>
          </table:table-cell>
          <table:table-cell office:value-type="float" office:value="1305">
            <text:p>1305</text:p>
          </table:table-cell>
          <table:table-cell office:value-type="float" office:value="1374.4">
            <text:p>1374.4</text:p>
          </table:table-cell>
          <table:table-cell office:value-type="float" office:value="23197">
            <text:p>23197</text:p>
          </table:table-cell>
          <table:table-cell office:value-type="float" office:value="19274">
            <text:p>19274</text:p>
          </table:table-cell>
          <table:table-cell office:value-type="float" office:value="21399">
            <text:p>21399</text:p>
          </table:table-cell>
          <table:table-cell office:value-type="float" office:value="21086">
            <text:p>21086</text:p>
          </table:table-cell>
          <table:table-cell office:value-type="float" office:value="17904">
            <text:p>17904</text:p>
          </table:table-cell>
          <table:table-cell office:value-type="float" office:value="18151">
            <text:p>18151</text:p>
          </table:table-cell>
          <table:table-cell office:value-type="float" office:value="17902">
            <text:p>17902</text:p>
          </table:table-cell>
          <table:table-cell office:value-type="float" office:value="17789">
            <text:p>17789</text:p>
          </table:table-cell>
          <table:table-cell office:value-type="float" office:value="17798">
            <text:p>17798</text:p>
          </table:table-cell>
          <table:table-cell office:value-type="float" office:value="18111">
            <text:p>18111</text:p>
          </table:table-cell>
          <table:table-cell office:value-type="float" office:value="19261.1">
            <text:p>19261.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124">
            <text:p>2124</text:p>
          </table:table-cell>
          <table:table-cell office:value-type="float" office:value="1354">
            <text:p>1354</text:p>
          </table:table-cell>
          <table:table-cell office:value-type="float" office:value="1376">
            <text:p>1376</text:p>
          </table:table-cell>
          <table:table-cell office:value-type="float" office:value="1683">
            <text:p>1683</text:p>
          </table:table-cell>
          <table:table-cell office:value-type="float" office:value="1333">
            <text:p>1333</text:p>
          </table:table-cell>
          <table:table-cell office:value-type="float" office:value="1396">
            <text:p>1396</text:p>
          </table:table-cell>
          <table:table-cell office:value-type="float" office:value="1345">
            <text:p>1345</text:p>
          </table:table-cell>
          <table:table-cell office:value-type="float" office:value="1404">
            <text:p>1404</text:p>
          </table:table-cell>
          <table:table-cell office:value-type="float" office:value="1360">
            <text:p>1360</text:p>
          </table:table-cell>
          <table:table-cell office:value-type="float" office:value="1337">
            <text:p>1337</text:p>
          </table:table-cell>
          <table:table-cell office:value-type="float" office:value="1471.2">
            <text:p>1471.2</text:p>
          </table:table-cell>
          <table:table-cell office:value-type="float" office:value="25024">
            <text:p>25024</text:p>
          </table:table-cell>
          <table:table-cell office:value-type="float" office:value="20166">
            <text:p>20166</text:p>
          </table:table-cell>
          <table:table-cell office:value-type="float" office:value="22451">
            <text:p>22451</text:p>
          </table:table-cell>
          <table:table-cell office:value-type="float" office:value="20299">
            <text:p>20299</text:p>
          </table:table-cell>
          <table:table-cell office:value-type="float" office:value="19705">
            <text:p>19705</text:p>
          </table:table-cell>
          <table:table-cell office:value-type="float" office:value="19664">
            <text:p>19664</text:p>
          </table:table-cell>
          <table:table-cell office:value-type="float" office:value="24096">
            <text:p>24096</text:p>
          </table:table-cell>
          <table:table-cell office:value-type="float" office:value="19797">
            <text:p>19797</text:p>
          </table:table-cell>
          <table:table-cell office:value-type="float" office:value="19647">
            <text:p>19647</text:p>
          </table:table-cell>
          <table:table-cell office:value-type="float" office:value="19679">
            <text:p>19679</text:p>
          </table:table-cell>
          <table:table-cell office:value-type="float" office:value="21052.8">
            <text:p>21052.8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2294">
            <text:p>2294</text:p>
          </table:table-cell>
          <table:table-cell office:value-type="float" office:value="1440">
            <text:p>1440</text:p>
          </table:table-cell>
          <table:table-cell office:value-type="float" office:value="1447">
            <text:p>1447</text:p>
          </table:table-cell>
          <table:table-cell office:value-type="float" office:value="1425">
            <text:p>1425</text:p>
          </table:table-cell>
          <table:table-cell table:number-columns-repeated="2" office:value-type="float" office:value="1436">
            <text:p>1436</text:p>
          </table:table-cell>
          <table:table-cell office:value-type="float" office:value="1705">
            <text:p>1705</text:p>
          </table:table-cell>
          <table:table-cell office:value-type="float" office:value="1632">
            <text:p>1632</text:p>
          </table:table-cell>
          <table:table-cell office:value-type="float" office:value="1406">
            <text:p>1406</text:p>
          </table:table-cell>
          <table:table-cell office:value-type="float" office:value="1442">
            <text:p>1442</text:p>
          </table:table-cell>
          <table:table-cell office:value-type="float" office:value="1566.3">
            <text:p>1566.3</text:p>
          </table:table-cell>
          <table:table-cell office:value-type="float" office:value="27387">
            <text:p>27387</text:p>
          </table:table-cell>
          <table:table-cell office:value-type="float" office:value="22679">
            <text:p>22679</text:p>
          </table:table-cell>
          <table:table-cell office:value-type="float" office:value="27347">
            <text:p>27347</text:p>
          </table:table-cell>
          <table:table-cell office:value-type="float" office:value="21860">
            <text:p>21860</text:p>
          </table:table-cell>
          <table:table-cell office:value-type="float" office:value="22209">
            <text:p>22209</text:p>
          </table:table-cell>
          <table:table-cell office:value-type="float" office:value="21671">
            <text:p>21671</text:p>
          </table:table-cell>
          <table:table-cell office:value-type="float" office:value="27517">
            <text:p>27517</text:p>
          </table:table-cell>
          <table:table-cell office:value-type="float" office:value="22620">
            <text:p>22620</text:p>
          </table:table-cell>
          <table:table-cell office:value-type="float" office:value="21999">
            <text:p>21999</text:p>
          </table:table-cell>
          <table:table-cell office:value-type="float" office:value="21196">
            <text:p>21196</text:p>
          </table:table-cell>
          <table:table-cell office:value-type="float" office:value="23648.5">
            <text:p>23648.5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1598">
            <text:p>1598</text:p>
          </table:table-cell>
          <table:table-cell office:value-type="float" office:value="1949">
            <text:p>1949</text:p>
          </table:table-cell>
          <table:table-cell office:value-type="float" office:value="2518">
            <text:p>2518</text:p>
          </table:table-cell>
          <table:table-cell office:value-type="float" office:value="1634">
            <text:p>1634</text:p>
          </table:table-cell>
          <table:table-cell office:value-type="float" office:value="1537">
            <text:p>1537</text:p>
          </table:table-cell>
          <table:table-cell office:value-type="float" office:value="1532">
            <text:p>1532</text:p>
          </table:table-cell>
          <table:table-cell office:value-type="float" office:value="1899">
            <text:p>1899</text:p>
          </table:table-cell>
          <table:table-cell office:value-type="float" office:value="1567">
            <text:p>1567</text:p>
          </table:table-cell>
          <table:table-cell office:value-type="float" office:value="1551">
            <text:p>1551</text:p>
          </table:table-cell>
          <table:table-cell office:value-type="float" office:value="1537">
            <text:p>1537</text:p>
          </table:table-cell>
          <table:table-cell office:value-type="float" office:value="1732.2">
            <text:p>1732.2</text:p>
          </table:table-cell>
          <table:table-cell office:value-type="float" office:value="25577">
            <text:p>25577</text:p>
          </table:table-cell>
          <table:table-cell office:value-type="float" office:value="25250">
            <text:p>25250</text:p>
          </table:table-cell>
          <table:table-cell office:value-type="float" office:value="30015">
            <text:p>30015</text:p>
          </table:table-cell>
          <table:table-cell office:value-type="float" office:value="26872">
            <text:p>26872</text:p>
          </table:table-cell>
          <table:table-cell office:value-type="float" office:value="23601">
            <text:p>23601</text:p>
          </table:table-cell>
          <table:table-cell office:value-type="float" office:value="23647">
            <text:p>23647</text:p>
          </table:table-cell>
          <table:table-cell office:value-type="float" office:value="26565">
            <text:p>26565</text:p>
          </table:table-cell>
          <table:table-cell office:value-type="float" office:value="26825">
            <text:p>26825</text:p>
          </table:table-cell>
          <table:table-cell office:value-type="float" office:value="23578">
            <text:p>23578</text:p>
          </table:table-cell>
          <table:table-cell office:value-type="float" office:value="23616">
            <text:p>23616</text:p>
          </table:table-cell>
          <table:table-cell office:value-type="float" office:value="25554.6">
            <text:p>25554.6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1823">
            <text:p>1823</text:p>
          </table:table-cell>
          <table:table-cell office:value-type="float" office:value="1669">
            <text:p>1669</text:p>
          </table:table-cell>
          <table:table-cell office:value-type="float" office:value="1589">
            <text:p>1589</text:p>
          </table:table-cell>
          <table:table-cell office:value-type="float" office:value="1620">
            <text:p>1620</text:p>
          </table:table-cell>
          <table:table-cell office:value-type="float" office:value="1616">
            <text:p>1616</text:p>
          </table:table-cell>
          <table:table-cell office:value-type="float" office:value="1589">
            <text:p>1589</text:p>
          </table:table-cell>
          <table:table-cell office:value-type="float" office:value="1610">
            <text:p>1610</text:p>
          </table:table-cell>
          <table:table-cell office:value-type="float" office:value="1603">
            <text:p>1603</text:p>
          </table:table-cell>
          <table:table-cell office:value-type="float" office:value="1615">
            <text:p>1615</text:p>
          </table:table-cell>
          <table:table-cell office:value-type="float" office:value="1578">
            <text:p>1578</text:p>
          </table:table-cell>
          <table:table-cell office:value-type="float" office:value="1631.2">
            <text:p>1631.2</text:p>
          </table:table-cell>
          <table:table-cell office:value-type="float" office:value="28000">
            <text:p>28000</text:p>
          </table:table-cell>
          <table:table-cell office:value-type="float" office:value="26820">
            <text:p>26820</text:p>
          </table:table-cell>
          <table:table-cell office:value-type="float" office:value="24931">
            <text:p>24931</text:p>
          </table:table-cell>
          <table:table-cell office:value-type="float" office:value="29460">
            <text:p>29460</text:p>
          </table:table-cell>
          <table:table-cell office:value-type="float" office:value="26326">
            <text:p>26326</text:p>
          </table:table-cell>
          <table:table-cell office:value-type="float" office:value="25217">
            <text:p>25217</text:p>
          </table:table-cell>
          <table:table-cell office:value-type="float" office:value="25142">
            <text:p>25142</text:p>
          </table:table-cell>
          <table:table-cell office:value-type="float" office:value="25555">
            <text:p>25555</text:p>
          </table:table-cell>
          <table:table-cell office:value-type="float" office:value="25319">
            <text:p>25319</text:p>
          </table:table-cell>
          <table:table-cell office:value-type="float" office:value="24716">
            <text:p>24716</text:p>
          </table:table-cell>
          <table:table-cell office:value-type="float" office:value="26148.6">
            <text:p>26148.6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2630">
            <text:p>2630</text:p>
          </table:table-cell>
          <table:table-cell office:value-type="float" office:value="2585">
            <text:p>2585</text:p>
          </table:table-cell>
          <table:table-cell office:value-type="float" office:value="2813">
            <text:p>2813</text:p>
          </table:table-cell>
          <table:table-cell office:value-type="float" office:value="1670">
            <text:p>1670</text:p>
          </table:table-cell>
          <table:table-cell office:value-type="float" office:value="1697">
            <text:p>1697</text:p>
          </table:table-cell>
          <table:table-cell office:value-type="float" office:value="1673">
            <text:p>1673</text:p>
          </table:table-cell>
          <table:table-cell office:value-type="float" office:value="1710">
            <text:p>1710</text:p>
          </table:table-cell>
          <table:table-cell office:value-type="float" office:value="1693">
            <text:p>1693</text:p>
          </table:table-cell>
          <table:table-cell office:value-type="float" office:value="1698">
            <text:p>1698</text:p>
          </table:table-cell>
          <table:table-cell office:value-type="float" office:value="1660">
            <text:p>1660</text:p>
          </table:table-cell>
          <table:table-cell office:value-type="float" office:value="1982.9">
            <text:p>1982.9</text:p>
          </table:table-cell>
          <table:table-cell office:value-type="float" office:value="33585">
            <text:p>33585</text:p>
          </table:table-cell>
          <table:table-cell office:value-type="float" office:value="32236">
            <text:p>32236</text:p>
          </table:table-cell>
          <table:table-cell office:value-type="float" office:value="28874">
            <text:p>28874</text:p>
          </table:table-cell>
          <table:table-cell office:value-type="float" office:value="27615">
            <text:p>27615</text:p>
          </table:table-cell>
          <table:table-cell office:value-type="float" office:value="27261">
            <text:p>27261</text:p>
          </table:table-cell>
          <table:table-cell office:value-type="float" office:value="27562">
            <text:p>27562</text:p>
          </table:table-cell>
          <table:table-cell office:value-type="float" office:value="27306">
            <text:p>27306</text:p>
          </table:table-cell>
          <table:table-cell office:value-type="float" office:value="28706">
            <text:p>28706</text:p>
          </table:table-cell>
          <table:table-cell office:value-type="float" office:value="27218">
            <text:p>27218</text:p>
          </table:table-cell>
          <table:table-cell office:value-type="float" office:value="29695">
            <text:p>29695</text:p>
          </table:table-cell>
          <table:table-cell office:value-type="float" office:value="29005.8">
            <text:p>29005.8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238">
            <text:p>2238</text:p>
          </table:table-cell>
          <table:table-cell office:value-type="float" office:value="2055">
            <text:p>2055</text:p>
          </table:table-cell>
          <table:table-cell office:value-type="float" office:value="1765">
            <text:p>1765</text:p>
          </table:table-cell>
          <table:table-cell office:value-type="float" office:value="1784">
            <text:p>1784</text:p>
          </table:table-cell>
          <table:table-cell office:value-type="float" office:value="1756">
            <text:p>1756</text:p>
          </table:table-cell>
          <table:table-cell office:value-type="float" office:value="1760">
            <text:p>1760</text:p>
          </table:table-cell>
          <table:table-cell office:value-type="float" office:value="1759">
            <text:p>1759</text:p>
          </table:table-cell>
          <table:table-cell office:value-type="float" office:value="1768">
            <text:p>1768</text:p>
          </table:table-cell>
          <table:table-cell office:value-type="float" office:value="1750">
            <text:p>1750</text:p>
          </table:table-cell>
          <table:table-cell office:value-type="float" office:value="1759">
            <text:p>1759</text:p>
          </table:table-cell>
          <table:table-cell office:value-type="float" office:value="1839.4">
            <text:p>1839.4</text:p>
          </table:table-cell>
          <table:table-cell office:value-type="float" office:value="34077">
            <text:p>34077</text:p>
          </table:table-cell>
          <table:table-cell office:value-type="float" office:value="34614">
            <text:p>34614</text:p>
          </table:table-cell>
          <table:table-cell office:value-type="float" office:value="29632">
            <text:p>29632</text:p>
          </table:table-cell>
          <table:table-cell office:value-type="float" office:value="33683">
            <text:p>33683</text:p>
          </table:table-cell>
          <table:table-cell office:value-type="float" office:value="29654">
            <text:p>29654</text:p>
          </table:table-cell>
          <table:table-cell office:value-type="float" office:value="35041">
            <text:p>35041</text:p>
          </table:table-cell>
          <table:table-cell office:value-type="float" office:value="33983">
            <text:p>33983</text:p>
          </table:table-cell>
          <table:table-cell office:value-type="float" office:value="29310">
            <text:p>29310</text:p>
          </table:table-cell>
          <table:table-cell office:value-type="float" office:value="30000">
            <text:p>30000</text:p>
          </table:table-cell>
          <table:table-cell office:value-type="float" office:value="31275">
            <text:p>31275</text:p>
          </table:table-cell>
          <table:table-cell office:value-type="float" office:value="32126.9">
            <text:p>32126.9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3012">
            <text:p>3012</text:p>
          </table:table-cell>
          <table:table-cell office:value-type="float" office:value="1840">
            <text:p>1840</text:p>
          </table:table-cell>
          <table:table-cell office:value-type="float" office:value="1885">
            <text:p>1885</text:p>
          </table:table-cell>
          <table:table-cell office:value-type="float" office:value="1868">
            <text:p>1868</text:p>
          </table:table-cell>
          <table:table-cell office:value-type="float" office:value="1837">
            <text:p>1837</text:p>
          </table:table-cell>
          <table:table-cell office:value-type="float" office:value="1848">
            <text:p>1848</text:p>
          </table:table-cell>
          <table:table-cell office:value-type="float" office:value="1812">
            <text:p>1812</text:p>
          </table:table-cell>
          <table:table-cell office:value-type="float" office:value="1800">
            <text:p>1800</text:p>
          </table:table-cell>
          <table:table-cell office:value-type="float" office:value="1823">
            <text:p>1823</text:p>
          </table:table-cell>
          <table:table-cell office:value-type="float" office:value="1832">
            <text:p>1832</text:p>
          </table:table-cell>
          <table:table-cell office:value-type="float" office:value="1955.7">
            <text:p>1955.7</text:p>
          </table:table-cell>
          <table:table-cell office:value-type="float" office:value="37008">
            <text:p>37008</text:p>
          </table:table-cell>
          <table:table-cell office:value-type="float" office:value="35724">
            <text:p>35724</text:p>
          </table:table-cell>
          <table:table-cell office:value-type="float" office:value="31084">
            <text:p>31084</text:p>
          </table:table-cell>
          <table:table-cell office:value-type="float" office:value="31501">
            <text:p>31501</text:p>
          </table:table-cell>
          <table:table-cell office:value-type="float" office:value="31396">
            <text:p>31396</text:p>
          </table:table-cell>
          <table:table-cell office:value-type="float" office:value="31747">
            <text:p>31747</text:p>
          </table:table-cell>
          <table:table-cell office:value-type="float" office:value="31663">
            <text:p>31663</text:p>
          </table:table-cell>
          <table:table-cell office:value-type="float" office:value="31488">
            <text:p>31488</text:p>
          </table:table-cell>
          <table:table-cell office:value-type="float" office:value="31662">
            <text:p>31662</text:p>
          </table:table-cell>
          <table:table-cell office:value-type="float" office:value="31348">
            <text:p>31348</text:p>
          </table:table-cell>
          <table:table-cell office:value-type="float" office:value="32462.1">
            <text:p>32462.1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3036">
            <text:p>3036</text:p>
          </table:table-cell>
          <table:table-cell office:value-type="float" office:value="1934">
            <text:p>1934</text:p>
          </table:table-cell>
          <table:table-cell office:value-type="float" office:value="1940">
            <text:p>1940</text:p>
          </table:table-cell>
          <table:table-cell office:value-type="float" office:value="1922">
            <text:p>1922</text:p>
          </table:table-cell>
          <table:table-cell office:value-type="float" office:value="1930">
            <text:p>1930</text:p>
          </table:table-cell>
          <table:table-cell office:value-type="float" office:value="1919">
            <text:p>1919</text:p>
          </table:table-cell>
          <table:table-cell office:value-type="float" office:value="1956">
            <text:p>1956</text:p>
          </table:table-cell>
          <table:table-cell office:value-type="float" office:value="1950">
            <text:p>1950</text:p>
          </table:table-cell>
          <table:table-cell office:value-type="float" office:value="1906">
            <text:p>1906</text:p>
          </table:table-cell>
          <table:table-cell office:value-type="float" office:value="2826">
            <text:p>2826</text:p>
          </table:table-cell>
          <table:table-cell office:value-type="float" office:value="2131.9">
            <text:p>2131.9</text:p>
          </table:table-cell>
          <table:table-cell office:value-type="float" office:value="39709">
            <text:p>39709</text:p>
          </table:table-cell>
          <table:table-cell office:value-type="float" office:value="43729">
            <text:p>43729</text:p>
          </table:table-cell>
          <table:table-cell office:value-type="float" office:value="33655">
            <text:p>33655</text:p>
          </table:table-cell>
          <table:table-cell office:value-type="float" office:value="34270">
            <text:p>34270</text:p>
          </table:table-cell>
          <table:table-cell office:value-type="float" office:value="33435">
            <text:p>33435</text:p>
          </table:table-cell>
          <table:table-cell office:value-type="float" office:value="33960">
            <text:p>33960</text:p>
          </table:table-cell>
          <table:table-cell office:value-type="float" office:value="33635">
            <text:p>33635</text:p>
          </table:table-cell>
          <table:table-cell office:value-type="float" office:value="36382">
            <text:p>36382</text:p>
          </table:table-cell>
          <table:table-cell office:value-type="float" office:value="35390">
            <text:p>35390</text:p>
          </table:table-cell>
          <table:table-cell office:value-type="float" office:value="38310">
            <text:p>38310</text:p>
          </table:table-cell>
          <table:table-cell office:value-type="float" office:value="36247.5">
            <text:p>36247.5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2053">
            <text:p>2053</text:p>
          </table:table-cell>
          <table:table-cell office:value-type="float" office:value="2493">
            <text:p>2493</text:p>
          </table:table-cell>
          <table:table-cell office:value-type="float" office:value="2025">
            <text:p>2025</text:p>
          </table:table-cell>
          <table:table-cell office:value-type="float" office:value="1977">
            <text:p>1977</text:p>
          </table:table-cell>
          <table:table-cell office:value-type="float" office:value="2125">
            <text:p>2125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1988">
            <text:p>1988</text:p>
          </table:table-cell>
          <table:table-cell office:value-type="float" office:value="2036">
            <text:p>2036</text:p>
          </table:table-cell>
          <table:table-cell office:value-type="float" office:value="2022">
            <text:p>2022</text:p>
          </table:table-cell>
          <table:table-cell office:value-type="float" office:value="2073.4">
            <text:p>2073.4</text:p>
          </table:table-cell>
          <table:table-cell office:value-type="float" office:value="38151">
            <text:p>38151</text:p>
          </table:table-cell>
          <table:table-cell office:value-type="float" office:value="41082">
            <text:p>41082</text:p>
          </table:table-cell>
          <table:table-cell office:value-type="float" office:value="36102">
            <text:p>36102</text:p>
          </table:table-cell>
          <table:table-cell office:value-type="float" office:value="38924">
            <text:p>38924</text:p>
          </table:table-cell>
          <table:table-cell office:value-type="float" office:value="35960">
            <text:p>35960</text:p>
          </table:table-cell>
          <table:table-cell office:value-type="float" office:value="36152">
            <text:p>36152</text:p>
          </table:table-cell>
          <table:table-cell office:value-type="float" office:value="36285">
            <text:p>36285</text:p>
          </table:table-cell>
          <table:table-cell office:value-type="float" office:value="36296">
            <text:p>36296</text:p>
          </table:table-cell>
          <table:table-cell office:value-type="float" office:value="36433">
            <text:p>36433</text:p>
          </table:table-cell>
          <table:table-cell office:value-type="float" office:value="39368">
            <text:p>39368</text:p>
          </table:table-cell>
          <table:table-cell office:value-type="float" office:value="37475.3">
            <text:p>37475.3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2171">
            <text:p>2171</text:p>
          </table:table-cell>
          <table:table-cell office:value-type="float" office:value="2100">
            <text:p>2100</text:p>
          </table:table-cell>
          <table:table-cell office:value-type="float" office:value="2063">
            <text:p>2063</text:p>
          </table:table-cell>
          <table:table-cell office:value-type="float" office:value="2084">
            <text:p>2084</text:p>
          </table:table-cell>
          <table:table-cell office:value-type="float" office:value="2295">
            <text:p>2295</text:p>
          </table:table-cell>
          <table:table-cell office:value-type="float" office:value="2078">
            <text:p>2078</text:p>
          </table:table-cell>
          <table:table-cell office:value-type="float" office:value="3161">
            <text:p>3161</text:p>
          </table:table-cell>
          <table:table-cell office:value-type="float" office:value="2138">
            <text:p>2138</text:p>
          </table:table-cell>
          <table:table-cell office:value-type="float" office:value="2092">
            <text:p>2092</text:p>
          </table:table-cell>
          <table:table-cell office:value-type="float" office:value="2065">
            <text:p>2065</text:p>
          </table:table-cell>
          <table:table-cell office:value-type="float" office:value="2224.7">
            <text:p>2224.7</text:p>
          </table:table-cell>
          <table:table-cell office:value-type="float" office:value="40101">
            <text:p>40101</text:p>
          </table:table-cell>
          <table:table-cell office:value-type="float" office:value="42887">
            <text:p>42887</text:p>
          </table:table-cell>
          <table:table-cell office:value-type="float" office:value="38605">
            <text:p>38605</text:p>
          </table:table-cell>
          <table:table-cell office:value-type="float" office:value="42348">
            <text:p>42348</text:p>
          </table:table-cell>
          <table:table-cell office:value-type="float" office:value="38126">
            <text:p>38126</text:p>
          </table:table-cell>
          <table:table-cell office:value-type="float" office:value="39562">
            <text:p>39562</text:p>
          </table:table-cell>
          <table:table-cell office:value-type="float" office:value="42616">
            <text:p>42616</text:p>
          </table:table-cell>
          <table:table-cell office:value-type="float" office:value="37580">
            <text:p>37580</text:p>
          </table:table-cell>
          <table:table-cell office:value-type="float" office:value="38527">
            <text:p>38527</text:p>
          </table:table-cell>
          <table:table-cell office:value-type="float" office:value="39177">
            <text:p>39177</text:p>
          </table:table-cell>
          <table:table-cell office:value-type="float" office:value="39952.9">
            <text:p>39952.9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204">
            <text:p>2204</text:p>
          </table:table-cell>
          <table:table-cell office:value-type="float" office:value="2506">
            <text:p>2506</text:p>
          </table:table-cell>
          <table:table-cell office:value-type="float" office:value="2156">
            <text:p>2156</text:p>
          </table:table-cell>
          <table:table-cell office:value-type="float" office:value="2967">
            <text:p>2967</text:p>
          </table:table-cell>
          <table:table-cell office:value-type="float" office:value="2176">
            <text:p>2176</text:p>
          </table:table-cell>
          <table:table-cell office:value-type="float" office:value="2177">
            <text:p>2177</text:p>
          </table:table-cell>
          <table:table-cell office:value-type="float" office:value="2162">
            <text:p>2162</text:p>
          </table:table-cell>
          <table:table-cell office:value-type="float" office:value="2157">
            <text:p>2157</text:p>
          </table:table-cell>
          <table:table-cell office:value-type="float" office:value="2175">
            <text:p>2175</text:p>
          </table:table-cell>
          <table:table-cell office:value-type="float" office:value="2150">
            <text:p>2150</text:p>
          </table:table-cell>
          <table:table-cell office:value-type="float" office:value="2283">
            <text:p>2283</text:p>
          </table:table-cell>
          <table:table-cell office:value-type="float" office:value="41676">
            <text:p>41676</text:p>
          </table:table-cell>
          <table:table-cell office:value-type="float" office:value="45357">
            <text:p>45357</text:p>
          </table:table-cell>
          <table:table-cell office:value-type="float" office:value="45026">
            <text:p>45026</text:p>
          </table:table-cell>
          <table:table-cell office:value-type="float" office:value="43200">
            <text:p>43200</text:p>
          </table:table-cell>
          <table:table-cell office:value-type="float" office:value="40875">
            <text:p>40875</text:p>
          </table:table-cell>
          <table:table-cell office:value-type="float" office:value="46974">
            <text:p>46974</text:p>
          </table:table-cell>
          <table:table-cell office:value-type="float" office:value="40552">
            <text:p>40552</text:p>
          </table:table-cell>
          <table:table-cell office:value-type="float" office:value="40874">
            <text:p>40874</text:p>
          </table:table-cell>
          <table:table-cell office:value-type="float" office:value="41054">
            <text:p>41054</text:p>
          </table:table-cell>
          <table:table-cell office:value-type="float" office:value="41063">
            <text:p>41063</text:p>
          </table:table-cell>
          <table:table-cell office:value-type="float" office:value="42665.1">
            <text:p>42665.1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2379">
            <text:p>2379</text:p>
          </table:table-cell>
          <table:table-cell office:value-type="float" office:value="2450">
            <text:p>2450</text:p>
          </table:table-cell>
          <table:table-cell office:value-type="float" office:value="2236">
            <text:p>2236</text:p>
          </table:table-cell>
          <table:table-cell office:value-type="float" office:value="2269">
            <text:p>2269</text:p>
          </table:table-cell>
          <table:table-cell office:value-type="float" office:value="2300">
            <text:p>2300</text:p>
          </table:table-cell>
          <table:table-cell office:value-type="float" office:value="2229">
            <text:p>2229</text:p>
          </table:table-cell>
          <table:table-cell office:value-type="float" office:value="2238">
            <text:p>2238</text:p>
          </table:table-cell>
          <table:table-cell office:value-type="float" office:value="2261">
            <text:p>2261</text:p>
          </table:table-cell>
          <table:table-cell office:value-type="float" office:value="2225">
            <text:p>2225</text:p>
          </table:table-cell>
          <table:table-cell office:value-type="float" office:value="2256">
            <text:p>2256</text:p>
          </table:table-cell>
          <table:table-cell office:value-type="float" office:value="2284.3">
            <text:p>2284.3</text:p>
          </table:table-cell>
          <table:table-cell office:value-type="float" office:value="45893">
            <text:p>45893</text:p>
          </table:table-cell>
          <table:table-cell office:value-type="float" office:value="46318">
            <text:p>46318</text:p>
          </table:table-cell>
          <table:table-cell office:value-type="float" office:value="42852">
            <text:p>42852</text:p>
          </table:table-cell>
          <table:table-cell office:value-type="float" office:value="47246">
            <text:p>47246</text:p>
          </table:table-cell>
          <table:table-cell office:value-type="float" office:value="43722">
            <text:p>43722</text:p>
          </table:table-cell>
          <table:table-cell office:value-type="float" office:value="43744">
            <text:p>43744</text:p>
          </table:table-cell>
          <table:table-cell office:value-type="float" office:value="49599">
            <text:p>49599</text:p>
          </table:table-cell>
          <table:table-cell office:value-type="float" office:value="43658">
            <text:p>43658</text:p>
          </table:table-cell>
          <table:table-cell office:value-type="float" office:value="46401">
            <text:p>46401</text:p>
          </table:table-cell>
          <table:table-cell office:value-type="float" office:value="49956">
            <text:p>49956</text:p>
          </table:table-cell>
          <table:table-cell office:value-type="float" office:value="45938.9">
            <text:p>45938.9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2493">
            <text:p>2493</text:p>
          </table:table-cell>
          <table:table-cell office:value-type="float" office:value="2352">
            <text:p>2352</text:p>
          </table:table-cell>
          <table:table-cell office:value-type="float" office:value="2357">
            <text:p>2357</text:p>
          </table:table-cell>
          <table:table-cell office:value-type="float" office:value="2332">
            <text:p>2332</text:p>
          </table:table-cell>
          <table:table-cell office:value-type="float" office:value="2374">
            <text:p>2374</text:p>
          </table:table-cell>
          <table:table-cell office:value-type="float" office:value="2383">
            <text:p>2383</text:p>
          </table:table-cell>
          <table:table-cell office:value-type="float" office:value="2339">
            <text:p>2339</text:p>
          </table:table-cell>
          <table:table-cell office:value-type="float" office:value="2321">
            <text:p>2321</text:p>
          </table:table-cell>
          <table:table-cell office:value-type="float" office:value="2311">
            <text:p>2311</text:p>
          </table:table-cell>
          <table:table-cell office:value-type="float" office:value="2310">
            <text:p>2310</text:p>
          </table:table-cell>
          <table:table-cell office:value-type="float" office:value="2357.2">
            <text:p>2357.2</text:p>
          </table:table-cell>
          <table:table-cell office:value-type="float" office:value="51359">
            <text:p>51359</text:p>
          </table:table-cell>
          <table:table-cell office:value-type="float" office:value="51604">
            <text:p>51604</text:p>
          </table:table-cell>
          <table:table-cell office:value-type="float" office:value="54753">
            <text:p>54753</text:p>
          </table:table-cell>
          <table:table-cell office:value-type="float" office:value="47537">
            <text:p>47537</text:p>
          </table:table-cell>
          <table:table-cell office:value-type="float" office:value="49974">
            <text:p>49974</text:p>
          </table:table-cell>
          <table:table-cell office:value-type="float" office:value="46586">
            <text:p>46586</text:p>
          </table:table-cell>
          <table:table-cell office:value-type="float" office:value="52398">
            <text:p>52398</text:p>
          </table:table-cell>
          <table:table-cell office:value-type="float" office:value="45323">
            <text:p>45323</text:p>
          </table:table-cell>
          <table:table-cell office:value-type="float" office:value="52313">
            <text:p>52313</text:p>
          </table:table-cell>
          <table:table-cell office:value-type="float" office:value="45990">
            <text:p>45990</text:p>
          </table:table-cell>
          <table:table-cell office:value-type="float" office:value="49783.7">
            <text:p>49783.7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4010">
            <text:p>4010</text:p>
          </table:table-cell>
          <table:table-cell office:value-type="float" office:value="2970">
            <text:p>2970</text:p>
          </table:table-cell>
          <table:table-cell office:value-type="float" office:value="3002">
            <text:p>3002</text:p>
          </table:table-cell>
          <table:table-cell office:value-type="float" office:value="2400">
            <text:p>2400</text:p>
          </table:table-cell>
          <table:table-cell office:value-type="float" office:value="2464">
            <text:p>2464</text:p>
          </table:table-cell>
          <table:table-cell office:value-type="float" office:value="2396">
            <text:p>2396</text:p>
          </table:table-cell>
          <table:table-cell office:value-type="float" office:value="3009">
            <text:p>3009</text:p>
          </table:table-cell>
          <table:table-cell office:value-type="float" office:value="2382">
            <text:p>2382</text:p>
          </table:table-cell>
          <table:table-cell office:value-type="float" office:value="2434">
            <text:p>2434</text:p>
          </table:table-cell>
          <table:table-cell office:value-type="float" office:value="2410">
            <text:p>2410</text:p>
          </table:table-cell>
          <table:table-cell office:value-type="float" office:value="2747.7">
            <text:p>2747.7</text:p>
          </table:table-cell>
          <table:table-cell office:value-type="float" office:value="56181">
            <text:p>56181</text:p>
          </table:table-cell>
          <table:table-cell office:value-type="float" office:value="53939">
            <text:p>53939</text:p>
          </table:table-cell>
          <table:table-cell office:value-type="float" office:value="49460">
            <text:p>49460</text:p>
          </table:table-cell>
          <table:table-cell office:value-type="float" office:value="55441">
            <text:p>55441</text:p>
          </table:table-cell>
          <table:table-cell office:value-type="float" office:value="48440">
            <text:p>48440</text:p>
          </table:table-cell>
          <table:table-cell office:value-type="float" office:value="53580">
            <text:p>53580</text:p>
          </table:table-cell>
          <table:table-cell office:value-type="float" office:value="48862">
            <text:p>48862</text:p>
          </table:table-cell>
          <table:table-cell office:value-type="float" office:value="49202">
            <text:p>49202</text:p>
          </table:table-cell>
          <table:table-cell office:value-type="float" office:value="51758">
            <text:p>51758</text:p>
          </table:table-cell>
          <table:table-cell office:value-type="float" office:value="48682">
            <text:p>48682</text:p>
          </table:table-cell>
          <table:table-cell office:value-type="float" office:value="51554.5">
            <text:p>51554.5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office:value-type="float" office:value="3102">
            <text:p>3102</text:p>
          </table:table-cell>
          <table:table-cell office:value-type="float" office:value="2535">
            <text:p>2535</text:p>
          </table:table-cell>
          <table:table-cell office:value-type="float" office:value="2501">
            <text:p>2501</text:p>
          </table:table-cell>
          <table:table-cell office:value-type="float" office:value="2509">
            <text:p>2509</text:p>
          </table:table-cell>
          <table:table-cell office:value-type="float" office:value="2482">
            <text:p>2482</text:p>
          </table:table-cell>
          <table:table-cell office:value-type="float" office:value="2515">
            <text:p>2515</text:p>
          </table:table-cell>
          <table:table-cell office:value-type="float" office:value="2486">
            <text:p>2486</text:p>
          </table:table-cell>
          <table:table-cell office:value-type="float" office:value="2469">
            <text:p>2469</text:p>
          </table:table-cell>
          <table:table-cell office:value-type="float" office:value="2532">
            <text:p>2532</text:p>
          </table:table-cell>
          <table:table-cell office:value-type="float" office:value="2713.1">
            <text:p>2713.1</text:p>
          </table:table-cell>
          <table:table-cell office:value-type="float" office:value="58914">
            <text:p>58914</text:p>
          </table:table-cell>
          <table:table-cell office:value-type="float" office:value="54632">
            <text:p>54632</text:p>
          </table:table-cell>
          <table:table-cell office:value-type="float" office:value="55420">
            <text:p>55420</text:p>
          </table:table-cell>
          <table:table-cell office:value-type="float" office:value="51863">
            <text:p>51863</text:p>
          </table:table-cell>
          <table:table-cell office:value-type="float" office:value="51449">
            <text:p>51449</text:p>
          </table:table-cell>
          <table:table-cell office:value-type="float" office:value="51131">
            <text:p>51131</text:p>
          </table:table-cell>
          <table:table-cell office:value-type="float" office:value="57917">
            <text:p>57917</text:p>
          </table:table-cell>
          <table:table-cell office:value-type="float" office:value="52286">
            <text:p>52286</text:p>
          </table:table-cell>
          <table:table-cell office:value-type="float" office:value="56285">
            <text:p>56285</text:p>
          </table:table-cell>
          <table:table-cell office:value-type="float" office:value="52186">
            <text:p>52186</text:p>
          </table:table-cell>
          <table:table-cell office:value-type="float" office:value="54208.3">
            <text:p>54208.3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673">
            <text:p>2673</text:p>
          </table:table-cell>
          <table:table-cell office:value-type="float" office:value="2607">
            <text:p>2607</text:p>
          </table:table-cell>
          <table:table-cell office:value-type="float" office:value="2608">
            <text:p>2608</text:p>
          </table:table-cell>
          <table:table-cell office:value-type="float" office:value="2587">
            <text:p>2587</text:p>
          </table:table-cell>
          <table:table-cell office:value-type="float" office:value="2586">
            <text:p>2586</text:p>
          </table:table-cell>
          <table:table-cell office:value-type="float" office:value="3146">
            <text:p>3146</text:p>
          </table:table-cell>
          <table:table-cell office:value-type="float" office:value="2604">
            <text:p>2604</text:p>
          </table:table-cell>
          <table:table-cell office:value-type="float" office:value="2583">
            <text:p>2583</text:p>
          </table:table-cell>
          <table:table-cell office:value-type="float" office:value="2617">
            <text:p>2617</text:p>
          </table:table-cell>
          <table:table-cell office:value-type="float" office:value="2776">
            <text:p>2776</text:p>
          </table:table-cell>
          <table:table-cell office:value-type="float" office:value="2678.7">
            <text:p>2678.7</text:p>
          </table:table-cell>
          <table:table-cell office:value-type="float" office:value="55578">
            <text:p>55578</text:p>
          </table:table-cell>
          <table:table-cell office:value-type="float" office:value="58979">
            <text:p>58979</text:p>
          </table:table-cell>
          <table:table-cell office:value-type="float" office:value="60651">
            <text:p>60651</text:p>
          </table:table-cell>
          <table:table-cell office:value-type="float" office:value="54501">
            <text:p>54501</text:p>
          </table:table-cell>
          <table:table-cell office:value-type="float" office:value="54654">
            <text:p>54654</text:p>
          </table:table-cell>
          <table:table-cell office:value-type="float" office:value="59729">
            <text:p>59729</text:p>
          </table:table-cell>
          <table:table-cell office:value-type="float" office:value="57241">
            <text:p>57241</text:p>
          </table:table-cell>
          <table:table-cell office:value-type="float" office:value="54581">
            <text:p>54581</text:p>
          </table:table-cell>
          <table:table-cell office:value-type="float" office:value="63801">
            <text:p>63801</text:p>
          </table:table-cell>
          <table:table-cell office:value-type="float" office:value="61012">
            <text:p>61012</text:p>
          </table:table-cell>
          <table:table-cell office:value-type="float" office:value="58072.7">
            <text:p>58072.7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3355">
            <text:p>3355</text:p>
          </table:table-cell>
          <table:table-cell office:value-type="float" office:value="2852">
            <text:p>2852</text:p>
          </table:table-cell>
          <table:table-cell office:value-type="float" office:value="4144">
            <text:p>4144</text:p>
          </table:table-cell>
          <table:table-cell office:value-type="float" office:value="3769">
            <text:p>3769</text:p>
          </table:table-cell>
          <table:table-cell office:value-type="float" office:value="2680">
            <text:p>2680</text:p>
          </table:table-cell>
          <table:table-cell office:value-type="float" office:value="2743">
            <text:p>2743</text:p>
          </table:table-cell>
          <table:table-cell office:value-type="float" office:value="2697">
            <text:p>2697</text:p>
          </table:table-cell>
          <table:table-cell office:value-type="float" office:value="2642">
            <text:p>2642</text:p>
          </table:table-cell>
          <table:table-cell office:value-type="float" office:value="2631">
            <text:p>2631</text:p>
          </table:table-cell>
          <table:table-cell office:value-type="float" office:value="2656">
            <text:p>2656</text:p>
          </table:table-cell>
          <table:table-cell office:value-type="float" office:value="3016.9">
            <text:p>3016.9</text:p>
          </table:table-cell>
          <table:table-cell office:value-type="float" office:value="62528">
            <text:p>62528</text:p>
          </table:table-cell>
          <table:table-cell office:value-type="float" office:value="58403">
            <text:p>58403</text:p>
          </table:table-cell>
          <table:table-cell office:value-type="float" office:value="65504">
            <text:p>65504</text:p>
          </table:table-cell>
          <table:table-cell office:value-type="float" office:value="57916">
            <text:p>57916</text:p>
          </table:table-cell>
          <table:table-cell office:value-type="float" office:value="63010">
            <text:p>63010</text:p>
          </table:table-cell>
          <table:table-cell office:value-type="float" office:value="63522">
            <text:p>63522</text:p>
          </table:table-cell>
          <table:table-cell office:value-type="float" office:value="63381">
            <text:p>63381</text:p>
          </table:table-cell>
          <table:table-cell office:value-type="float" office:value="66703">
            <text:p>66703</text:p>
          </table:table-cell>
          <table:table-cell office:value-type="float" office:value="61271">
            <text:p>61271</text:p>
          </table:table-cell>
          <table:table-cell office:value-type="float" office:value="60581">
            <text:p>60581</text:p>
          </table:table-cell>
          <table:table-cell office:value-type="float" office:value="62281.9">
            <text:p>62281.9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4329">
            <text:p>4329</text:p>
          </table:table-cell>
          <table:table-cell office:value-type="float" office:value="3398">
            <text:p>3398</text:p>
          </table:table-cell>
          <table:table-cell office:value-type="float" office:value="2806">
            <text:p>2806</text:p>
          </table:table-cell>
          <table:table-cell office:value-type="float" office:value="2730">
            <text:p>2730</text:p>
          </table:table-cell>
          <table:table-cell office:value-type="float" office:value="3239">
            <text:p>3239</text:p>
          </table:table-cell>
          <table:table-cell office:value-type="float" office:value="2832">
            <text:p>2832</text:p>
          </table:table-cell>
          <table:table-cell office:value-type="float" office:value="2749">
            <text:p>2749</text:p>
          </table:table-cell>
          <table:table-cell office:value-type="float" office:value="2742">
            <text:p>2742</text:p>
          </table:table-cell>
          <table:table-cell office:value-type="float" office:value="2760">
            <text:p>2760</text:p>
          </table:table-cell>
          <table:table-cell office:value-type="float" office:value="2723">
            <text:p>2723</text:p>
          </table:table-cell>
          <table:table-cell office:value-type="float" office:value="3030.8">
            <text:p>3030.8</text:p>
          </table:table-cell>
          <table:table-cell office:value-type="float" office:value="68298">
            <text:p>68298</text:p>
          </table:table-cell>
          <table:table-cell office:value-type="float" office:value="60859">
            <text:p>60859</text:p>
          </table:table-cell>
          <table:table-cell office:value-type="float" office:value="66356">
            <text:p>66356</text:p>
          </table:table-cell>
          <table:table-cell office:value-type="float" office:value="66001">
            <text:p>66001</text:p>
          </table:table-cell>
          <table:table-cell office:value-type="float" office:value="61836">
            <text:p>61836</text:p>
          </table:table-cell>
          <table:table-cell office:value-type="float" office:value="59741">
            <text:p>59741</text:p>
          </table:table-cell>
          <table:table-cell office:value-type="float" office:value="63110">
            <text:p>63110</text:p>
          </table:table-cell>
          <table:table-cell office:value-type="float" office:value="60441">
            <text:p>60441</text:p>
          </table:table-cell>
          <table:table-cell office:value-type="float" office:value="65081">
            <text:p>65081</text:p>
          </table:table-cell>
          <table:table-cell office:value-type="float" office:value="65011">
            <text:p>65011</text:p>
          </table:table-cell>
          <table:table-cell office:value-type="float" office:value="63673.4">
            <text:p>63673.4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3521">
            <text:p>3521</text:p>
          </table:table-cell>
          <table:table-cell office:value-type="float" office:value="3168">
            <text:p>3168</text:p>
          </table:table-cell>
          <table:table-cell office:value-type="float" office:value="2816">
            <text:p>2816</text:p>
          </table:table-cell>
          <table:table-cell office:value-type="float" office:value="2795">
            <text:p>2795</text:p>
          </table:table-cell>
          <table:table-cell office:value-type="float" office:value="2787">
            <text:p>2787</text:p>
          </table:table-cell>
          <table:table-cell office:value-type="float" office:value="2780">
            <text:p>2780</text:p>
          </table:table-cell>
          <table:table-cell office:value-type="float" office:value="2836">
            <text:p>2836</text:p>
          </table:table-cell>
          <table:table-cell office:value-type="float" office:value="4029">
            <text:p>4029</text:p>
          </table:table-cell>
          <table:table-cell office:value-type="float" office:value="2793">
            <text:p>2793</text:p>
          </table:table-cell>
          <table:table-cell office:value-type="float" office:value="2792">
            <text:p>2792</text:p>
          </table:table-cell>
          <table:table-cell office:value-type="float" office:value="3031.7">
            <text:p>3031.7</text:p>
          </table:table-cell>
          <table:table-cell office:value-type="float" office:value="71316">
            <text:p>71316</text:p>
          </table:table-cell>
          <table:table-cell office:value-type="float" office:value="63476">
            <text:p>63476</text:p>
          </table:table-cell>
          <table:table-cell office:value-type="float" office:value="68048">
            <text:p>68048</text:p>
          </table:table-cell>
          <table:table-cell office:value-type="float" office:value="63120">
            <text:p>63120</text:p>
          </table:table-cell>
          <table:table-cell office:value-type="float" office:value="67229">
            <text:p>67229</text:p>
          </table:table-cell>
          <table:table-cell office:value-type="float" office:value="66900">
            <text:p>66900</text:p>
          </table:table-cell>
          <table:table-cell office:value-type="float" office:value="63604">
            <text:p>63604</text:p>
          </table:table-cell>
          <table:table-cell office:value-type="float" office:value="62836">
            <text:p>62836</text:p>
          </table:table-cell>
          <table:table-cell office:value-type="float" office:value="66879">
            <text:p>66879</text:p>
          </table:table-cell>
          <table:table-cell office:value-type="float" office:value="69116">
            <text:p>69116</text:p>
          </table:table-cell>
          <table:table-cell office:value-type="float" office:value="66252.4">
            <text:p>66252.4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4534">
            <text:p>4534</text:p>
          </table:table-cell>
          <table:table-cell office:value-type="float" office:value="2928">
            <text:p>2928</text:p>
          </table:table-cell>
          <table:table-cell office:value-type="float" office:value="2942">
            <text:p>2942</text:p>
          </table:table-cell>
          <table:table-cell office:value-type="float" office:value="2891">
            <text:p>2891</text:p>
          </table:table-cell>
          <table:table-cell office:value-type="float" office:value="2972">
            <text:p>2972</text:p>
          </table:table-cell>
          <table:table-cell office:value-type="float" office:value="2894">
            <text:p>2894</text:p>
          </table:table-cell>
          <table:table-cell office:value-type="float" office:value="2891">
            <text:p>2891</text:p>
          </table:table-cell>
          <table:table-cell office:value-type="float" office:value="2873">
            <text:p>2873</text:p>
          </table:table-cell>
          <table:table-cell office:value-type="float" office:value="2905">
            <text:p>2905</text:p>
          </table:table-cell>
          <table:table-cell office:value-type="float" office:value="2878">
            <text:p>2878</text:p>
          </table:table-cell>
          <table:table-cell office:value-type="float" office:value="3070.8">
            <text:p>3070.8</text:p>
          </table:table-cell>
          <table:table-cell office:value-type="float" office:value="70004">
            <text:p>70004</text:p>
          </table:table-cell>
          <table:table-cell office:value-type="float" office:value="70885">
            <text:p>70885</text:p>
          </table:table-cell>
          <table:table-cell office:value-type="float" office:value="66433">
            <text:p>66433</text:p>
          </table:table-cell>
          <table:table-cell office:value-type="float" office:value="65722">
            <text:p>65722</text:p>
          </table:table-cell>
          <table:table-cell office:value-type="float" office:value="66299">
            <text:p>66299</text:p>
          </table:table-cell>
          <table:table-cell office:value-type="float" office:value="73265">
            <text:p>73265</text:p>
          </table:table-cell>
          <table:table-cell office:value-type="float" office:value="65782">
            <text:p>65782</text:p>
          </table:table-cell>
          <table:table-cell office:value-type="float" office:value="65927">
            <text:p>65927</text:p>
          </table:table-cell>
          <table:table-cell office:value-type="float" office:value="72421">
            <text:p>72421</text:p>
          </table:table-cell>
          <table:table-cell office:value-type="float" office:value="72908">
            <text:p>72908</text:p>
          </table:table-cell>
          <table:table-cell office:value-type="float" office:value="68964.6">
            <text:p>68964.6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060">
            <text:p>3060</text:p>
          </table:table-cell>
          <table:table-cell office:value-type="float" office:value="4415">
            <text:p>4415</text:p>
          </table:table-cell>
          <table:table-cell office:value-type="float" office:value="2973">
            <text:p>2973</text:p>
          </table:table-cell>
          <table:table-cell office:value-type="float" office:value="3663">
            <text:p>3663</text:p>
          </table:table-cell>
          <table:table-cell office:value-type="float" office:value="3015">
            <text:p>3015</text:p>
          </table:table-cell>
          <table:table-cell office:value-type="float" office:value="3483">
            <text:p>3483</text:p>
          </table:table-cell>
          <table:table-cell office:value-type="float" office:value="2972">
            <text:p>2972</text:p>
          </table:table-cell>
          <table:table-cell office:value-type="float" office:value="2971">
            <text:p>2971</text:p>
          </table:table-cell>
          <table:table-cell office:value-type="float" office:value="3004">
            <text:p>3004</text:p>
          </table:table-cell>
          <table:table-cell office:value-type="float" office:value="3630">
            <text:p>3630</text:p>
          </table:table-cell>
          <table:table-cell office:value-type="float" office:value="3318.6">
            <text:p>3318.6</text:p>
          </table:table-cell>
          <table:table-cell office:value-type="float" office:value="77612">
            <text:p>77612</text:p>
          </table:table-cell>
          <table:table-cell office:value-type="float" office:value="70459">
            <text:p>70459</text:p>
          </table:table-cell>
          <table:table-cell office:value-type="float" office:value="72473">
            <text:p>72473</text:p>
          </table:table-cell>
          <table:table-cell office:value-type="float" office:value="75070">
            <text:p>75070</text:p>
          </table:table-cell>
          <table:table-cell office:value-type="float" office:value="73592">
            <text:p>73592</text:p>
          </table:table-cell>
          <table:table-cell office:value-type="float" office:value="69579">
            <text:p>69579</text:p>
          </table:table-cell>
          <table:table-cell office:value-type="float" office:value="75534">
            <text:p>75534</text:p>
          </table:table-cell>
          <table:table-cell office:value-type="float" office:value="73352">
            <text:p>73352</text:p>
          </table:table-cell>
          <table:table-cell office:value-type="float" office:value="72239">
            <text:p>72239</text:p>
          </table:table-cell>
          <table:table-cell office:value-type="float" office:value="70979">
            <text:p>70979</text:p>
          </table:table-cell>
          <table:table-cell office:value-type="float" office:value="73088.9">
            <text:p>73088.9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4775">
            <text:p>4775</text:p>
          </table:table-cell>
          <table:table-cell office:value-type="float" office:value="3078">
            <text:p>3078</text:p>
          </table:table-cell>
          <table:table-cell office:value-type="float" office:value="3067">
            <text:p>3067</text:p>
          </table:table-cell>
          <table:table-cell office:value-type="float" office:value="3025">
            <text:p>3025</text:p>
          </table:table-cell>
          <table:table-cell office:value-type="float" office:value="3051">
            <text:p>3051</text:p>
          </table:table-cell>
          <table:table-cell office:value-type="float" office:value="3079">
            <text:p>3079</text:p>
          </table:table-cell>
          <table:table-cell office:value-type="float" office:value="3061">
            <text:p>3061</text:p>
          </table:table-cell>
          <table:table-cell office:value-type="float" office:value="3091">
            <text:p>3091</text:p>
          </table:table-cell>
          <table:table-cell office:value-type="float" office:value="3069">
            <text:p>3069</text:p>
          </table:table-cell>
          <table:table-cell office:value-type="float" office:value="3006">
            <text:p>3006</text:p>
          </table:table-cell>
          <table:table-cell office:value-type="float" office:value="3230.2">
            <text:p>3230.2</text:p>
          </table:table-cell>
          <table:table-cell office:value-type="float" office:value="78393">
            <text:p>78393</text:p>
          </table:table-cell>
          <table:table-cell office:value-type="float" office:value="73271">
            <text:p>73271</text:p>
          </table:table-cell>
          <table:table-cell office:value-type="float" office:value="82050">
            <text:p>82050</text:p>
          </table:table-cell>
          <table:table-cell office:value-type="float" office:value="72563">
            <text:p>72563</text:p>
          </table:table-cell>
          <table:table-cell office:value-type="float" office:value="72685">
            <text:p>72685</text:p>
          </table:table-cell>
          <table:table-cell office:value-type="float" office:value="76453">
            <text:p>76453</text:p>
          </table:table-cell>
          <table:table-cell office:value-type="float" office:value="77179">
            <text:p>77179</text:p>
          </table:table-cell>
          <table:table-cell office:value-type="float" office:value="73501">
            <text:p>73501</text:p>
          </table:table-cell>
          <table:table-cell office:value-type="float" office:value="71965">
            <text:p>71965</text:p>
          </table:table-cell>
          <table:table-cell office:value-type="float" office:value="75090">
            <text:p>75090</text:p>
          </table:table-cell>
          <table:table-cell office:value-type="float" office:value="75315">
            <text:p>75315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3212">
            <text:p>3212</text:p>
          </table:table-cell>
          <table:table-cell office:value-type="float" office:value="3157">
            <text:p>3157</text:p>
          </table:table-cell>
          <table:table-cell office:value-type="float" office:value="3180">
            <text:p>3180</text:p>
          </table:table-cell>
          <table:table-cell office:value-type="float" office:value="3123">
            <text:p>3123</text:p>
          </table:table-cell>
          <table:table-cell office:value-type="float" office:value="3168">
            <text:p>3168</text:p>
          </table:table-cell>
          <table:table-cell office:value-type="float" office:value="3200">
            <text:p>3200</text:p>
          </table:table-cell>
          <table:table-cell office:value-type="float" office:value="3173">
            <text:p>3173</text:p>
          </table:table-cell>
          <table:table-cell office:value-type="float" office:value="3171">
            <text:p>3171</text:p>
          </table:table-cell>
          <table:table-cell office:value-type="float" office:value="3180">
            <text:p>3180</text:p>
          </table:table-cell>
          <table:table-cell office:value-type="float" office:value="3191">
            <text:p>3191</text:p>
          </table:table-cell>
          <table:table-cell office:value-type="float" office:value="3175.5">
            <text:p>3175.5</text:p>
          </table:table-cell>
          <table:table-cell office:value-type="float" office:value="82260">
            <text:p>82260</text:p>
          </table:table-cell>
          <table:table-cell office:value-type="float" office:value="80095">
            <text:p>80095</text:p>
          </table:table-cell>
          <table:table-cell office:value-type="float" office:value="77442">
            <text:p>77442</text:p>
          </table:table-cell>
          <table:table-cell office:value-type="float" office:value="79500">
            <text:p>79500</text:p>
          </table:table-cell>
          <table:table-cell office:value-type="float" office:value="76944">
            <text:p>76944</text:p>
          </table:table-cell>
          <table:table-cell office:value-type="float" office:value="82356">
            <text:p>82356</text:p>
          </table:table-cell>
          <table:table-cell office:value-type="float" office:value="82653">
            <text:p>82653</text:p>
          </table:table-cell>
          <table:table-cell office:value-type="float" office:value="78608">
            <text:p>78608</text:p>
          </table:table-cell>
          <table:table-cell office:value-type="float" office:value="82665">
            <text:p>82665</text:p>
          </table:table-cell>
          <table:table-cell office:value-type="float" office:value="75183">
            <text:p>75183</text:p>
          </table:table-cell>
          <table:table-cell office:value-type="float" office:value="79770.6">
            <text:p>79770.6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5027">
            <text:p>5027</text:p>
          </table:table-cell>
          <table:table-cell office:value-type="float" office:value="3288">
            <text:p>3288</text:p>
          </table:table-cell>
          <table:table-cell office:value-type="float" office:value="3246">
            <text:p>3246</text:p>
          </table:table-cell>
          <table:table-cell office:value-type="float" office:value="3275">
            <text:p>3275</text:p>
          </table:table-cell>
          <table:table-cell office:value-type="float" office:value="3249">
            <text:p>3249</text:p>
          </table:table-cell>
          <table:table-cell office:value-type="float" office:value="3227">
            <text:p>3227</text:p>
          </table:table-cell>
          <table:table-cell office:value-type="float" office:value="4670">
            <text:p>4670</text:p>
          </table:table-cell>
          <table:table-cell office:value-type="float" office:value="3255">
            <text:p>3255</text:p>
          </table:table-cell>
          <table:table-cell office:value-type="float" office:value="4997">
            <text:p>4997</text:p>
          </table:table-cell>
          <table:table-cell office:value-type="float" office:value="3241">
            <text:p>3241</text:p>
          </table:table-cell>
          <table:table-cell office:value-type="float" office:value="3747.5">
            <text:p>3747.5</text:p>
          </table:table-cell>
          <table:table-cell office:value-type="float" office:value="85267">
            <text:p>85267</text:p>
          </table:table-cell>
          <table:table-cell office:value-type="float" office:value="80127">
            <text:p>80127</text:p>
          </table:table-cell>
          <table:table-cell office:value-type="float" office:value="83274">
            <text:p>83274</text:p>
          </table:table-cell>
          <table:table-cell office:value-type="float" office:value="85433">
            <text:p>85433</text:p>
          </table:table-cell>
          <table:table-cell office:value-type="float" office:value="82568">
            <text:p>82568</text:p>
          </table:table-cell>
          <table:table-cell office:value-type="float" office:value="80952">
            <text:p>80952</text:p>
          </table:table-cell>
          <table:table-cell office:value-type="float" office:value="84026">
            <text:p>84026</text:p>
          </table:table-cell>
          <table:table-cell office:value-type="float" office:value="82692">
            <text:p>82692</text:p>
          </table:table-cell>
          <table:table-cell office:value-type="float" office:value="84557">
            <text:p>84557</text:p>
          </table:table-cell>
          <table:table-cell office:value-type="float" office:value="82792">
            <text:p>82792</text:p>
          </table:table-cell>
          <table:table-cell office:value-type="float" office:value="83168.8">
            <text:p>83168.8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5115">
            <text:p>5115</text:p>
          </table:table-cell>
          <table:table-cell office:value-type="float" office:value="3355">
            <text:p>3355</text:p>
          </table:table-cell>
          <table:table-cell office:value-type="float" office:value="3383">
            <text:p>3383</text:p>
          </table:table-cell>
          <table:table-cell office:value-type="float" office:value="3311">
            <text:p>3311</text:p>
          </table:table-cell>
          <table:table-cell office:value-type="float" office:value="3359">
            <text:p>3359</text:p>
          </table:table-cell>
          <table:table-cell office:value-type="float" office:value="4227">
            <text:p>4227</text:p>
          </table:table-cell>
          <table:table-cell office:value-type="float" office:value="3432">
            <text:p>3432</text:p>
          </table:table-cell>
          <table:table-cell office:value-type="float" office:value="3344">
            <text:p>3344</text:p>
          </table:table-cell>
          <table:table-cell office:value-type="float" office:value="3334">
            <text:p>3334</text:p>
          </table:table-cell>
          <table:table-cell office:value-type="float" office:value="3342">
            <text:p>3342</text:p>
          </table:table-cell>
          <table:table-cell office:value-type="float" office:value="3620.2">
            <text:p>3620.2</text:p>
          </table:table-cell>
          <table:table-cell office:value-type="float" office:value="93243">
            <text:p>93243</text:p>
          </table:table-cell>
          <table:table-cell office:value-type="float" office:value="89172">
            <text:p>89172</text:p>
          </table:table-cell>
          <table:table-cell office:value-type="float" office:value="85686">
            <text:p>85686</text:p>
          </table:table-cell>
          <table:table-cell office:value-type="float" office:value="83750">
            <text:p>83750</text:p>
          </table:table-cell>
          <table:table-cell office:value-type="float" office:value="82719">
            <text:p>82719</text:p>
          </table:table-cell>
          <table:table-cell office:value-type="float" office:value="83047">
            <text:p>83047</text:p>
          </table:table-cell>
          <table:table-cell office:value-type="float" office:value="88027">
            <text:p>88027</text:p>
          </table:table-cell>
          <table:table-cell office:value-type="float" office:value="89286">
            <text:p>89286</text:p>
          </table:table-cell>
          <table:table-cell office:value-type="float" office:value="86450">
            <text:p>86450</text:p>
          </table:table-cell>
          <table:table-cell office:value-type="float" office:value="89461">
            <text:p>89461</text:p>
          </table:table-cell>
          <table:table-cell office:value-type="float" office:value="87084.1">
            <text:p>87084.1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523">
            <text:p>3523</text:p>
          </table:table-cell>
          <table:table-cell office:value-type="float" office:value="3403">
            <text:p>3403</text:p>
          </table:table-cell>
          <table:table-cell office:value-type="float" office:value="3402">
            <text:p>3402</text:p>
          </table:table-cell>
          <table:table-cell office:value-type="float" office:value="3436">
            <text:p>3436</text:p>
          </table:table-cell>
          <table:table-cell office:value-type="float" office:value="3437">
            <text:p>3437</text:p>
          </table:table-cell>
          <table:table-cell office:value-type="float" office:value="3421">
            <text:p>3421</text:p>
          </table:table-cell>
          <table:table-cell office:value-type="float" office:value="3462">
            <text:p>3462</text:p>
          </table:table-cell>
          <table:table-cell office:value-type="float" office:value="3549">
            <text:p>3549</text:p>
          </table:table-cell>
          <table:table-cell office:value-type="float" office:value="3964">
            <text:p>3964</text:p>
          </table:table-cell>
          <table:table-cell office:value-type="float" office:value="4171">
            <text:p>4171</text:p>
          </table:table-cell>
          <table:table-cell office:value-type="float" office:value="3576.8">
            <text:p>3576.8</text:p>
          </table:table-cell>
          <table:table-cell office:value-type="float" office:value="97929">
            <text:p>97929</text:p>
          </table:table-cell>
          <table:table-cell office:value-type="float" office:value="93161">
            <text:p>93161</text:p>
          </table:table-cell>
          <table:table-cell office:value-type="float" office:value="89650">
            <text:p>89650</text:p>
          </table:table-cell>
          <table:table-cell office:value-type="float" office:value="92617">
            <text:p>92617</text:p>
          </table:table-cell>
          <table:table-cell office:value-type="float" office:value="92863">
            <text:p>92863</text:p>
          </table:table-cell>
          <table:table-cell office:value-type="float" office:value="89995">
            <text:p>89995</text:p>
          </table:table-cell>
          <table:table-cell office:value-type="float" office:value="90537">
            <text:p>90537</text:p>
          </table:table-cell>
          <table:table-cell office:value-type="float" office:value="88805">
            <text:p>88805</text:p>
          </table:table-cell>
          <table:table-cell office:value-type="float" office:value="92725">
            <text:p>92725</text:p>
          </table:table-cell>
          <table:table-cell office:value-type="float" office:value="90544">
            <text:p>90544</text:p>
          </table:table-cell>
          <table:table-cell office:value-type="float" office:value="91882.6">
            <text:p>91882.6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5329">
            <text:p>5329</text:p>
          </table:table-cell>
          <table:table-cell office:value-type="float" office:value="3781">
            <text:p>3781</text:p>
          </table:table-cell>
          <table:table-cell office:value-type="float" office:value="3529">
            <text:p>3529</text:p>
          </table:table-cell>
          <table:table-cell office:value-type="float" office:value="4405">
            <text:p>4405</text:p>
          </table:table-cell>
          <table:table-cell office:value-type="float" office:value="5634">
            <text:p>5634</text:p>
          </table:table-cell>
          <table:table-cell office:value-type="float" office:value="3628">
            <text:p>3628</text:p>
          </table:table-cell>
          <table:table-cell office:value-type="float" office:value="3541">
            <text:p>3541</text:p>
          </table:table-cell>
          <table:table-cell office:value-type="float" office:value="3459">
            <text:p>3459</text:p>
          </table:table-cell>
          <table:table-cell office:value-type="float" office:value="5330">
            <text:p>5330</text:p>
          </table:table-cell>
          <table:table-cell office:value-type="float" office:value="3763">
            <text:p>3763</text:p>
          </table:table-cell>
          <table:table-cell office:value-type="float" office:value="4239.9">
            <text:p>4239.9</text:p>
          </table:table-cell>
          <table:table-cell office:value-type="float" office:value="102813">
            <text:p>102813</text:p>
          </table:table-cell>
          <table:table-cell office:value-type="float" office:value="94581">
            <text:p>94581</text:p>
          </table:table-cell>
          <table:table-cell office:value-type="float" office:value="96920">
            <text:p>96920</text:p>
          </table:table-cell>
          <table:table-cell office:value-type="float" office:value="91355">
            <text:p>91355</text:p>
          </table:table-cell>
          <table:table-cell office:value-type="float" office:value="94370">
            <text:p>94370</text:p>
          </table:table-cell>
          <table:table-cell office:value-type="float" office:value="93743">
            <text:p>93743</text:p>
          </table:table-cell>
          <table:table-cell office:value-type="float" office:value="94729">
            <text:p>94729</text:p>
          </table:table-cell>
          <table:table-cell office:value-type="float" office:value="93605">
            <text:p>93605</text:p>
          </table:table-cell>
          <table:table-cell office:value-type="float" office:value="92742">
            <text:p>92742</text:p>
          </table:table-cell>
          <table:table-cell office:value-type="float" office:value="96991">
            <text:p>96991</text:p>
          </table:table-cell>
          <table:table-cell office:value-type="float" office:value="95184.9">
            <text:p>95184.9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4603">
            <text:p>4603</text:p>
          </table:table-cell>
          <table:table-cell office:value-type="float" office:value="3628">
            <text:p>3628</text:p>
          </table:table-cell>
          <table:table-cell office:value-type="float" office:value="4757">
            <text:p>4757</text:p>
          </table:table-cell>
          <table:table-cell office:value-type="float" office:value="4501">
            <text:p>4501</text:p>
          </table:table-cell>
          <table:table-cell office:value-type="float" office:value="4397">
            <text:p>4397</text:p>
          </table:table-cell>
          <table:table-cell office:value-type="float" office:value="3801">
            <text:p>3801</text:p>
          </table:table-cell>
          <table:table-cell office:value-type="float" office:value="5166">
            <text:p>5166</text:p>
          </table:table-cell>
          <table:table-cell office:value-type="float" office:value="3605">
            <text:p>3605</text:p>
          </table:table-cell>
          <table:table-cell office:value-type="float" office:value="3591">
            <text:p>3591</text:p>
          </table:table-cell>
          <table:table-cell office:value-type="float" office:value="5362">
            <text:p>5362</text:p>
          </table:table-cell>
          <table:table-cell office:value-type="float" office:value="4341.1">
            <text:p>4341.1</text:p>
          </table:table-cell>
          <table:table-cell office:value-type="float" office:value="99330">
            <text:p>99330</text:p>
          </table:table-cell>
          <table:table-cell office:value-type="float" office:value="100418">
            <text:p>100418</text:p>
          </table:table-cell>
          <table:table-cell office:value-type="float" office:value="97723">
            <text:p>97723</text:p>
          </table:table-cell>
          <table:table-cell office:value-type="float" office:value="103316">
            <text:p>103316</text:p>
          </table:table-cell>
          <table:table-cell office:value-type="float" office:value="93501">
            <text:p>93501</text:p>
          </table:table-cell>
          <table:table-cell office:value-type="float" office:value="96688">
            <text:p>96688</text:p>
          </table:table-cell>
          <table:table-cell office:value-type="float" office:value="96153">
            <text:p>96153</text:p>
          </table:table-cell>
          <table:table-cell office:value-type="float" office:value="100077">
            <text:p>100077</text:p>
          </table:table-cell>
          <table:table-cell office:value-type="float" office:value="93852">
            <text:p>93852</text:p>
          </table:table-cell>
          <table:table-cell office:value-type="float" office:value="95596">
            <text:p>95596</text:p>
          </table:table-cell>
          <table:table-cell office:value-type="float" office:value="97665.4">
            <text:p>97665.4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3746">
            <text:p>3746</text:p>
          </table:table-cell>
          <table:table-cell office:value-type="float" office:value="3671">
            <text:p>3671</text:p>
          </table:table-cell>
          <table:table-cell office:value-type="float" office:value="3723">
            <text:p>3723</text:p>
          </table:table-cell>
          <table:table-cell office:value-type="float" office:value="3705">
            <text:p>3705</text:p>
          </table:table-cell>
          <table:table-cell office:value-type="float" office:value="3684">
            <text:p>3684</text:p>
          </table:table-cell>
          <table:table-cell table:number-columns-repeated="2" office:value-type="float" office:value="3692">
            <text:p>3692</text:p>
          </table:table-cell>
          <table:table-cell office:value-type="float" office:value="3673">
            <text:p>3673</text:p>
          </table:table-cell>
          <table:table-cell office:value-type="float" office:value="3705">
            <text:p>3705</text:p>
          </table:table-cell>
          <table:table-cell office:value-type="float" office:value="4559">
            <text:p>4559</text:p>
          </table:table-cell>
          <table:table-cell office:value-type="float" office:value="3785">
            <text:p>3785</text:p>
          </table:table-cell>
          <table:table-cell office:value-type="float" office:value="111317">
            <text:p>111317</text:p>
          </table:table-cell>
          <table:table-cell office:value-type="float" office:value="101196">
            <text:p>101196</text:p>
          </table:table-cell>
          <table:table-cell office:value-type="float" office:value="102343">
            <text:p>102343</text:p>
          </table:table-cell>
          <table:table-cell office:value-type="float" office:value="97332">
            <text:p>97332</text:p>
          </table:table-cell>
          <table:table-cell office:value-type="float" office:value="106093">
            <text:p>106093</text:p>
          </table:table-cell>
          <table:table-cell office:value-type="float" office:value="100852">
            <text:p>100852</text:p>
          </table:table-cell>
          <table:table-cell office:value-type="float" office:value="98244">
            <text:p>98244</text:p>
          </table:table-cell>
          <table:table-cell office:value-type="float" office:value="100397">
            <text:p>100397</text:p>
          </table:table-cell>
          <table:table-cell office:value-type="float" office:value="106275">
            <text:p>106275</text:p>
          </table:table-cell>
          <table:table-cell office:value-type="float" office:value="109772">
            <text:p>109772</text:p>
          </table:table-cell>
          <table:table-cell office:value-type="float" office:value="103382.1">
            <text:p>103382.1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5621">
            <text:p>5621</text:p>
          </table:table-cell>
          <table:table-cell office:value-type="float" office:value="3718">
            <text:p>3718</text:p>
          </table:table-cell>
          <table:table-cell office:value-type="float" office:value="3814">
            <text:p>3814</text:p>
          </table:table-cell>
          <table:table-cell office:value-type="float" office:value="3778">
            <text:p>3778</text:p>
          </table:table-cell>
          <table:table-cell office:value-type="float" office:value="4173">
            <text:p>4173</text:p>
          </table:table-cell>
          <table:table-cell office:value-type="float" office:value="4138">
            <text:p>4138</text:p>
          </table:table-cell>
          <table:table-cell office:value-type="float" office:value="4101">
            <text:p>4101</text:p>
          </table:table-cell>
          <table:table-cell table:number-columns-repeated="2" office:value-type="float" office:value="3803">
            <text:p>3803</text:p>
          </table:table-cell>
          <table:table-cell office:value-type="float" office:value="3773">
            <text:p>3773</text:p>
          </table:table-cell>
          <table:table-cell office:value-type="float" office:value="4072.2">
            <text:p>4072.2</text:p>
          </table:table-cell>
          <table:table-cell office:value-type="float" office:value="111212">
            <text:p>111212</text:p>
          </table:table-cell>
          <table:table-cell office:value-type="float" office:value="104748">
            <text:p>104748</text:p>
          </table:table-cell>
          <table:table-cell office:value-type="float" office:value="98995">
            <text:p>98995</text:p>
          </table:table-cell>
          <table:table-cell office:value-type="float" office:value="111323">
            <text:p>111323</text:p>
          </table:table-cell>
          <table:table-cell office:value-type="float" office:value="115389">
            <text:p>115389</text:p>
          </table:table-cell>
          <table:table-cell office:value-type="float" office:value="106253">
            <text:p>106253</text:p>
          </table:table-cell>
          <table:table-cell office:value-type="float" office:value="107105">
            <text:p>107105</text:p>
          </table:table-cell>
          <table:table-cell office:value-type="float" office:value="107895">
            <text:p>107895</text:p>
          </table:table-cell>
          <table:table-cell office:value-type="float" office:value="108358">
            <text:p>108358</text:p>
          </table:table-cell>
          <table:table-cell office:value-type="float" office:value="105956">
            <text:p>105956</text:p>
          </table:table-cell>
          <table:table-cell office:value-type="float" office:value="107723.4">
            <text:p>107723.4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772">
            <text:p>5772</text:p>
          </table:table-cell>
          <table:table-cell office:value-type="float" office:value="5931">
            <text:p>5931</text:p>
          </table:table-cell>
          <table:table-cell office:value-type="float" office:value="3870">
            <text:p>3870</text:p>
          </table:table-cell>
          <table:table-cell office:value-type="float" office:value="3871">
            <text:p>3871</text:p>
          </table:table-cell>
          <table:table-cell office:value-type="float" office:value="3879">
            <text:p>3879</text:p>
          </table:table-cell>
          <table:table-cell office:value-type="float" office:value="3889">
            <text:p>3889</text:p>
          </table:table-cell>
          <table:table-cell office:value-type="float" office:value="3896">
            <text:p>3896</text:p>
          </table:table-cell>
          <table:table-cell office:value-type="float" office:value="4360">
            <text:p>4360</text:p>
          </table:table-cell>
          <table:table-cell office:value-type="float" office:value="3891">
            <text:p>3891</text:p>
          </table:table-cell>
          <table:table-cell office:value-type="float" office:value="3935">
            <text:p>3935</text:p>
          </table:table-cell>
          <table:table-cell office:value-type="float" office:value="4329.4">
            <text:p>4329.4</text:p>
          </table:table-cell>
          <table:table-cell office:value-type="float" office:value="113786">
            <text:p>113786</text:p>
          </table:table-cell>
          <table:table-cell office:value-type="float" office:value="107681">
            <text:p>107681</text:p>
          </table:table-cell>
          <table:table-cell office:value-type="float" office:value="109828">
            <text:p>109828</text:p>
          </table:table-cell>
          <table:table-cell office:value-type="float" office:value="112895">
            <text:p>112895</text:p>
          </table:table-cell>
          <table:table-cell office:value-type="float" office:value="113719">
            <text:p>113719</text:p>
          </table:table-cell>
          <table:table-cell office:value-type="float" office:value="109884">
            <text:p>109884</text:p>
          </table:table-cell>
          <table:table-cell office:value-type="float" office:value="116155">
            <text:p>116155</text:p>
          </table:table-cell>
          <table:table-cell office:value-type="float" office:value="118010">
            <text:p>118010</text:p>
          </table:table-cell>
          <table:table-cell office:value-type="float" office:value="114202">
            <text:p>114202</text:p>
          </table:table-cell>
          <table:table-cell office:value-type="float" office:value="112438">
            <text:p>112438</text:p>
          </table:table-cell>
          <table:table-cell office:value-type="float" office:value="112859.8">
            <text:p>112859.8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 office:value-type="float" office:value="4050">
            <text:p>4050</text:p>
          </table:table-cell>
          <table:table-cell office:value-type="float" office:value="4165">
            <text:p>4165</text:p>
          </table:table-cell>
          <table:table-cell office:value-type="float" office:value="3980">
            <text:p>3980</text:p>
          </table:table-cell>
          <table:table-cell office:value-type="float" office:value="4064">
            <text:p>4064</text:p>
          </table:table-cell>
          <table:table-cell office:value-type="float" office:value="3930">
            <text:p>3930</text:p>
          </table:table-cell>
          <table:table-cell office:value-type="float" office:value="3943">
            <text:p>3943</text:p>
          </table:table-cell>
          <table:table-cell office:value-type="float" office:value="3974">
            <text:p>3974</text:p>
          </table:table-cell>
          <table:table-cell office:value-type="float" office:value="3972">
            <text:p>3972</text:p>
          </table:table-cell>
          <table:table-cell office:value-type="float" office:value="4029">
            <text:p>4029</text:p>
          </table:table-cell>
          <table:table-cell office:value-type="float" office:value="4036">
            <text:p>4036</text:p>
          </table:table-cell>
          <table:table-cell office:value-type="float" office:value="4014.3">
            <text:p>4014.3</text:p>
          </table:table-cell>
          <table:table-cell office:value-type="float" office:value="123276">
            <text:p>123276</text:p>
          </table:table-cell>
          <table:table-cell office:value-type="float" office:value="113139">
            <text:p>113139</text:p>
          </table:table-cell>
          <table:table-cell office:value-type="float" office:value="115084">
            <text:p>115084</text:p>
          </table:table-cell>
          <table:table-cell office:value-type="float" office:value="113906">
            <text:p>113906</text:p>
          </table:table-cell>
          <table:table-cell office:value-type="float" office:value="111443">
            <text:p>111443</text:p>
          </table:table-cell>
          <table:table-cell office:value-type="float" office:value="116184">
            <text:p>116184</text:p>
          </table:table-cell>
          <table:table-cell office:value-type="float" office:value="116603">
            <text:p>116603</text:p>
          </table:table-cell>
          <table:table-cell office:value-type="float" office:value="118753">
            <text:p>118753</text:p>
          </table:table-cell>
          <table:table-cell office:value-type="float" office:value="112459">
            <text:p>112459</text:p>
          </table:table-cell>
          <table:table-cell office:value-type="float" office:value="112227">
            <text:p>112227</text:p>
          </table:table-cell>
          <table:table-cell office:value-type="float" office:value="115307.4">
            <text:p>115307.4</text:p>
          </table:table-cell>
        </table:table-row>
        <table:table-row table:style-name="ro1">
          <table:table-cell office:value-type="float" office:value="5200">
            <text:p>5200</text:p>
          </table:table-cell>
          <table:table-cell office:value-type="float" office:value="5931">
            <text:p>5931</text:p>
          </table:table-cell>
          <table:table-cell office:value-type="float" office:value="4106">
            <text:p>4106</text:p>
          </table:table-cell>
          <table:table-cell office:value-type="float" office:value="4030">
            <text:p>4030</text:p>
          </table:table-cell>
          <table:table-cell office:value-type="float" office:value="4074">
            <text:p>4074</text:p>
          </table:table-cell>
          <table:table-cell office:value-type="float" office:value="4442">
            <text:p>4442</text:p>
          </table:table-cell>
          <table:table-cell office:value-type="float" office:value="4064">
            <text:p>4064</text:p>
          </table:table-cell>
          <table:table-cell office:value-type="float" office:value="4119">
            <text:p>4119</text:p>
          </table:table-cell>
          <table:table-cell office:value-type="float" office:value="4113">
            <text:p>4113</text:p>
          </table:table-cell>
          <table:table-cell office:value-type="float" office:value="5184">
            <text:p>5184</text:p>
          </table:table-cell>
          <table:table-cell office:value-type="float" office:value="4053">
            <text:p>4053</text:p>
          </table:table-cell>
          <table:table-cell office:value-type="float" office:value="4411.6">
            <text:p>4411.6</text:p>
          </table:table-cell>
          <table:table-cell office:value-type="float" office:value="122619">
            <text:p>122619</text:p>
          </table:table-cell>
          <table:table-cell office:value-type="float" office:value="116909">
            <text:p>116909</text:p>
          </table:table-cell>
          <table:table-cell office:value-type="float" office:value="113618">
            <text:p>113618</text:p>
          </table:table-cell>
          <table:table-cell office:value-type="float" office:value="121744">
            <text:p>121744</text:p>
          </table:table-cell>
          <table:table-cell office:value-type="float" office:value="121310">
            <text:p>121310</text:p>
          </table:table-cell>
          <table:table-cell office:value-type="float" office:value="118858">
            <text:p>118858</text:p>
          </table:table-cell>
          <table:table-cell office:value-type="float" office:value="120986">
            <text:p>120986</text:p>
          </table:table-cell>
          <table:table-cell office:value-type="float" office:value="117007">
            <text:p>117007</text:p>
          </table:table-cell>
          <table:table-cell office:value-type="float" office:value="122767">
            <text:p>122767</text:p>
          </table:table-cell>
          <table:table-cell office:value-type="float" office:value="123015">
            <text:p>123015</text:p>
          </table:table-cell>
          <table:table-cell office:value-type="float" office:value="119883.3">
            <text:p>119883.3</text:p>
          </table:table-cell>
        </table:table-row>
        <table:table-row table:style-name="ro1">
          <table:table-cell office:value-type="float" office:value="5300">
            <text:p>5300</text:p>
          </table:table-cell>
          <table:table-cell office:value-type="float" office:value="6016">
            <text:p>6016</text:p>
          </table:table-cell>
          <table:table-cell office:value-type="float" office:value="5576">
            <text:p>5576</text:p>
          </table:table-cell>
          <table:table-cell office:value-type="float" office:value="4129">
            <text:p>4129</text:p>
          </table:table-cell>
          <table:table-cell office:value-type="float" office:value="4115">
            <text:p>4115</text:p>
          </table:table-cell>
          <table:table-cell office:value-type="float" office:value="4179">
            <text:p>4179</text:p>
          </table:table-cell>
          <table:table-cell office:value-type="float" office:value="5459">
            <text:p>5459</text:p>
          </table:table-cell>
          <table:table-cell office:value-type="float" office:value="4099">
            <text:p>4099</text:p>
          </table:table-cell>
          <table:table-cell office:value-type="float" office:value="4112">
            <text:p>4112</text:p>
          </table:table-cell>
          <table:table-cell office:value-type="float" office:value="4163">
            <text:p>4163</text:p>
          </table:table-cell>
          <table:table-cell office:value-type="float" office:value="4215">
            <text:p>4215</text:p>
          </table:table-cell>
          <table:table-cell office:value-type="float" office:value="4606.3">
            <text:p>4606.3</text:p>
          </table:table-cell>
          <table:table-cell office:value-type="float" office:value="128118">
            <text:p>128118</text:p>
          </table:table-cell>
          <table:table-cell office:value-type="float" office:value="124472">
            <text:p>124472</text:p>
          </table:table-cell>
          <table:table-cell office:value-type="float" office:value="122914">
            <text:p>122914</text:p>
          </table:table-cell>
          <table:table-cell office:value-type="float" office:value="127230">
            <text:p>127230</text:p>
          </table:table-cell>
          <table:table-cell office:value-type="float" office:value="130486">
            <text:p>130486</text:p>
          </table:table-cell>
          <table:table-cell office:value-type="float" office:value="122684">
            <text:p>122684</text:p>
          </table:table-cell>
          <table:table-cell office:value-type="float" office:value="126433">
            <text:p>126433</text:p>
          </table:table-cell>
          <table:table-cell office:value-type="float" office:value="127829">
            <text:p>127829</text:p>
          </table:table-cell>
          <table:table-cell office:value-type="float" office:value="116547">
            <text:p>116547</text:p>
          </table:table-cell>
          <table:table-cell office:value-type="float" office:value="128486">
            <text:p>128486</text:p>
          </table:table-cell>
          <table:table-cell office:value-type="float" office:value="125519.9">
            <text:p>125519.9</text:p>
          </table:table-cell>
        </table:table-row>
        <table:table-row table:style-name="ro1">
          <table:table-cell office:value-type="float" office:value="5400">
            <text:p>5400</text:p>
          </table:table-cell>
          <table:table-cell office:value-type="float" office:value="6271">
            <text:p>6271</text:p>
          </table:table-cell>
          <table:table-cell office:value-type="float" office:value="4263">
            <text:p>4263</text:p>
          </table:table-cell>
          <table:table-cell office:value-type="float" office:value="4212">
            <text:p>4212</text:p>
          </table:table-cell>
          <table:table-cell office:value-type="float" office:value="4196">
            <text:p>4196</text:p>
          </table:table-cell>
          <table:table-cell office:value-type="float" office:value="4289">
            <text:p>4289</text:p>
          </table:table-cell>
          <table:table-cell office:value-type="float" office:value="5418">
            <text:p>5418</text:p>
          </table:table-cell>
          <table:table-cell office:value-type="float" office:value="4268">
            <text:p>4268</text:p>
          </table:table-cell>
          <table:table-cell office:value-type="float" office:value="4252">
            <text:p>4252</text:p>
          </table:table-cell>
          <table:table-cell office:value-type="float" office:value="4239">
            <text:p>4239</text:p>
          </table:table-cell>
          <table:table-cell office:value-type="float" office:value="4195">
            <text:p>4195</text:p>
          </table:table-cell>
          <table:table-cell office:value-type="float" office:value="4560.3">
            <text:p>4560.3</text:p>
          </table:table-cell>
          <table:table-cell office:value-type="float" office:value="123820">
            <text:p>123820</text:p>
          </table:table-cell>
          <table:table-cell office:value-type="float" office:value="128317">
            <text:p>128317</text:p>
          </table:table-cell>
          <table:table-cell office:value-type="float" office:value="129801">
            <text:p>129801</text:p>
          </table:table-cell>
          <table:table-cell office:value-type="float" office:value="121454">
            <text:p>121454</text:p>
          </table:table-cell>
          <table:table-cell office:value-type="float" office:value="127319">
            <text:p>127319</text:p>
          </table:table-cell>
          <table:table-cell office:value-type="float" office:value="128300">
            <text:p>128300</text:p>
          </table:table-cell>
          <table:table-cell office:value-type="float" office:value="125557">
            <text:p>125557</text:p>
          </table:table-cell>
          <table:table-cell office:value-type="float" office:value="134045">
            <text:p>134045</text:p>
          </table:table-cell>
          <table:table-cell office:value-type="float" office:value="130132">
            <text:p>130132</text:p>
          </table:table-cell>
          <table:table-cell office:value-type="float" office:value="123549">
            <text:p>123549</text:p>
          </table:table-cell>
          <table:table-cell office:value-type="float" office:value="127229.4">
            <text:p>127229.4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397">
            <text:p>4397</text:p>
          </table:table-cell>
          <table:table-cell office:value-type="float" office:value="6554">
            <text:p>6554</text:p>
          </table:table-cell>
          <table:table-cell office:value-type="float" office:value="4319">
            <text:p>4319</text:p>
          </table:table-cell>
          <table:table-cell office:value-type="float" office:value="4656">
            <text:p>4656</text:p>
          </table:table-cell>
          <table:table-cell office:value-type="float" office:value="4696">
            <text:p>4696</text:p>
          </table:table-cell>
          <table:table-cell office:value-type="float" office:value="6169">
            <text:p>6169</text:p>
          </table:table-cell>
          <table:table-cell office:value-type="float" office:value="4350">
            <text:p>4350</text:p>
          </table:table-cell>
          <table:table-cell office:value-type="float" office:value="4318">
            <text:p>4318</text:p>
          </table:table-cell>
          <table:table-cell office:value-type="float" office:value="4438">
            <text:p>4438</text:p>
          </table:table-cell>
          <table:table-cell office:value-type="float" office:value="4329">
            <text:p>4329</text:p>
          </table:table-cell>
          <table:table-cell office:value-type="float" office:value="4822.6">
            <text:p>4822.6</text:p>
          </table:table-cell>
          <table:table-cell office:value-type="float" office:value="144012">
            <text:p>144012</text:p>
          </table:table-cell>
          <table:table-cell office:value-type="float" office:value="130475">
            <text:p>130475</text:p>
          </table:table-cell>
          <table:table-cell office:value-type="float" office:value="132674">
            <text:p>132674</text:p>
          </table:table-cell>
          <table:table-cell office:value-type="float" office:value="127984">
            <text:p>127984</text:p>
          </table:table-cell>
          <table:table-cell office:value-type="float" office:value="136119">
            <text:p>136119</text:p>
          </table:table-cell>
          <table:table-cell office:value-type="float" office:value="134844">
            <text:p>134844</text:p>
          </table:table-cell>
          <table:table-cell office:value-type="float" office:value="125104">
            <text:p>125104</text:p>
          </table:table-cell>
          <table:table-cell office:value-type="float" office:value="134542">
            <text:p>134542</text:p>
          </table:table-cell>
          <table:table-cell office:value-type="float" office:value="133437">
            <text:p>133437</text:p>
          </table:table-cell>
          <table:table-cell office:value-type="float" office:value="133466">
            <text:p>133466</text:p>
          </table:table-cell>
          <table:table-cell office:value-type="float" office:value="133265.7">
            <text:p>133265.7</text:p>
          </table:table-cell>
        </table:table-row>
        <table:table-row table:style-name="ro1">
          <table:table-cell office:value-type="float" office:value="5600">
            <text:p>5600</text:p>
          </table:table-cell>
          <table:table-cell office:value-type="float" office:value="5011">
            <text:p>5011</text:p>
          </table:table-cell>
          <table:table-cell office:value-type="float" office:value="4507">
            <text:p>4507</text:p>
          </table:table-cell>
          <table:table-cell office:value-type="float" office:value="5530">
            <text:p>5530</text:p>
          </table:table-cell>
          <table:table-cell office:value-type="float" office:value="4621">
            <text:p>4621</text:p>
          </table:table-cell>
          <table:table-cell office:value-type="float" office:value="4367">
            <text:p>4367</text:p>
          </table:table-cell>
          <table:table-cell office:value-type="float" office:value="4397">
            <text:p>4397</text:p>
          </table:table-cell>
          <table:table-cell office:value-type="float" office:value="4470">
            <text:p>4470</text:p>
          </table:table-cell>
          <table:table-cell office:value-type="float" office:value="4456">
            <text:p>4456</text:p>
          </table:table-cell>
          <table:table-cell office:value-type="float" office:value="5100">
            <text:p>5100</text:p>
          </table:table-cell>
          <table:table-cell office:value-type="float" office:value="4835">
            <text:p>4835</text:p>
          </table:table-cell>
          <table:table-cell office:value-type="float" office:value="4729.4">
            <text:p>4729.4</text:p>
          </table:table-cell>
          <table:table-cell office:value-type="float" office:value="138459">
            <text:p>138459</text:p>
          </table:table-cell>
          <table:table-cell office:value-type="float" office:value="142404">
            <text:p>142404</text:p>
          </table:table-cell>
          <table:table-cell office:value-type="float" office:value="143075">
            <text:p>143075</text:p>
          </table:table-cell>
          <table:table-cell office:value-type="float" office:value="132615">
            <text:p>132615</text:p>
          </table:table-cell>
          <table:table-cell office:value-type="float" office:value="134245">
            <text:p>134245</text:p>
          </table:table-cell>
          <table:table-cell office:value-type="float" office:value="136494">
            <text:p>136494</text:p>
          </table:table-cell>
          <table:table-cell office:value-type="float" office:value="136115">
            <text:p>136115</text:p>
          </table:table-cell>
          <table:table-cell office:value-type="float" office:value="138890">
            <text:p>138890</text:p>
          </table:table-cell>
          <table:table-cell office:value-type="float" office:value="138424">
            <text:p>138424</text:p>
          </table:table-cell>
          <table:table-cell office:value-type="float" office:value="138587">
            <text:p>138587</text:p>
          </table:table-cell>
          <table:table-cell office:value-type="float" office:value="137930.8">
            <text:p>137930.8</text:p>
          </table:table-cell>
        </table:table-row>
        <table:table-row table:style-name="ro1">
          <table:table-cell office:value-type="float" office:value="5700">
            <text:p>5700</text:p>
          </table:table-cell>
          <table:table-cell office:value-type="float" office:value="4611">
            <text:p>4611</text:p>
          </table:table-cell>
          <table:table-cell office:value-type="float" office:value="4628">
            <text:p>4628</text:p>
          </table:table-cell>
          <table:table-cell office:value-type="float" office:value="4544">
            <text:p>4544</text:p>
          </table:table-cell>
          <table:table-cell office:value-type="float" office:value="4902">
            <text:p>4902</text:p>
          </table:table-cell>
          <table:table-cell office:value-type="float" office:value="4515">
            <text:p>4515</text:p>
          </table:table-cell>
          <table:table-cell office:value-type="float" office:value="5585">
            <text:p>5585</text:p>
          </table:table-cell>
          <table:table-cell office:value-type="float" office:value="4653">
            <text:p>4653</text:p>
          </table:table-cell>
          <table:table-cell office:value-type="float" office:value="6834">
            <text:p>6834</text:p>
          </table:table-cell>
          <table:table-cell office:value-type="float" office:value="4558">
            <text:p>4558</text:p>
          </table:table-cell>
          <table:table-cell office:value-type="float" office:value="4555">
            <text:p>4555</text:p>
          </table:table-cell>
          <table:table-cell office:value-type="float" office:value="4938.5">
            <text:p>4938.5</text:p>
          </table:table-cell>
          <table:table-cell office:value-type="float" office:value="145849">
            <text:p>145849</text:p>
          </table:table-cell>
          <table:table-cell office:value-type="float" office:value="138306">
            <text:p>138306</text:p>
          </table:table-cell>
          <table:table-cell office:value-type="float" office:value="145095">
            <text:p>145095</text:p>
          </table:table-cell>
          <table:table-cell office:value-type="float" office:value="143282">
            <text:p>143282</text:p>
          </table:table-cell>
          <table:table-cell office:value-type="float" office:value="145089">
            <text:p>145089</text:p>
          </table:table-cell>
          <table:table-cell office:value-type="float" office:value="142705">
            <text:p>142705</text:p>
          </table:table-cell>
          <table:table-cell office:value-type="float" office:value="144658">
            <text:p>144658</text:p>
          </table:table-cell>
          <table:table-cell office:value-type="float" office:value="143146">
            <text:p>143146</text:p>
          </table:table-cell>
          <table:table-cell office:value-type="float" office:value="145205">
            <text:p>145205</text:p>
          </table:table-cell>
          <table:table-cell office:value-type="float" office:value="141243">
            <text:p>141243</text:p>
          </table:table-cell>
          <table:table-cell office:value-type="float" office:value="143457.8">
            <text:p>143457.8</text:p>
          </table:table-cell>
        </table:table-row>
        <table:table-row table:style-name="ro1">
          <table:table-cell office:value-type="float" office:value="5800">
            <text:p>5800</text:p>
          </table:table-cell>
          <table:table-cell office:value-type="float" office:value="5726">
            <text:p>5726</text:p>
          </table:table-cell>
          <table:table-cell office:value-type="float" office:value="4651">
            <text:p>4651</text:p>
          </table:table-cell>
          <table:table-cell office:value-type="float" office:value="4604">
            <text:p>4604</text:p>
          </table:table-cell>
          <table:table-cell office:value-type="float" office:value="6224">
            <text:p>6224</text:p>
          </table:table-cell>
          <table:table-cell office:value-type="float" office:value="4613">
            <text:p>4613</text:p>
          </table:table-cell>
          <table:table-cell office:value-type="float" office:value="6257">
            <text:p>6257</text:p>
          </table:table-cell>
          <table:table-cell office:value-type="float" office:value="4594">
            <text:p>4594</text:p>
          </table:table-cell>
          <table:table-cell office:value-type="float" office:value="4610">
            <text:p>4610</text:p>
          </table:table-cell>
          <table:table-cell office:value-type="float" office:value="6834">
            <text:p>6834</text:p>
          </table:table-cell>
          <table:table-cell office:value-type="float" office:value="5119">
            <text:p>5119</text:p>
          </table:table-cell>
          <table:table-cell office:value-type="float" office:value="5323.2">
            <text:p>5323.2</text:p>
          </table:table-cell>
          <table:table-cell office:value-type="float" office:value="149714">
            <text:p>149714</text:p>
          </table:table-cell>
          <table:table-cell office:value-type="float" office:value="152879">
            <text:p>152879</text:p>
          </table:table-cell>
          <table:table-cell office:value-type="float" office:value="153297">
            <text:p>153297</text:p>
          </table:table-cell>
          <table:table-cell office:value-type="float" office:value="151728">
            <text:p>151728</text:p>
          </table:table-cell>
          <table:table-cell office:value-type="float" office:value="158151">
            <text:p>158151</text:p>
          </table:table-cell>
          <table:table-cell office:value-type="float" office:value="148282">
            <text:p>148282</text:p>
          </table:table-cell>
          <table:table-cell office:value-type="float" office:value="151413">
            <text:p>151413</text:p>
          </table:table-cell>
          <table:table-cell office:value-type="float" office:value="149171">
            <text:p>149171</text:p>
          </table:table-cell>
          <table:table-cell office:value-type="float" office:value="147201">
            <text:p>147201</text:p>
          </table:table-cell>
          <table:table-cell office:value-type="float" office:value="141497">
            <text:p>141497</text:p>
          </table:table-cell>
          <table:table-cell office:value-type="float" office:value="150333.3">
            <text:p>150333.3</text:p>
          </table:table-cell>
        </table:table-row>
        <table:table-row table:style-name="ro1">
          <table:table-cell office:value-type="float" office:value="5900">
            <text:p>5900</text:p>
          </table:table-cell>
          <table:table-cell office:value-type="float" office:value="6720">
            <text:p>6720</text:p>
          </table:table-cell>
          <table:table-cell office:value-type="float" office:value="6290">
            <text:p>6290</text:p>
          </table:table-cell>
          <table:table-cell office:value-type="float" office:value="5643">
            <text:p>5643</text:p>
          </table:table-cell>
          <table:table-cell office:value-type="float" office:value="4818">
            <text:p>4818</text:p>
          </table:table-cell>
          <table:table-cell office:value-type="float" office:value="4701">
            <text:p>4701</text:p>
          </table:table-cell>
          <table:table-cell office:value-type="float" office:value="5030">
            <text:p>5030</text:p>
          </table:table-cell>
          <table:table-cell office:value-type="float" office:value="4642">
            <text:p>4642</text:p>
          </table:table-cell>
          <table:table-cell office:value-type="float" office:value="4814">
            <text:p>4814</text:p>
          </table:table-cell>
          <table:table-cell office:value-type="float" office:value="4638">
            <text:p>4638</text:p>
          </table:table-cell>
          <table:table-cell office:value-type="float" office:value="6481">
            <text:p>6481</text:p>
          </table:table-cell>
          <table:table-cell office:value-type="float" office:value="5377.7">
            <text:p>5377.7</text:p>
          </table:table-cell>
          <table:table-cell office:value-type="float" office:value="164177">
            <text:p>164177</text:p>
          </table:table-cell>
          <table:table-cell office:value-type="float" office:value="156139">
            <text:p>156139</text:p>
          </table:table-cell>
          <table:table-cell office:value-type="float" office:value="155106">
            <text:p>155106</text:p>
          </table:table-cell>
          <table:table-cell office:value-type="float" office:value="161354">
            <text:p>161354</text:p>
          </table:table-cell>
          <table:table-cell office:value-type="float" office:value="159233">
            <text:p>159233</text:p>
          </table:table-cell>
          <table:table-cell office:value-type="float" office:value="145326">
            <text:p>145326</text:p>
          </table:table-cell>
          <table:table-cell office:value-type="float" office:value="156727">
            <text:p>156727</text:p>
          </table:table-cell>
          <table:table-cell office:value-type="float" office:value="146375">
            <text:p>146375</text:p>
          </table:table-cell>
          <table:table-cell office:value-type="float" office:value="178293">
            <text:p>178293</text:p>
          </table:table-cell>
          <table:table-cell office:value-type="float" office:value="176174">
            <text:p>176174</text:p>
          </table:table-cell>
          <table:table-cell office:value-type="float" office:value="159890.4">
            <text:p>159890.4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989">
            <text:p>4989</text:p>
          </table:table-cell>
          <table:table-cell office:value-type="float" office:value="4842">
            <text:p>4842</text:p>
          </table:table-cell>
          <table:table-cell office:value-type="float" office:value="5389">
            <text:p>5389</text:p>
          </table:table-cell>
          <table:table-cell office:value-type="float" office:value="4774">
            <text:p>4774</text:p>
          </table:table-cell>
          <table:table-cell office:value-type="float" office:value="5437">
            <text:p>5437</text:p>
          </table:table-cell>
          <table:table-cell office:value-type="float" office:value="5346">
            <text:p>5346</text:p>
          </table:table-cell>
          <table:table-cell office:value-type="float" office:value="4836">
            <text:p>4836</text:p>
          </table:table-cell>
          <table:table-cell office:value-type="float" office:value="4752">
            <text:p>4752</text:p>
          </table:table-cell>
          <table:table-cell office:value-type="float" office:value="4775">
            <text:p>4775</text:p>
          </table:table-cell>
          <table:table-cell office:value-type="float" office:value="4798">
            <text:p>4798</text:p>
          </table:table-cell>
          <table:table-cell office:value-type="float" office:value="4993.8">
            <text:p>4993.8</text:p>
          </table:table-cell>
          <table:table-cell office:value-type="float" office:value="167948">
            <text:p>167948</text:p>
          </table:table-cell>
          <table:table-cell office:value-type="float" office:value="167784">
            <text:p>167784</text:p>
          </table:table-cell>
          <table:table-cell office:value-type="float" office:value="160335">
            <text:p>160335</text:p>
          </table:table-cell>
          <table:table-cell office:value-type="float" office:value="159204">
            <text:p>159204</text:p>
          </table:table-cell>
          <table:table-cell office:value-type="float" office:value="166276">
            <text:p>166276</text:p>
          </table:table-cell>
          <table:table-cell office:value-type="float" office:value="151737">
            <text:p>151737</text:p>
          </table:table-cell>
          <table:table-cell office:value-type="float" office:value="169148">
            <text:p>169148</text:p>
          </table:table-cell>
          <table:table-cell office:value-type="float" office:value="156716">
            <text:p>156716</text:p>
          </table:table-cell>
          <table:table-cell office:value-type="float" office:value="154734">
            <text:p>154734</text:p>
          </table:table-cell>
          <table:table-cell office:value-type="float" office:value="152137">
            <text:p>152137</text:p>
          </table:table-cell>
          <table:table-cell office:value-type="float" office:value="160601.9">
            <text:p>160601.9</text:p>
          </table:table-cell>
        </table:table-row>
        <table:table-row table:style-name="ro1">
          <table:table-cell office:value-type="float" office:value="6100">
            <text:p>6100</text:p>
          </table:table-cell>
          <table:table-cell office:value-type="float" office:value="7209">
            <text:p>7209</text:p>
          </table:table-cell>
          <table:table-cell office:value-type="float" office:value="4887">
            <text:p>4887</text:p>
          </table:table-cell>
          <table:table-cell office:value-type="float" office:value="8443">
            <text:p>8443</text:p>
          </table:table-cell>
          <table:table-cell office:value-type="float" office:value="7941">
            <text:p>7941</text:p>
          </table:table-cell>
          <table:table-cell office:value-type="float" office:value="5078">
            <text:p>5078</text:p>
          </table:table-cell>
          <table:table-cell office:value-type="float" office:value="6468">
            <text:p>6468</text:p>
          </table:table-cell>
          <table:table-cell office:value-type="float" office:value="6338">
            <text:p>6338</text:p>
          </table:table-cell>
          <table:table-cell office:value-type="float" office:value="5071">
            <text:p>5071</text:p>
          </table:table-cell>
          <table:table-cell office:value-type="float" office:value="5141">
            <text:p>5141</text:p>
          </table:table-cell>
          <table:table-cell office:value-type="float" office:value="5285">
            <text:p>5285</text:p>
          </table:table-cell>
          <table:table-cell office:value-type="float" office:value="6186.1">
            <text:p>6186.1</text:p>
          </table:table-cell>
          <table:table-cell office:value-type="float" office:value="175583">
            <text:p>175583</text:p>
          </table:table-cell>
          <table:table-cell office:value-type="float" office:value="164500">
            <text:p>164500</text:p>
          </table:table-cell>
          <table:table-cell office:value-type="float" office:value="166469">
            <text:p>166469</text:p>
          </table:table-cell>
          <table:table-cell office:value-type="float" office:value="164481">
            <text:p>164481</text:p>
          </table:table-cell>
          <table:table-cell office:value-type="float" office:value="159021">
            <text:p>159021</text:p>
          </table:table-cell>
          <table:table-cell office:value-type="float" office:value="172444">
            <text:p>172444</text:p>
          </table:table-cell>
          <table:table-cell office:value-type="float" office:value="165174">
            <text:p>165174</text:p>
          </table:table-cell>
          <table:table-cell office:value-type="float" office:value="171558">
            <text:p>171558</text:p>
          </table:table-cell>
          <table:table-cell office:value-type="float" office:value="171919">
            <text:p>171919</text:p>
          </table:table-cell>
          <table:table-cell office:value-type="float" office:value="162127">
            <text:p>162127</text:p>
          </table:table-cell>
          <table:table-cell office:value-type="float" office:value="167327.6">
            <text:p>167327.6</text:p>
          </table:table-cell>
        </table:table-row>
        <table:table-row table:style-name="ro1">
          <table:table-cell office:value-type="float" office:value="6200">
            <text:p>6200</text:p>
          </table:table-cell>
          <table:table-cell office:value-type="float" office:value="9162">
            <text:p>9162</text:p>
          </table:table-cell>
          <table:table-cell office:value-type="float" office:value="7369">
            <text:p>7369</text:p>
          </table:table-cell>
          <table:table-cell office:value-type="float" office:value="6078">
            <text:p>6078</text:p>
          </table:table-cell>
          <table:table-cell office:value-type="float" office:value="6563">
            <text:p>6563</text:p>
          </table:table-cell>
          <table:table-cell office:value-type="float" office:value="5735">
            <text:p>5735</text:p>
          </table:table-cell>
          <table:table-cell office:value-type="float" office:value="5098">
            <text:p>5098</text:p>
          </table:table-cell>
          <table:table-cell office:value-type="float" office:value="5148">
            <text:p>5148</text:p>
          </table:table-cell>
          <table:table-cell office:value-type="float" office:value="5037">
            <text:p>5037</text:p>
          </table:table-cell>
          <table:table-cell office:value-type="float" office:value="5264">
            <text:p>5264</text:p>
          </table:table-cell>
          <table:table-cell office:value-type="float" office:value="4983">
            <text:p>4983</text:p>
          </table:table-cell>
          <table:table-cell office:value-type="float" office:value="6043.7">
            <text:p>6043.7</text:p>
          </table:table-cell>
          <table:table-cell office:value-type="float" office:value="170906">
            <text:p>170906</text:p>
          </table:table-cell>
          <table:table-cell office:value-type="float" office:value="174642">
            <text:p>174642</text:p>
          </table:table-cell>
          <table:table-cell office:value-type="float" office:value="171651">
            <text:p>171651</text:p>
          </table:table-cell>
          <table:table-cell office:value-type="float" office:value="178297">
            <text:p>178297</text:p>
          </table:table-cell>
          <table:table-cell office:value-type="float" office:value="171106">
            <text:p>171106</text:p>
          </table:table-cell>
          <table:table-cell office:value-type="float" office:value="170110">
            <text:p>170110</text:p>
          </table:table-cell>
          <table:table-cell office:value-type="float" office:value="173171">
            <text:p>173171</text:p>
          </table:table-cell>
          <table:table-cell office:value-type="float" office:value="168440">
            <text:p>168440</text:p>
          </table:table-cell>
          <table:table-cell office:value-type="float" office:value="167538">
            <text:p>167538</text:p>
          </table:table-cell>
          <table:table-cell office:value-type="float" office:value="178884">
            <text:p>178884</text:p>
          </table:table-cell>
          <table:table-cell office:value-type="float" office:value="172474.5">
            <text:p>172474.5</text:p>
          </table:table-cell>
        </table:table-row>
        <table:table-row table:style-name="ro1">
          <table:table-cell office:value-type="float" office:value="6300">
            <text:p>6300</text:p>
          </table:table-cell>
          <table:table-cell office:value-type="float" office:value="5191">
            <text:p>5191</text:p>
          </table:table-cell>
          <table:table-cell office:value-type="float" office:value="5040">
            <text:p>5040</text:p>
          </table:table-cell>
          <table:table-cell office:value-type="float" office:value="5587">
            <text:p>5587</text:p>
          </table:table-cell>
          <table:table-cell office:value-type="float" office:value="8413">
            <text:p>8413</text:p>
          </table:table-cell>
          <table:table-cell office:value-type="float" office:value="6166">
            <text:p>6166</text:p>
          </table:table-cell>
          <table:table-cell office:value-type="float" office:value="7537">
            <text:p>7537</text:p>
          </table:table-cell>
          <table:table-cell office:value-type="float" office:value="5424">
            <text:p>5424</text:p>
          </table:table-cell>
          <table:table-cell office:value-type="float" office:value="5064">
            <text:p>5064</text:p>
          </table:table-cell>
          <table:table-cell office:value-type="float" office:value="5058">
            <text:p>5058</text:p>
          </table:table-cell>
          <table:table-cell office:value-type="float" office:value="7554">
            <text:p>7554</text:p>
          </table:table-cell>
          <table:table-cell office:value-type="float" office:value="6103.4">
            <text:p>6103.4</text:p>
          </table:table-cell>
          <table:table-cell office:value-type="float" office:value="178128">
            <text:p>178128</text:p>
          </table:table-cell>
          <table:table-cell office:value-type="float" office:value="167976">
            <text:p>167976</text:p>
          </table:table-cell>
          <table:table-cell office:value-type="float" office:value="172953">
            <text:p>172953</text:p>
          </table:table-cell>
          <table:table-cell office:value-type="float" office:value="180074">
            <text:p>180074</text:p>
          </table:table-cell>
          <table:table-cell office:value-type="float" office:value="167188">
            <text:p>167188</text:p>
          </table:table-cell>
          <table:table-cell office:value-type="float" office:value="177849">
            <text:p>177849</text:p>
          </table:table-cell>
          <table:table-cell office:value-type="float" office:value="177753">
            <text:p>177753</text:p>
          </table:table-cell>
          <table:table-cell office:value-type="float" office:value="174601">
            <text:p>174601</text:p>
          </table:table-cell>
          <table:table-cell office:value-type="float" office:value="180564">
            <text:p>180564</text:p>
          </table:table-cell>
          <table:table-cell office:value-type="float" office:value="170510">
            <text:p>170510</text:p>
          </table:table-cell>
          <table:table-cell office:value-type="float" office:value="174759.6">
            <text:p>174759.6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office:value-type="float" office:value="5204">
            <text:p>5204</text:p>
          </table:table-cell>
          <table:table-cell office:value-type="float" office:value="6950">
            <text:p>6950</text:p>
          </table:table-cell>
          <table:table-cell office:value-type="float" office:value="5084">
            <text:p>5084</text:p>
          </table:table-cell>
          <table:table-cell office:value-type="float" office:value="5704">
            <text:p>5704</text:p>
          </table:table-cell>
          <table:table-cell office:value-type="float" office:value="5257">
            <text:p>5257</text:p>
          </table:table-cell>
          <table:table-cell office:value-type="float" office:value="9873">
            <text:p>9873</text:p>
          </table:table-cell>
          <table:table-cell office:value-type="float" office:value="7481">
            <text:p>7481</text:p>
          </table:table-cell>
          <table:table-cell office:value-type="float" office:value="5095">
            <text:p>5095</text:p>
          </table:table-cell>
          <table:table-cell office:value-type="float" office:value="5173">
            <text:p>5173</text:p>
          </table:table-cell>
          <table:table-cell office:value-type="float" office:value="5299">
            <text:p>5299</text:p>
          </table:table-cell>
          <table:table-cell office:value-type="float" office:value="6112">
            <text:p>6112</text:p>
          </table:table-cell>
          <table:table-cell office:value-type="float" office:value="189188">
            <text:p>189188</text:p>
          </table:table-cell>
          <table:table-cell office:value-type="float" office:value="181104">
            <text:p>181104</text:p>
          </table:table-cell>
          <table:table-cell office:value-type="float" office:value="180853">
            <text:p>180853</text:p>
          </table:table-cell>
          <table:table-cell office:value-type="float" office:value="184010">
            <text:p>184010</text:p>
          </table:table-cell>
          <table:table-cell office:value-type="float" office:value="178847">
            <text:p>178847</text:p>
          </table:table-cell>
          <table:table-cell office:value-type="float" office:value="178124">
            <text:p>178124</text:p>
          </table:table-cell>
          <table:table-cell office:value-type="float" office:value="180102">
            <text:p>180102</text:p>
          </table:table-cell>
          <table:table-cell office:value-type="float" office:value="173669">
            <text:p>173669</text:p>
          </table:table-cell>
          <table:table-cell office:value-type="float" office:value="181416">
            <text:p>181416</text:p>
          </table:table-cell>
          <table:table-cell office:value-type="float" office:value="186089">
            <text:p>186089</text:p>
          </table:table-cell>
          <table:table-cell office:value-type="float" office:value="181340.2">
            <text:p>181340.2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5296">
            <text:p>5296</text:p>
          </table:table-cell>
          <table:table-cell office:value-type="float" office:value="6961">
            <text:p>6961</text:p>
          </table:table-cell>
          <table:table-cell office:value-type="float" office:value="5211">
            <text:p>5211</text:p>
          </table:table-cell>
          <table:table-cell office:value-type="float" office:value="8724">
            <text:p>8724</text:p>
          </table:table-cell>
          <table:table-cell office:value-type="float" office:value="5361">
            <text:p>5361</text:p>
          </table:table-cell>
          <table:table-cell office:value-type="float" office:value="5544">
            <text:p>5544</text:p>
          </table:table-cell>
          <table:table-cell office:value-type="float" office:value="6009">
            <text:p>6009</text:p>
          </table:table-cell>
          <table:table-cell office:value-type="float" office:value="9097">
            <text:p>9097</text:p>
          </table:table-cell>
          <table:table-cell office:value-type="float" office:value="7699">
            <text:p>7699</text:p>
          </table:table-cell>
          <table:table-cell office:value-type="float" office:value="5253">
            <text:p>5253</text:p>
          </table:table-cell>
          <table:table-cell office:value-type="float" office:value="6515.5">
            <text:p>6515.5</text:p>
          </table:table-cell>
          <table:table-cell office:value-type="float" office:value="187859">
            <text:p>187859</text:p>
          </table:table-cell>
          <table:table-cell office:value-type="float" office:value="190307">
            <text:p>190307</text:p>
          </table:table-cell>
          <table:table-cell office:value-type="float" office:value="185532">
            <text:p>185532</text:p>
          </table:table-cell>
          <table:table-cell office:value-type="float" office:value="181640">
            <text:p>181640</text:p>
          </table:table-cell>
          <table:table-cell office:value-type="float" office:value="179580">
            <text:p>179580</text:p>
          </table:table-cell>
          <table:table-cell office:value-type="float" office:value="194095">
            <text:p>194095</text:p>
          </table:table-cell>
          <table:table-cell office:value-type="float" office:value="199828">
            <text:p>199828</text:p>
          </table:table-cell>
          <table:table-cell office:value-type="float" office:value="185322">
            <text:p>185322</text:p>
          </table:table-cell>
          <table:table-cell office:value-type="float" office:value="181162">
            <text:p>181162</text:p>
          </table:table-cell>
          <table:table-cell office:value-type="float" office:value="185322">
            <text:p>185322</text:p>
          </table:table-cell>
          <table:table-cell office:value-type="float" office:value="187064.7">
            <text:p>187064.7</text:p>
          </table:table-cell>
        </table:table-row>
        <table:table-row table:style-name="ro1">
          <table:table-cell office:value-type="float" office:value="6600">
            <text:p>6600</text:p>
          </table:table-cell>
          <table:table-cell office:value-type="float" office:value="5704">
            <text:p>5704</text:p>
          </table:table-cell>
          <table:table-cell office:value-type="float" office:value="8772">
            <text:p>8772</text:p>
          </table:table-cell>
          <table:table-cell office:value-type="float" office:value="7695">
            <text:p>7695</text:p>
          </table:table-cell>
          <table:table-cell office:value-type="float" office:value="6341">
            <text:p>6341</text:p>
          </table:table-cell>
          <table:table-cell office:value-type="float" office:value="8423">
            <text:p>8423</text:p>
          </table:table-cell>
          <table:table-cell office:value-type="float" office:value="5342">
            <text:p>5342</text:p>
          </table:table-cell>
          <table:table-cell office:value-type="float" office:value="5351">
            <text:p>5351</text:p>
          </table:table-cell>
          <table:table-cell office:value-type="float" office:value="8687">
            <text:p>8687</text:p>
          </table:table-cell>
          <table:table-cell office:value-type="float" office:value="5289">
            <text:p>5289</text:p>
          </table:table-cell>
          <table:table-cell office:value-type="float" office:value="6653">
            <text:p>6653</text:p>
          </table:table-cell>
          <table:table-cell office:value-type="float" office:value="6825.7">
            <text:p>6825.7</text:p>
          </table:table-cell>
          <table:table-cell office:value-type="float" office:value="190170">
            <text:p>190170</text:p>
          </table:table-cell>
          <table:table-cell office:value-type="float" office:value="194451">
            <text:p>194451</text:p>
          </table:table-cell>
          <table:table-cell office:value-type="float" office:value="188946">
            <text:p>188946</text:p>
          </table:table-cell>
          <table:table-cell office:value-type="float" office:value="193735">
            <text:p>193735</text:p>
          </table:table-cell>
          <table:table-cell office:value-type="float" office:value="192118">
            <text:p>192118</text:p>
          </table:table-cell>
          <table:table-cell office:value-type="float" office:value="188587">
            <text:p>188587</text:p>
          </table:table-cell>
          <table:table-cell office:value-type="float" office:value="190651">
            <text:p>190651</text:p>
          </table:table-cell>
          <table:table-cell office:value-type="float" office:value="187902">
            <text:p>187902</text:p>
          </table:table-cell>
          <table:table-cell office:value-type="float" office:value="187697">
            <text:p>187697</text:p>
          </table:table-cell>
          <table:table-cell office:value-type="float" office:value="195942">
            <text:p>195942</text:p>
          </table:table-cell>
          <table:table-cell office:value-type="float" office:value="191019.9">
            <text:p>191019.9</text:p>
          </table:table-cell>
        </table:table-row>
        <table:table-row table:style-name="ro1">
          <table:table-cell office:value-type="float" office:value="6700">
            <text:p>6700</text:p>
          </table:table-cell>
          <table:table-cell office:value-type="float" office:value="8770">
            <text:p>8770</text:p>
          </table:table-cell>
          <table:table-cell office:value-type="float" office:value="5500">
            <text:p>5500</text:p>
          </table:table-cell>
          <table:table-cell office:value-type="float" office:value="7536">
            <text:p>7536</text:p>
          </table:table-cell>
          <table:table-cell office:value-type="float" office:value="5562">
            <text:p>5562</text:p>
          </table:table-cell>
          <table:table-cell office:value-type="float" office:value="5416">
            <text:p>5416</text:p>
          </table:table-cell>
          <table:table-cell office:value-type="float" office:value="5362">
            <text:p>5362</text:p>
          </table:table-cell>
          <table:table-cell office:value-type="float" office:value="5631">
            <text:p>5631</text:p>
          </table:table-cell>
          <table:table-cell office:value-type="float" office:value="8069">
            <text:p>8069</text:p>
          </table:table-cell>
          <table:table-cell office:value-type="float" office:value="5428">
            <text:p>5428</text:p>
          </table:table-cell>
          <table:table-cell office:value-type="float" office:value="6548">
            <text:p>6548</text:p>
          </table:table-cell>
          <table:table-cell office:value-type="float" office:value="6382.2">
            <text:p>6382.2</text:p>
          </table:table-cell>
          <table:table-cell office:value-type="float" office:value="201701">
            <text:p>201701</text:p>
          </table:table-cell>
          <table:table-cell office:value-type="float" office:value="203994">
            <text:p>203994</text:p>
          </table:table-cell>
          <table:table-cell office:value-type="float" office:value="191579">
            <text:p>191579</text:p>
          </table:table-cell>
          <table:table-cell office:value-type="float" office:value="198178">
            <text:p>198178</text:p>
          </table:table-cell>
          <table:table-cell office:value-type="float" office:value="189980">
            <text:p>189980</text:p>
          </table:table-cell>
          <table:table-cell office:value-type="float" office:value="199427">
            <text:p>199427</text:p>
          </table:table-cell>
          <table:table-cell office:value-type="float" office:value="202735">
            <text:p>202735</text:p>
          </table:table-cell>
          <table:table-cell office:value-type="float" office:value="200773">
            <text:p>200773</text:p>
          </table:table-cell>
          <table:table-cell office:value-type="float" office:value="196866">
            <text:p>196866</text:p>
          </table:table-cell>
          <table:table-cell office:value-type="float" office:value="192172">
            <text:p>192172</text:p>
          </table:table-cell>
          <table:table-cell office:value-type="float" office:value="197740.5">
            <text:p>197740.5</text:p>
          </table:table-cell>
        </table:table-row>
        <table:table-row table:style-name="ro1">
          <table:table-cell office:value-type="float" office:value="6800">
            <text:p>6800</text:p>
          </table:table-cell>
          <table:table-cell office:value-type="float" office:value="5601">
            <text:p>5601</text:p>
          </table:table-cell>
          <table:table-cell office:value-type="float" office:value="6051">
            <text:p>6051</text:p>
          </table:table-cell>
          <table:table-cell office:value-type="float" office:value="5600">
            <text:p>5600</text:p>
          </table:table-cell>
          <table:table-cell office:value-type="float" office:value="7942">
            <text:p>7942</text:p>
          </table:table-cell>
          <table:table-cell office:value-type="float" office:value="7287">
            <text:p>7287</text:p>
          </table:table-cell>
          <table:table-cell office:value-type="float" office:value="5526">
            <text:p>5526</text:p>
          </table:table-cell>
          <table:table-cell office:value-type="float" office:value="9432">
            <text:p>9432</text:p>
          </table:table-cell>
          <table:table-cell office:value-type="float" office:value="6498">
            <text:p>6498</text:p>
          </table:table-cell>
          <table:table-cell office:value-type="float" office:value="5516">
            <text:p>5516</text:p>
          </table:table-cell>
          <table:table-cell office:value-type="float" office:value="6123">
            <text:p>6123</text:p>
          </table:table-cell>
          <table:table-cell office:value-type="float" office:value="6557.6">
            <text:p>6557.6</text:p>
          </table:table-cell>
          <table:table-cell office:value-type="float" office:value="208242">
            <text:p>208242</text:p>
          </table:table-cell>
          <table:table-cell office:value-type="float" office:value="202321">
            <text:p>202321</text:p>
          </table:table-cell>
          <table:table-cell office:value-type="float" office:value="202141">
            <text:p>202141</text:p>
          </table:table-cell>
          <table:table-cell office:value-type="float" office:value="201037">
            <text:p>201037</text:p>
          </table:table-cell>
          <table:table-cell office:value-type="float" office:value="221288">
            <text:p>221288</text:p>
          </table:table-cell>
          <table:table-cell office:value-type="float" office:value="207140">
            <text:p>207140</text:p>
          </table:table-cell>
          <table:table-cell office:value-type="float" office:value="210548">
            <text:p>210548</text:p>
          </table:table-cell>
          <table:table-cell office:value-type="float" office:value="201548">
            <text:p>201548</text:p>
          </table:table-cell>
          <table:table-cell office:value-type="float" office:value="206921">
            <text:p>206921</text:p>
          </table:table-cell>
          <table:table-cell office:value-type="float" office:value="201476">
            <text:p>201476</text:p>
          </table:table-cell>
          <table:table-cell office:value-type="float" office:value="206266.2">
            <text:p>206266.2</text:p>
          </table:table-cell>
        </table:table-row>
        <table:table-row table:style-name="ro1">
          <table:table-cell office:value-type="float" office:value="6900">
            <text:p>6900</text:p>
          </table:table-cell>
          <table:table-cell office:value-type="float" office:value="7145">
            <text:p>7145</text:p>
          </table:table-cell>
          <table:table-cell office:value-type="float" office:value="7499">
            <text:p>7499</text:p>
          </table:table-cell>
          <table:table-cell office:value-type="float" office:value="5557">
            <text:p>5557</text:p>
          </table:table-cell>
          <table:table-cell office:value-type="float" office:value="6236">
            <text:p>6236</text:p>
          </table:table-cell>
          <table:table-cell office:value-type="float" office:value="6016">
            <text:p>6016</text:p>
          </table:table-cell>
          <table:table-cell office:value-type="float" office:value="5689">
            <text:p>5689</text:p>
          </table:table-cell>
          <table:table-cell office:value-type="float" office:value="5600">
            <text:p>5600</text:p>
          </table:table-cell>
          <table:table-cell office:value-type="float" office:value="5592">
            <text:p>5592</text:p>
          </table:table-cell>
          <table:table-cell office:value-type="float" office:value="5619">
            <text:p>5619</text:p>
          </table:table-cell>
          <table:table-cell office:value-type="float" office:value="7063">
            <text:p>7063</text:p>
          </table:table-cell>
          <table:table-cell office:value-type="float" office:value="6201.6">
            <text:p>6201.6</text:p>
          </table:table-cell>
          <table:table-cell office:value-type="float" office:value="212762">
            <text:p>212762</text:p>
          </table:table-cell>
          <table:table-cell office:value-type="float" office:value="203649">
            <text:p>203649</text:p>
          </table:table-cell>
          <table:table-cell office:value-type="float" office:value="213763">
            <text:p>213763</text:p>
          </table:table-cell>
          <table:table-cell office:value-type="float" office:value="204808">
            <text:p>204808</text:p>
          </table:table-cell>
          <table:table-cell office:value-type="float" office:value="204346">
            <text:p>204346</text:p>
          </table:table-cell>
          <table:table-cell office:value-type="float" office:value="203373">
            <text:p>203373</text:p>
          </table:table-cell>
          <table:table-cell office:value-type="float" office:value="206892">
            <text:p>206892</text:p>
          </table:table-cell>
          <table:table-cell office:value-type="float" office:value="202625">
            <text:p>202625</text:p>
          </table:table-cell>
          <table:table-cell office:value-type="float" office:value="219281">
            <text:p>219281</text:p>
          </table:table-cell>
          <table:table-cell office:value-type="float" office:value="213720">
            <text:p>213720</text:p>
          </table:table-cell>
          <table:table-cell office:value-type="float" office:value="208521.9">
            <text:p>208521.9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297">
            <text:p>6297</text:p>
          </table:table-cell>
          <table:table-cell office:value-type="float" office:value="5824">
            <text:p>5824</text:p>
          </table:table-cell>
          <table:table-cell office:value-type="float" office:value="7765">
            <text:p>7765</text:p>
          </table:table-cell>
          <table:table-cell office:value-type="float" office:value="5701">
            <text:p>5701</text:p>
          </table:table-cell>
          <table:table-cell office:value-type="float" office:value="7086">
            <text:p>7086</text:p>
          </table:table-cell>
          <table:table-cell office:value-type="float" office:value="7209">
            <text:p>7209</text:p>
          </table:table-cell>
          <table:table-cell office:value-type="float" office:value="5762">
            <text:p>5762</text:p>
          </table:table-cell>
          <table:table-cell office:value-type="float" office:value="8033">
            <text:p>8033</text:p>
          </table:table-cell>
          <table:table-cell office:value-type="float" office:value="8100">
            <text:p>8100</text:p>
          </table:table-cell>
          <table:table-cell office:value-type="float" office:value="8047">
            <text:p>8047</text:p>
          </table:table-cell>
          <table:table-cell office:value-type="float" office:value="6982.4">
            <text:p>6982.4</text:p>
          </table:table-cell>
          <table:table-cell office:value-type="float" office:value="214179">
            <text:p>214179</text:p>
          </table:table-cell>
          <table:table-cell office:value-type="float" office:value="210800">
            <text:p>210800</text:p>
          </table:table-cell>
          <table:table-cell office:value-type="float" office:value="212864">
            <text:p>212864</text:p>
          </table:table-cell>
          <table:table-cell office:value-type="float" office:value="216806">
            <text:p>216806</text:p>
          </table:table-cell>
          <table:table-cell office:value-type="float" office:value="223744">
            <text:p>223744</text:p>
          </table:table-cell>
          <table:table-cell office:value-type="float" office:value="209794">
            <text:p>209794</text:p>
          </table:table-cell>
          <table:table-cell office:value-type="float" office:value="214529">
            <text:p>214529</text:p>
          </table:table-cell>
          <table:table-cell office:value-type="float" office:value="216289">
            <text:p>216289</text:p>
          </table:table-cell>
          <table:table-cell office:value-type="float" office:value="203605">
            <text:p>203605</text:p>
          </table:table-cell>
          <table:table-cell office:value-type="float" office:value="215841">
            <text:p>215841</text:p>
          </table:table-cell>
          <table:table-cell office:value-type="float" office:value="213845.1">
            <text:p>213845.1</text:p>
          </table:table-cell>
        </table:table-row>
        <table:table-row table:style-name="ro1">
          <table:table-cell office:value-type="float" office:value="7100">
            <text:p>7100</text:p>
          </table:table-cell>
          <table:table-cell office:value-type="float" office:value="6119">
            <text:p>6119</text:p>
          </table:table-cell>
          <table:table-cell office:value-type="float" office:value="9201">
            <text:p>9201</text:p>
          </table:table-cell>
          <table:table-cell office:value-type="float" office:value="5788">
            <text:p>5788</text:p>
          </table:table-cell>
          <table:table-cell office:value-type="float" office:value="5936">
            <text:p>5936</text:p>
          </table:table-cell>
          <table:table-cell office:value-type="float" office:value="7814">
            <text:p>7814</text:p>
          </table:table-cell>
          <table:table-cell office:value-type="float" office:value="5855">
            <text:p>5855</text:p>
          </table:table-cell>
          <table:table-cell office:value-type="float" office:value="8343">
            <text:p>8343</text:p>
          </table:table-cell>
          <table:table-cell office:value-type="float" office:value="5797">
            <text:p>5797</text:p>
          </table:table-cell>
          <table:table-cell office:value-type="float" office:value="7232">
            <text:p>7232</text:p>
          </table:table-cell>
          <table:table-cell office:value-type="float" office:value="5880">
            <text:p>5880</text:p>
          </table:table-cell>
          <table:table-cell office:value-type="float" office:value="6796.5">
            <text:p>6796.5</text:p>
          </table:table-cell>
          <table:table-cell office:value-type="float" office:value="222732">
            <text:p>222732</text:p>
          </table:table-cell>
          <table:table-cell office:value-type="float" office:value="219434">
            <text:p>219434</text:p>
          </table:table-cell>
          <table:table-cell office:value-type="float" office:value="221782">
            <text:p>221782</text:p>
          </table:table-cell>
          <table:table-cell office:value-type="float" office:value="228710">
            <text:p>228710</text:p>
          </table:table-cell>
          <table:table-cell office:value-type="float" office:value="217677">
            <text:p>217677</text:p>
          </table:table-cell>
          <table:table-cell office:value-type="float" office:value="217653">
            <text:p>217653</text:p>
          </table:table-cell>
          <table:table-cell office:value-type="float" office:value="213999">
            <text:p>213999</text:p>
          </table:table-cell>
          <table:table-cell office:value-type="float" office:value="228784">
            <text:p>228784</text:p>
          </table:table-cell>
          <table:table-cell office:value-type="float" office:value="214870">
            <text:p>214870</text:p>
          </table:table-cell>
          <table:table-cell office:value-type="float" office:value="219449">
            <text:p>219449</text:p>
          </table:table-cell>
          <table:table-cell office:value-type="float" office:value="220509">
            <text:p>220509</text:p>
          </table:table-cell>
        </table:table-row>
        <table:table-row table:style-name="ro1">
          <table:table-cell office:value-type="float" office:value="7200">
            <text:p>7200</text:p>
          </table:table-cell>
          <table:table-cell office:value-type="float" office:value="6009">
            <text:p>6009</text:p>
          </table:table-cell>
          <table:table-cell office:value-type="float" office:value="5872">
            <text:p>5872</text:p>
          </table:table-cell>
          <table:table-cell office:value-type="float" office:value="7438">
            <text:p>7438</text:p>
          </table:table-cell>
          <table:table-cell office:value-type="float" office:value="5887">
            <text:p>5887</text:p>
          </table:table-cell>
          <table:table-cell office:value-type="float" office:value="5928">
            <text:p>5928</text:p>
          </table:table-cell>
          <table:table-cell office:value-type="float" office:value="5900">
            <text:p>5900</text:p>
          </table:table-cell>
          <table:table-cell office:value-type="float" office:value="6705">
            <text:p>6705</text:p>
          </table:table-cell>
          <table:table-cell office:value-type="float" office:value="6881">
            <text:p>6881</text:p>
          </table:table-cell>
          <table:table-cell office:value-type="float" office:value="5958">
            <text:p>5958</text:p>
          </table:table-cell>
          <table:table-cell office:value-type="float" office:value="6244">
            <text:p>6244</text:p>
          </table:table-cell>
          <table:table-cell office:value-type="float" office:value="6282.2">
            <text:p>6282.2</text:p>
          </table:table-cell>
          <table:table-cell office:value-type="float" office:value="220366">
            <text:p>220366</text:p>
          </table:table-cell>
          <table:table-cell office:value-type="float" office:value="242820">
            <text:p>242820</text:p>
          </table:table-cell>
          <table:table-cell office:value-type="float" office:value="223352">
            <text:p>223352</text:p>
          </table:table-cell>
          <table:table-cell office:value-type="float" office:value="233211">
            <text:p>233211</text:p>
          </table:table-cell>
          <table:table-cell office:value-type="float" office:value="226082">
            <text:p>226082</text:p>
          </table:table-cell>
          <table:table-cell office:value-type="float" office:value="222942">
            <text:p>222942</text:p>
          </table:table-cell>
          <table:table-cell office:value-type="float" office:value="223707">
            <text:p>223707</text:p>
          </table:table-cell>
          <table:table-cell office:value-type="float" office:value="222799">
            <text:p>222799</text:p>
          </table:table-cell>
          <table:table-cell office:value-type="float" office:value="223192">
            <text:p>223192</text:p>
          </table:table-cell>
          <table:table-cell office:value-type="float" office:value="218626">
            <text:p>218626</text:p>
          </table:table-cell>
          <table:table-cell office:value-type="float" office:value="225709.7">
            <text:p>225709.7</text:p>
          </table:table-cell>
        </table:table-row>
        <table:table-row table:style-name="ro1">
          <table:table-cell office:value-type="float" office:value="7300">
            <text:p>7300</text:p>
          </table:table-cell>
          <table:table-cell office:value-type="float" office:value="6048">
            <text:p>6048</text:p>
          </table:table-cell>
          <table:table-cell office:value-type="float" office:value="5955">
            <text:p>5955</text:p>
          </table:table-cell>
          <table:table-cell office:value-type="float" office:value="5975">
            <text:p>5975</text:p>
          </table:table-cell>
          <table:table-cell office:value-type="float" office:value="7150">
            <text:p>7150</text:p>
          </table:table-cell>
          <table:table-cell office:value-type="float" office:value="6018">
            <text:p>6018</text:p>
          </table:table-cell>
          <table:table-cell office:value-type="float" office:value="6341">
            <text:p>6341</text:p>
          </table:table-cell>
          <table:table-cell office:value-type="float" office:value="6249">
            <text:p>6249</text:p>
          </table:table-cell>
          <table:table-cell office:value-type="float" office:value="7927">
            <text:p>7927</text:p>
          </table:table-cell>
          <table:table-cell office:value-type="float" office:value="7435">
            <text:p>7435</text:p>
          </table:table-cell>
          <table:table-cell office:value-type="float" office:value="7076">
            <text:p>7076</text:p>
          </table:table-cell>
          <table:table-cell office:value-type="float" office:value="6617.4">
            <text:p>6617.4</text:p>
          </table:table-cell>
          <table:table-cell office:value-type="float" office:value="232121">
            <text:p>232121</text:p>
          </table:table-cell>
          <table:table-cell office:value-type="float" office:value="240499">
            <text:p>240499</text:p>
          </table:table-cell>
          <table:table-cell office:value-type="float" office:value="235371">
            <text:p>235371</text:p>
          </table:table-cell>
          <table:table-cell office:value-type="float" office:value="232127">
            <text:p>232127</text:p>
          </table:table-cell>
          <table:table-cell office:value-type="float" office:value="231799">
            <text:p>231799</text:p>
          </table:table-cell>
          <table:table-cell office:value-type="float" office:value="233356">
            <text:p>233356</text:p>
          </table:table-cell>
          <table:table-cell office:value-type="float" office:value="224543">
            <text:p>224543</text:p>
          </table:table-cell>
          <table:table-cell office:value-type="float" office:value="226939">
            <text:p>226939</text:p>
          </table:table-cell>
          <table:table-cell office:value-type="float" office:value="235612">
            <text:p>235612</text:p>
          </table:table-cell>
          <table:table-cell office:value-type="float" office:value="232691">
            <text:p>232691</text:p>
          </table:table-cell>
          <table:table-cell office:value-type="float" office:value="232505.8">
            <text:p>232505.8</text:p>
          </table:table-cell>
        </table:table-row>
        <table:table-row table:style-name="ro1">
          <table:table-cell office:value-type="float" office:value="7400">
            <text:p>7400</text:p>
          </table:table-cell>
          <table:table-cell office:value-type="float" office:value="6819">
            <text:p>6819</text:p>
          </table:table-cell>
          <table:table-cell office:value-type="float" office:value="6760">
            <text:p>6760</text:p>
          </table:table-cell>
          <table:table-cell office:value-type="float" office:value="8735">
            <text:p>8735</text:p>
          </table:table-cell>
          <table:table-cell office:value-type="float" office:value="6213">
            <text:p>6213</text:p>
          </table:table-cell>
          <table:table-cell office:value-type="float" office:value="6227">
            <text:p>6227</text:p>
          </table:table-cell>
          <table:table-cell office:value-type="float" office:value="6110">
            <text:p>6110</text:p>
          </table:table-cell>
          <table:table-cell office:value-type="float" office:value="6116">
            <text:p>6116</text:p>
          </table:table-cell>
          <table:table-cell office:value-type="float" office:value="6920">
            <text:p>6920</text:p>
          </table:table-cell>
          <table:table-cell office:value-type="float" office:value="10073">
            <text:p>10073</text:p>
          </table:table-cell>
          <table:table-cell office:value-type="float" office:value="6119">
            <text:p>6119</text:p>
          </table:table-cell>
          <table:table-cell office:value-type="float" office:value="7009.2">
            <text:p>7009.2</text:p>
          </table:table-cell>
          <table:table-cell office:value-type="float" office:value="246755">
            <text:p>246755</text:p>
          </table:table-cell>
          <table:table-cell office:value-type="float" office:value="254404">
            <text:p>254404</text:p>
          </table:table-cell>
          <table:table-cell office:value-type="float" office:value="249445">
            <text:p>249445</text:p>
          </table:table-cell>
          <table:table-cell office:value-type="float" office:value="233364">
            <text:p>233364</text:p>
          </table:table-cell>
          <table:table-cell office:value-type="float" office:value="238446">
            <text:p>238446</text:p>
          </table:table-cell>
          <table:table-cell office:value-type="float" office:value="234982">
            <text:p>234982</text:p>
          </table:table-cell>
          <table:table-cell office:value-type="float" office:value="229624">
            <text:p>229624</text:p>
          </table:table-cell>
          <table:table-cell office:value-type="float" office:value="242565">
            <text:p>242565</text:p>
          </table:table-cell>
          <table:table-cell office:value-type="float" office:value="230083">
            <text:p>230083</text:p>
          </table:table-cell>
          <table:table-cell office:value-type="float" office:value="248350">
            <text:p>248350</text:p>
          </table:table-cell>
          <table:table-cell office:value-type="float" office:value="240801.8">
            <text:p>240801.8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330">
            <text:p>6330</text:p>
          </table:table-cell>
          <table:table-cell office:value-type="float" office:value="6203">
            <text:p>6203</text:p>
          </table:table-cell>
          <table:table-cell office:value-type="float" office:value="7882">
            <text:p>7882</text:p>
          </table:table-cell>
          <table:table-cell office:value-type="float" office:value="6629">
            <text:p>6629</text:p>
          </table:table-cell>
          <table:table-cell office:value-type="float" office:value="6266">
            <text:p>6266</text:p>
          </table:table-cell>
          <table:table-cell office:value-type="float" office:value="8107">
            <text:p>8107</text:p>
          </table:table-cell>
          <table:table-cell office:value-type="float" office:value="6286">
            <text:p>6286</text:p>
          </table:table-cell>
          <table:table-cell office:value-type="float" office:value="9685">
            <text:p>9685</text:p>
          </table:table-cell>
          <table:table-cell office:value-type="float" office:value="8048">
            <text:p>8048</text:p>
          </table:table-cell>
          <table:table-cell office:value-type="float" office:value="8096">
            <text:p>8096</text:p>
          </table:table-cell>
          <table:table-cell office:value-type="float" office:value="7353.2">
            <text:p>7353.2</text:p>
          </table:table-cell>
          <table:table-cell office:value-type="float" office:value="245977">
            <text:p>245977</text:p>
          </table:table-cell>
          <table:table-cell office:value-type="float" office:value="247044">
            <text:p>247044</text:p>
          </table:table-cell>
          <table:table-cell office:value-type="float" office:value="245946">
            <text:p>245946</text:p>
          </table:table-cell>
          <table:table-cell office:value-type="float" office:value="240087">
            <text:p>240087</text:p>
          </table:table-cell>
          <table:table-cell office:value-type="float" office:value="230878">
            <text:p>230878</text:p>
          </table:table-cell>
          <table:table-cell office:value-type="float" office:value="247058">
            <text:p>247058</text:p>
          </table:table-cell>
          <table:table-cell office:value-type="float" office:value="241649">
            <text:p>241649</text:p>
          </table:table-cell>
          <table:table-cell office:value-type="float" office:value="250041">
            <text:p>250041</text:p>
          </table:table-cell>
          <table:table-cell office:value-type="float" office:value="246133">
            <text:p>246133</text:p>
          </table:table-cell>
          <table:table-cell office:value-type="float" office:value="247384">
            <text:p>247384</text:p>
          </table:table-cell>
          <table:table-cell office:value-type="float" office:value="244219.7">
            <text:p>244219.7</text:p>
          </table:table-cell>
        </table:table-row>
        <table:table-row table:style-name="ro1">
          <table:table-cell office:value-type="float" office:value="7600">
            <text:p>7600</text:p>
          </table:table-cell>
          <table:table-cell office:value-type="float" office:value="7758">
            <text:p>7758</text:p>
          </table:table-cell>
          <table:table-cell office:value-type="float" office:value="6350">
            <text:p>6350</text:p>
          </table:table-cell>
          <table:table-cell office:value-type="float" office:value="6299">
            <text:p>6299</text:p>
          </table:table-cell>
          <table:table-cell office:value-type="float" office:value="6303">
            <text:p>6303</text:p>
          </table:table-cell>
          <table:table-cell office:value-type="float" office:value="6478">
            <text:p>6478</text:p>
          </table:table-cell>
          <table:table-cell office:value-type="float" office:value="6295">
            <text:p>6295</text:p>
          </table:table-cell>
          <table:table-cell office:value-type="float" office:value="9001">
            <text:p>9001</text:p>
          </table:table-cell>
          <table:table-cell office:value-type="float" office:value="7511">
            <text:p>7511</text:p>
          </table:table-cell>
          <table:table-cell office:value-type="float" office:value="10106">
            <text:p>10106</text:p>
          </table:table-cell>
          <table:table-cell office:value-type="float" office:value="6393">
            <text:p>6393</text:p>
          </table:table-cell>
          <table:table-cell office:value-type="float" office:value="7249.4">
            <text:p>7249.4</text:p>
          </table:table-cell>
          <table:table-cell office:value-type="float" office:value="253121">
            <text:p>253121</text:p>
          </table:table-cell>
          <table:table-cell office:value-type="float" office:value="257109">
            <text:p>257109</text:p>
          </table:table-cell>
          <table:table-cell office:value-type="float" office:value="248507">
            <text:p>248507</text:p>
          </table:table-cell>
          <table:table-cell office:value-type="float" office:value="261527">
            <text:p>261527</text:p>
          </table:table-cell>
          <table:table-cell office:value-type="float" office:value="244907">
            <text:p>244907</text:p>
          </table:table-cell>
          <table:table-cell office:value-type="float" office:value="247679">
            <text:p>247679</text:p>
          </table:table-cell>
          <table:table-cell office:value-type="float" office:value="250918">
            <text:p>250918</text:p>
          </table:table-cell>
          <table:table-cell office:value-type="float" office:value="247443">
            <text:p>247443</text:p>
          </table:table-cell>
          <table:table-cell office:value-type="float" office:value="248962">
            <text:p>248962</text:p>
          </table:table-cell>
          <table:table-cell office:value-type="float" office:value="247811">
            <text:p>247811</text:p>
          </table:table-cell>
          <table:table-cell office:value-type="float" office:value="250798.4">
            <text:p>250798.4</text:p>
          </table:table-cell>
        </table:table-row>
        <table:table-row table:style-name="ro1">
          <table:table-cell office:value-type="float" office:value="7700">
            <text:p>7700</text:p>
          </table:table-cell>
          <table:table-cell office:value-type="float" office:value="6531">
            <text:p>6531</text:p>
          </table:table-cell>
          <table:table-cell office:value-type="float" office:value="6507">
            <text:p>6507</text:p>
          </table:table-cell>
          <table:table-cell office:value-type="float" office:value="6862">
            <text:p>6862</text:p>
          </table:table-cell>
          <table:table-cell office:value-type="float" office:value="6819">
            <text:p>6819</text:p>
          </table:table-cell>
          <table:table-cell office:value-type="float" office:value="6638">
            <text:p>6638</text:p>
          </table:table-cell>
          <table:table-cell office:value-type="float" office:value="6352">
            <text:p>6352</text:p>
          </table:table-cell>
          <table:table-cell office:value-type="float" office:value="6582">
            <text:p>6582</text:p>
          </table:table-cell>
          <table:table-cell office:value-type="float" office:value="6931">
            <text:p>6931</text:p>
          </table:table-cell>
          <table:table-cell office:value-type="float" office:value="6457">
            <text:p>6457</text:p>
          </table:table-cell>
          <table:table-cell office:value-type="float" office:value="8024">
            <text:p>8024</text:p>
          </table:table-cell>
          <table:table-cell office:value-type="float" office:value="6770.3">
            <text:p>6770.3</text:p>
          </table:table-cell>
          <table:table-cell office:value-type="float" office:value="257064">
            <text:p>257064</text:p>
          </table:table-cell>
          <table:table-cell office:value-type="float" office:value="260739">
            <text:p>260739</text:p>
          </table:table-cell>
          <table:table-cell office:value-type="float" office:value="258725">
            <text:p>258725</text:p>
          </table:table-cell>
          <table:table-cell office:value-type="float" office:value="253525">
            <text:p>253525</text:p>
          </table:table-cell>
          <table:table-cell office:value-type="float" office:value="254103">
            <text:p>254103</text:p>
          </table:table-cell>
          <table:table-cell office:value-type="float" office:value="259599">
            <text:p>259599</text:p>
          </table:table-cell>
          <table:table-cell office:value-type="float" office:value="267469">
            <text:p>267469</text:p>
          </table:table-cell>
          <table:table-cell office:value-type="float" office:value="248342">
            <text:p>248342</text:p>
          </table:table-cell>
          <table:table-cell office:value-type="float" office:value="248488">
            <text:p>248488</text:p>
          </table:table-cell>
          <table:table-cell office:value-type="float" office:value="250512">
            <text:p>250512</text:p>
          </table:table-cell>
          <table:table-cell office:value-type="float" office:value="255856.6">
            <text:p>255856.6</text:p>
          </table:table-cell>
        </table:table-row>
        <table:table-row table:style-name="ro1">
          <table:table-cell office:value-type="float" office:value="7800">
            <text:p>7800</text:p>
          </table:table-cell>
          <table:table-cell office:value-type="float" office:value="6810">
            <text:p>6810</text:p>
          </table:table-cell>
          <table:table-cell office:value-type="float" office:value="6766">
            <text:p>6766</text:p>
          </table:table-cell>
          <table:table-cell office:value-type="float" office:value="6584">
            <text:p>6584</text:p>
          </table:table-cell>
          <table:table-cell office:value-type="float" office:value="7756">
            <text:p>7756</text:p>
          </table:table-cell>
          <table:table-cell office:value-type="float" office:value="8335">
            <text:p>8335</text:p>
          </table:table-cell>
          <table:table-cell office:value-type="float" office:value="9135">
            <text:p>9135</text:p>
          </table:table-cell>
          <table:table-cell office:value-type="float" office:value="8773">
            <text:p>8773</text:p>
          </table:table-cell>
          <table:table-cell office:value-type="float" office:value="8458">
            <text:p>8458</text:p>
          </table:table-cell>
          <table:table-cell office:value-type="float" office:value="9730">
            <text:p>9730</text:p>
          </table:table-cell>
          <table:table-cell office:value-type="float" office:value="6472">
            <text:p>6472</text:p>
          </table:table-cell>
          <table:table-cell office:value-type="float" office:value="7881.9">
            <text:p>7881.9</text:p>
          </table:table-cell>
          <table:table-cell office:value-type="float" office:value="262918">
            <text:p>262918</text:p>
          </table:table-cell>
          <table:table-cell office:value-type="float" office:value="271548">
            <text:p>271548</text:p>
          </table:table-cell>
          <table:table-cell office:value-type="float" office:value="261274">
            <text:p>261274</text:p>
          </table:table-cell>
          <table:table-cell office:value-type="float" office:value="263582">
            <text:p>263582</text:p>
          </table:table-cell>
          <table:table-cell office:value-type="float" office:value="261931">
            <text:p>261931</text:p>
          </table:table-cell>
          <table:table-cell office:value-type="float" office:value="260925">
            <text:p>260925</text:p>
          </table:table-cell>
          <table:table-cell office:value-type="float" office:value="272352">
            <text:p>272352</text:p>
          </table:table-cell>
          <table:table-cell office:value-type="float" office:value="259055">
            <text:p>259055</text:p>
          </table:table-cell>
          <table:table-cell office:value-type="float" office:value="271154">
            <text:p>271154</text:p>
          </table:table-cell>
          <table:table-cell office:value-type="float" office:value="268250">
            <text:p>268250</text:p>
          </table:table-cell>
          <table:table-cell office:value-type="float" office:value="265298.9">
            <text:p>265298.9</text:p>
          </table:table-cell>
        </table:table-row>
        <table:table-row table:style-name="ro1">
          <table:table-cell office:value-type="float" office:value="7900">
            <text:p>7900</text:p>
          </table:table-cell>
          <table:table-cell office:value-type="float" office:value="6711">
            <text:p>6711</text:p>
          </table:table-cell>
          <table:table-cell office:value-type="float" office:value="6617">
            <text:p>6617</text:p>
          </table:table-cell>
          <table:table-cell office:value-type="float" office:value="9505">
            <text:p>9505</text:p>
          </table:table-cell>
          <table:table-cell office:value-type="float" office:value="7434">
            <text:p>7434</text:p>
          </table:table-cell>
          <table:table-cell office:value-type="float" office:value="6598">
            <text:p>6598</text:p>
          </table:table-cell>
          <table:table-cell office:value-type="float" office:value="6554">
            <text:p>6554</text:p>
          </table:table-cell>
          <table:table-cell office:value-type="float" office:value="10888">
            <text:p>10888</text:p>
          </table:table-cell>
          <table:table-cell office:value-type="float" office:value="8700">
            <text:p>8700</text:p>
          </table:table-cell>
          <table:table-cell office:value-type="float" office:value="9432">
            <text:p>9432</text:p>
          </table:table-cell>
          <table:table-cell office:value-type="float" office:value="6624">
            <text:p>6624</text:p>
          </table:table-cell>
          <table:table-cell office:value-type="float" office:value="7906.3">
            <text:p>7906.3</text:p>
          </table:table-cell>
          <table:table-cell office:value-type="float" office:value="269419">
            <text:p>269419</text:p>
          </table:table-cell>
          <table:table-cell office:value-type="float" office:value="271033">
            <text:p>271033</text:p>
          </table:table-cell>
          <table:table-cell office:value-type="float" office:value="262461">
            <text:p>262461</text:p>
          </table:table-cell>
          <table:table-cell office:value-type="float" office:value="266064">
            <text:p>266064</text:p>
          </table:table-cell>
          <table:table-cell office:value-type="float" office:value="269916">
            <text:p>269916</text:p>
          </table:table-cell>
          <table:table-cell office:value-type="float" office:value="261812">
            <text:p>261812</text:p>
          </table:table-cell>
          <table:table-cell office:value-type="float" office:value="272430">
            <text:p>272430</text:p>
          </table:table-cell>
          <table:table-cell office:value-type="float" office:value="262540">
            <text:p>262540</text:p>
          </table:table-cell>
          <table:table-cell office:value-type="float" office:value="262469">
            <text:p>262469</text:p>
          </table:table-cell>
          <table:table-cell office:value-type="float" office:value="268626">
            <text:p>268626</text:p>
          </table:table-cell>
          <table:table-cell office:value-type="float" office:value="266677">
            <text:p>266677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000">
            <text:p>9000</text:p>
          </table:table-cell>
          <table:table-cell office:value-type="float" office:value="8178">
            <text:p>8178</text:p>
          </table:table-cell>
          <table:table-cell office:value-type="float" office:value="7649">
            <text:p>7649</text:p>
          </table:table-cell>
          <table:table-cell office:value-type="float" office:value="6692">
            <text:p>6692</text:p>
          </table:table-cell>
          <table:table-cell office:value-type="float" office:value="6623">
            <text:p>6623</text:p>
          </table:table-cell>
          <table:table-cell office:value-type="float" office:value="7674">
            <text:p>7674</text:p>
          </table:table-cell>
          <table:table-cell office:value-type="float" office:value="6723">
            <text:p>6723</text:p>
          </table:table-cell>
          <table:table-cell office:value-type="float" office:value="6590">
            <text:p>6590</text:p>
          </table:table-cell>
          <table:table-cell office:value-type="float" office:value="6720">
            <text:p>6720</text:p>
          </table:table-cell>
          <table:table-cell office:value-type="float" office:value="8933">
            <text:p>8933</text:p>
          </table:table-cell>
          <table:table-cell office:value-type="float" office:value="7478.2">
            <text:p>7478.2</text:p>
          </table:table-cell>
          <table:table-cell office:value-type="float" office:value="279351">
            <text:p>279351</text:p>
          </table:table-cell>
          <table:table-cell office:value-type="float" office:value="280264">
            <text:p>280264</text:p>
          </table:table-cell>
          <table:table-cell office:value-type="float" office:value="268038">
            <text:p>268038</text:p>
          </table:table-cell>
          <table:table-cell office:value-type="float" office:value="275243">
            <text:p>275243</text:p>
          </table:table-cell>
          <table:table-cell office:value-type="float" office:value="276853">
            <text:p>276853</text:p>
          </table:table-cell>
          <table:table-cell office:value-type="float" office:value="273351">
            <text:p>273351</text:p>
          </table:table-cell>
          <table:table-cell office:value-type="float" office:value="266751">
            <text:p>266751</text:p>
          </table:table-cell>
          <table:table-cell office:value-type="float" office:value="282347">
            <text:p>282347</text:p>
          </table:table-cell>
          <table:table-cell office:value-type="float" office:value="274582">
            <text:p>274582</text:p>
          </table:table-cell>
          <table:table-cell office:value-type="float" office:value="274587">
            <text:p>274587</text:p>
          </table:table-cell>
          <table:table-cell office:value-type="float" office:value="275136.7">
            <text:p>275136.7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8516">
            <text:p>8516</text:p>
          </table:table-cell>
          <table:table-cell office:value-type="float" office:value="6777">
            <text:p>6777</text:p>
          </table:table-cell>
          <table:table-cell office:value-type="float" office:value="8027">
            <text:p>8027</text:p>
          </table:table-cell>
          <table:table-cell office:value-type="float" office:value="6680">
            <text:p>6680</text:p>
          </table:table-cell>
          <table:table-cell office:value-type="float" office:value="7366">
            <text:p>7366</text:p>
          </table:table-cell>
          <table:table-cell office:value-type="float" office:value="9345">
            <text:p>9345</text:p>
          </table:table-cell>
          <table:table-cell office:value-type="float" office:value="8342">
            <text:p>8342</text:p>
          </table:table-cell>
          <table:table-cell office:value-type="float" office:value="12878">
            <text:p>12878</text:p>
          </table:table-cell>
          <table:table-cell office:value-type="float" office:value="8512">
            <text:p>8512</text:p>
          </table:table-cell>
          <table:table-cell office:value-type="float" office:value="7837">
            <text:p>7837</text:p>
          </table:table-cell>
          <table:table-cell office:value-type="float" office:value="8428">
            <text:p>8428</text:p>
          </table:table-cell>
          <table:table-cell office:value-type="float" office:value="284197">
            <text:p>284197</text:p>
          </table:table-cell>
          <table:table-cell office:value-type="float" office:value="279931">
            <text:p>279931</text:p>
          </table:table-cell>
          <table:table-cell office:value-type="float" office:value="281612">
            <text:p>281612</text:p>
          </table:table-cell>
          <table:table-cell office:value-type="float" office:value="279250">
            <text:p>279250</text:p>
          </table:table-cell>
          <table:table-cell office:value-type="float" office:value="287220">
            <text:p>287220</text:p>
          </table:table-cell>
          <table:table-cell office:value-type="float" office:value="272860">
            <text:p>272860</text:p>
          </table:table-cell>
          <table:table-cell office:value-type="float" office:value="274992">
            <text:p>274992</text:p>
          </table:table-cell>
          <table:table-cell office:value-type="float" office:value="287871">
            <text:p>287871</text:p>
          </table:table-cell>
          <table:table-cell office:value-type="float" office:value="271756">
            <text:p>271756</text:p>
          </table:table-cell>
          <table:table-cell office:value-type="float" office:value="285240">
            <text:p>285240</text:p>
          </table:table-cell>
          <table:table-cell office:value-type="float" office:value="280492.9">
            <text:p>280492.9</text:p>
          </table:table-cell>
        </table:table-row>
        <table:table-row table:style-name="ro1">
          <table:table-cell office:value-type="float" office:value="8200">
            <text:p>8200</text:p>
          </table:table-cell>
          <table:table-cell office:value-type="float" office:value="6974">
            <text:p>6974</text:p>
          </table:table-cell>
          <table:table-cell office:value-type="float" office:value="7633">
            <text:p>7633</text:p>
          </table:table-cell>
          <table:table-cell office:value-type="float" office:value="6897">
            <text:p>6897</text:p>
          </table:table-cell>
          <table:table-cell office:value-type="float" office:value="9451">
            <text:p>9451</text:p>
          </table:table-cell>
          <table:table-cell office:value-type="float" office:value="9196">
            <text:p>9196</text:p>
          </table:table-cell>
          <table:table-cell office:value-type="float" office:value="6874">
            <text:p>6874</text:p>
          </table:table-cell>
          <table:table-cell office:value-type="float" office:value="8713">
            <text:p>8713</text:p>
          </table:table-cell>
          <table:table-cell office:value-type="float" office:value="6872">
            <text:p>6872</text:p>
          </table:table-cell>
          <table:table-cell office:value-type="float" office:value="7982">
            <text:p>7982</text:p>
          </table:table-cell>
          <table:table-cell office:value-type="float" office:value="6904">
            <text:p>6904</text:p>
          </table:table-cell>
          <table:table-cell office:value-type="float" office:value="7749.6">
            <text:p>7749.6</text:p>
          </table:table-cell>
          <table:table-cell office:value-type="float" office:value="284462">
            <text:p>284462</text:p>
          </table:table-cell>
          <table:table-cell office:value-type="float" office:value="290418">
            <text:p>290418</text:p>
          </table:table-cell>
          <table:table-cell office:value-type="float" office:value="286983">
            <text:p>286983</text:p>
          </table:table-cell>
          <table:table-cell office:value-type="float" office:value="290103">
            <text:p>290103</text:p>
          </table:table-cell>
          <table:table-cell office:value-type="float" office:value="300975">
            <text:p>300975</text:p>
          </table:table-cell>
          <table:table-cell office:value-type="float" office:value="282150">
            <text:p>282150</text:p>
          </table:table-cell>
          <table:table-cell office:value-type="float" office:value="288216">
            <text:p>288216</text:p>
          </table:table-cell>
          <table:table-cell office:value-type="float" office:value="287701">
            <text:p>287701</text:p>
          </table:table-cell>
          <table:table-cell office:value-type="float" office:value="283086">
            <text:p>283086</text:p>
          </table:table-cell>
          <table:table-cell office:value-type="float" office:value="279229">
            <text:p>279229</text:p>
          </table:table-cell>
          <table:table-cell office:value-type="float" office:value="287332.3">
            <text:p>287332.3</text:p>
          </table:table-cell>
        </table:table-row>
        <table:table-row table:style-name="ro1">
          <table:table-cell office:value-type="float" office:value="8300">
            <text:p>8300</text:p>
          </table:table-cell>
          <table:table-cell office:value-type="float" office:value="8830">
            <text:p>8830</text:p>
          </table:table-cell>
          <table:table-cell office:value-type="float" office:value="9831">
            <text:p>9831</text:p>
          </table:table-cell>
          <table:table-cell office:value-type="float" office:value="6952">
            <text:p>6952</text:p>
          </table:table-cell>
          <table:table-cell office:value-type="float" office:value="9264">
            <text:p>9264</text:p>
          </table:table-cell>
          <table:table-cell office:value-type="float" office:value="6938">
            <text:p>6938</text:p>
          </table:table-cell>
          <table:table-cell office:value-type="float" office:value="9471">
            <text:p>9471</text:p>
          </table:table-cell>
          <table:table-cell office:value-type="float" office:value="8836">
            <text:p>8836</text:p>
          </table:table-cell>
          <table:table-cell office:value-type="float" office:value="7313">
            <text:p>7313</text:p>
          </table:table-cell>
          <table:table-cell office:value-type="float" office:value="6992">
            <text:p>6992</text:p>
          </table:table-cell>
          <table:table-cell office:value-type="float" office:value="7332">
            <text:p>7332</text:p>
          </table:table-cell>
          <table:table-cell office:value-type="float" office:value="8175.9">
            <text:p>8175.9</text:p>
          </table:table-cell>
          <table:table-cell office:value-type="float" office:value="297291">
            <text:p>297291</text:p>
          </table:table-cell>
          <table:table-cell office:value-type="float" office:value="287327">
            <text:p>287327</text:p>
          </table:table-cell>
          <table:table-cell office:value-type="float" office:value="300730">
            <text:p>300730</text:p>
          </table:table-cell>
          <table:table-cell office:value-type="float" office:value="296392">
            <text:p>296392</text:p>
          </table:table-cell>
          <table:table-cell office:value-type="float" office:value="292865">
            <text:p>292865</text:p>
          </table:table-cell>
          <table:table-cell office:value-type="float" office:value="280900">
            <text:p>280900</text:p>
          </table:table-cell>
          <table:table-cell office:value-type="float" office:value="284622">
            <text:p>284622</text:p>
          </table:table-cell>
          <table:table-cell office:value-type="float" office:value="295879">
            <text:p>295879</text:p>
          </table:table-cell>
          <table:table-cell office:value-type="float" office:value="288996">
            <text:p>288996</text:p>
          </table:table-cell>
          <table:table-cell office:value-type="float" office:value="298187">
            <text:p>298187</text:p>
          </table:table-cell>
          <table:table-cell office:value-type="float" office:value="292318.9">
            <text:p>292318.9</text:p>
          </table:table-cell>
        </table:table-row>
        <table:table-row table:style-name="ro1">
          <table:table-cell office:value-type="float" office:value="8400">
            <text:p>8400</text:p>
          </table:table-cell>
          <table:table-cell office:value-type="float" office:value="10544">
            <text:p>10544</text:p>
          </table:table-cell>
          <table:table-cell office:value-type="float" office:value="7168">
            <text:p>7168</text:p>
          </table:table-cell>
          <table:table-cell office:value-type="float" office:value="7385">
            <text:p>7385</text:p>
          </table:table-cell>
          <table:table-cell office:value-type="float" office:value="7025">
            <text:p>7025</text:p>
          </table:table-cell>
          <table:table-cell office:value-type="float" office:value="7081">
            <text:p>7081</text:p>
          </table:table-cell>
          <table:table-cell office:value-type="float" office:value="7023">
            <text:p>7023</text:p>
          </table:table-cell>
          <table:table-cell office:value-type="float" office:value="9634">
            <text:p>9634</text:p>
          </table:table-cell>
          <table:table-cell office:value-type="float" office:value="6988">
            <text:p>6988</text:p>
          </table:table-cell>
          <table:table-cell office:value-type="float" office:value="9859">
            <text:p>9859</text:p>
          </table:table-cell>
          <table:table-cell office:value-type="float" office:value="8505">
            <text:p>8505</text:p>
          </table:table-cell>
          <table:table-cell office:value-type="float" office:value="8121.2">
            <text:p>8121.2</text:p>
          </table:table-cell>
          <table:table-cell office:value-type="float" office:value="311736">
            <text:p>311736</text:p>
          </table:table-cell>
          <table:table-cell office:value-type="float" office:value="306777">
            <text:p>306777</text:p>
          </table:table-cell>
          <table:table-cell office:value-type="float" office:value="304611">
            <text:p>304611</text:p>
          </table:table-cell>
          <table:table-cell office:value-type="float" office:value="299050">
            <text:p>299050</text:p>
          </table:table-cell>
          <table:table-cell office:value-type="float" office:value="306913">
            <text:p>306913</text:p>
          </table:table-cell>
          <table:table-cell office:value-type="float" office:value="298659">
            <text:p>298659</text:p>
          </table:table-cell>
          <table:table-cell office:value-type="float" office:value="302111">
            <text:p>302111</text:p>
          </table:table-cell>
          <table:table-cell office:value-type="float" office:value="312879">
            <text:p>312879</text:p>
          </table:table-cell>
          <table:table-cell office:value-type="float" office:value="314823">
            <text:p>314823</text:p>
          </table:table-cell>
          <table:table-cell office:value-type="float" office:value="329110">
            <text:p>329110</text:p>
          </table:table-cell>
          <table:table-cell office:value-type="float" office:value="308666.9">
            <text:p>308666.9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9892">
            <text:p>9892</text:p>
          </table:table-cell>
          <table:table-cell office:value-type="float" office:value="7242">
            <text:p>7242</text:p>
          </table:table-cell>
          <table:table-cell office:value-type="float" office:value="10529">
            <text:p>10529</text:p>
          </table:table-cell>
          <table:table-cell office:value-type="float" office:value="10276">
            <text:p>10276</text:p>
          </table:table-cell>
          <table:table-cell office:value-type="float" office:value="7788">
            <text:p>7788</text:p>
          </table:table-cell>
          <table:table-cell office:value-type="float" office:value="9723">
            <text:p>9723</text:p>
          </table:table-cell>
          <table:table-cell office:value-type="float" office:value="9264">
            <text:p>9264</text:p>
          </table:table-cell>
          <table:table-cell office:value-type="float" office:value="7273">
            <text:p>7273</text:p>
          </table:table-cell>
          <table:table-cell office:value-type="float" office:value="7123">
            <text:p>7123</text:p>
          </table:table-cell>
          <table:table-cell office:value-type="float" office:value="8416">
            <text:p>8416</text:p>
          </table:table-cell>
          <table:table-cell office:value-type="float" office:value="8752.6">
            <text:p>8752.6</text:p>
          </table:table-cell>
          <table:table-cell office:value-type="float" office:value="325843">
            <text:p>325843</text:p>
          </table:table-cell>
          <table:table-cell office:value-type="float" office:value="303157">
            <text:p>303157</text:p>
          </table:table-cell>
          <table:table-cell office:value-type="float" office:value="332746">
            <text:p>332746</text:p>
          </table:table-cell>
          <table:table-cell office:value-type="float" office:value="327137">
            <text:p>327137</text:p>
          </table:table-cell>
          <table:table-cell office:value-type="float" office:value="298609">
            <text:p>298609</text:p>
          </table:table-cell>
          <table:table-cell office:value-type="float" office:value="323316">
            <text:p>323316</text:p>
          </table:table-cell>
          <table:table-cell office:value-type="float" office:value="306158">
            <text:p>306158</text:p>
          </table:table-cell>
          <table:table-cell office:value-type="float" office:value="312241">
            <text:p>312241</text:p>
          </table:table-cell>
          <table:table-cell office:value-type="float" office:value="306106">
            <text:p>306106</text:p>
          </table:table-cell>
          <table:table-cell office:value-type="float" office:value="316098">
            <text:p>316098</text:p>
          </table:table-cell>
          <table:table-cell office:value-type="float" office:value="315141.1">
            <text:p>315141.1</text:p>
          </table:table-cell>
        </table:table-row>
        <table:table-row table:style-name="ro1">
          <table:table-cell office:value-type="float" office:value="8600">
            <text:p>8600</text:p>
          </table:table-cell>
          <table:table-cell office:value-type="float" office:value="10009">
            <text:p>10009</text:p>
          </table:table-cell>
          <table:table-cell office:value-type="float" office:value="7221">
            <text:p>7221</text:p>
          </table:table-cell>
          <table:table-cell office:value-type="float" office:value="7217">
            <text:p>7217</text:p>
          </table:table-cell>
          <table:table-cell office:value-type="float" office:value="7365">
            <text:p>7365</text:p>
          </table:table-cell>
          <table:table-cell office:value-type="float" office:value="7949">
            <text:p>7949</text:p>
          </table:table-cell>
          <table:table-cell office:value-type="float" office:value="7181">
            <text:p>7181</text:p>
          </table:table-cell>
          <table:table-cell office:value-type="float" office:value="7210">
            <text:p>7210</text:p>
          </table:table-cell>
          <table:table-cell office:value-type="float" office:value="10554">
            <text:p>10554</text:p>
          </table:table-cell>
          <table:table-cell office:value-type="float" office:value="8002">
            <text:p>8002</text:p>
          </table:table-cell>
          <table:table-cell office:value-type="float" office:value="8542">
            <text:p>8542</text:p>
          </table:table-cell>
          <table:table-cell office:value-type="float" office:value="8125">
            <text:p>8125</text:p>
          </table:table-cell>
          <table:table-cell office:value-type="float" office:value="318786">
            <text:p>318786</text:p>
          </table:table-cell>
          <table:table-cell office:value-type="float" office:value="318831">
            <text:p>318831</text:p>
          </table:table-cell>
          <table:table-cell office:value-type="float" office:value="315863">
            <text:p>315863</text:p>
          </table:table-cell>
          <table:table-cell office:value-type="float" office:value="314691">
            <text:p>314691</text:p>
          </table:table-cell>
          <table:table-cell office:value-type="float" office:value="323210">
            <text:p>323210</text:p>
          </table:table-cell>
          <table:table-cell office:value-type="float" office:value="311464">
            <text:p>311464</text:p>
          </table:table-cell>
          <table:table-cell office:value-type="float" office:value="308065">
            <text:p>308065</text:p>
          </table:table-cell>
          <table:table-cell office:value-type="float" office:value="304124">
            <text:p>304124</text:p>
          </table:table-cell>
          <table:table-cell office:value-type="float" office:value="310906">
            <text:p>310906</text:p>
          </table:table-cell>
          <table:table-cell office:value-type="float" office:value="321837">
            <text:p>321837</text:p>
          </table:table-cell>
          <table:table-cell office:value-type="float" office:value="314777.7">
            <text:p>314777.7</text:p>
          </table:table-cell>
        </table:table-row>
        <table:table-row table:style-name="ro1">
          <table:table-cell office:value-type="float" office:value="8700">
            <text:p>8700</text:p>
          </table:table-cell>
          <table:table-cell office:value-type="float" office:value="9219">
            <text:p>9219</text:p>
          </table:table-cell>
          <table:table-cell office:value-type="float" office:value="9459">
            <text:p>9459</text:p>
          </table:table-cell>
          <table:table-cell office:value-type="float" office:value="9910">
            <text:p>9910</text:p>
          </table:table-cell>
          <table:table-cell office:value-type="float" office:value="7431">
            <text:p>7431</text:p>
          </table:table-cell>
          <table:table-cell office:value-type="float" office:value="7909">
            <text:p>7909</text:p>
          </table:table-cell>
          <table:table-cell office:value-type="float" office:value="7405">
            <text:p>7405</text:p>
          </table:table-cell>
          <table:table-cell office:value-type="float" office:value="10152">
            <text:p>10152</text:p>
          </table:table-cell>
          <table:table-cell office:value-type="float" office:value="7297">
            <text:p>7297</text:p>
          </table:table-cell>
          <table:table-cell office:value-type="float" office:value="7253">
            <text:p>7253</text:p>
          </table:table-cell>
          <table:table-cell office:value-type="float" office:value="7510">
            <text:p>7510</text:p>
          </table:table-cell>
          <table:table-cell office:value-type="float" office:value="8354.5">
            <text:p>8354.5</text:p>
          </table:table-cell>
          <table:table-cell office:value-type="float" office:value="320177">
            <text:p>320177</text:p>
          </table:table-cell>
          <table:table-cell office:value-type="float" office:value="307539">
            <text:p>307539</text:p>
          </table:table-cell>
          <table:table-cell office:value-type="float" office:value="327210">
            <text:p>327210</text:p>
          </table:table-cell>
          <table:table-cell office:value-type="float" office:value="321237">
            <text:p>321237</text:p>
          </table:table-cell>
          <table:table-cell office:value-type="float" office:value="318511">
            <text:p>318511</text:p>
          </table:table-cell>
          <table:table-cell office:value-type="float" office:value="316204">
            <text:p>316204</text:p>
          </table:table-cell>
          <table:table-cell office:value-type="float" office:value="317313">
            <text:p>317313</text:p>
          </table:table-cell>
          <table:table-cell office:value-type="float" office:value="317804">
            <text:p>317804</text:p>
          </table:table-cell>
          <table:table-cell office:value-type="float" office:value="324790">
            <text:p>324790</text:p>
          </table:table-cell>
          <table:table-cell office:value-type="float" office:value="316932">
            <text:p>316932</text:p>
          </table:table-cell>
          <table:table-cell office:value-type="float" office:value="318771.7">
            <text:p>318771.7</text:p>
          </table:table-cell>
        </table:table-row>
        <table:table-row table:style-name="ro1">
          <table:table-cell office:value-type="float" office:value="8800">
            <text:p>8800</text:p>
          </table:table-cell>
          <table:table-cell office:value-type="float" office:value="11207">
            <text:p>11207</text:p>
          </table:table-cell>
          <table:table-cell office:value-type="float" office:value="7381">
            <text:p>7381</text:p>
          </table:table-cell>
          <table:table-cell office:value-type="float" office:value="7433">
            <text:p>7433</text:p>
          </table:table-cell>
          <table:table-cell office:value-type="float" office:value="9043">
            <text:p>9043</text:p>
          </table:table-cell>
          <table:table-cell office:value-type="float" office:value="10176">
            <text:p>10176</text:p>
          </table:table-cell>
          <table:table-cell office:value-type="float" office:value="7428">
            <text:p>7428</text:p>
          </table:table-cell>
          <table:table-cell office:value-type="float" office:value="7458">
            <text:p>7458</text:p>
          </table:table-cell>
          <table:table-cell office:value-type="float" office:value="10930">
            <text:p>10930</text:p>
          </table:table-cell>
          <table:table-cell office:value-type="float" office:value="7429">
            <text:p>7429</text:p>
          </table:table-cell>
          <table:table-cell office:value-type="float" office:value="10141">
            <text:p>10141</text:p>
          </table:table-cell>
          <table:table-cell office:value-type="float" office:value="8862.6">
            <text:p>8862.6</text:p>
          </table:table-cell>
          <table:table-cell office:value-type="float" office:value="322677">
            <text:p>322677</text:p>
          </table:table-cell>
          <table:table-cell office:value-type="float" office:value="331249">
            <text:p>331249</text:p>
          </table:table-cell>
          <table:table-cell office:value-type="float" office:value="315963">
            <text:p>315963</text:p>
          </table:table-cell>
          <table:table-cell office:value-type="float" office:value="316789">
            <text:p>316789</text:p>
          </table:table-cell>
          <table:table-cell office:value-type="float" office:value="332106">
            <text:p>332106</text:p>
          </table:table-cell>
          <table:table-cell office:value-type="float" office:value="327602">
            <text:p>327602</text:p>
          </table:table-cell>
          <table:table-cell office:value-type="float" office:value="329477">
            <text:p>329477</text:p>
          </table:table-cell>
          <table:table-cell office:value-type="float" office:value="330246">
            <text:p>330246</text:p>
          </table:table-cell>
          <table:table-cell office:value-type="float" office:value="331086">
            <text:p>331086</text:p>
          </table:table-cell>
          <table:table-cell office:value-type="float" office:value="322764">
            <text:p>322764</text:p>
          </table:table-cell>
          <table:table-cell office:value-type="float" office:value="325995.9">
            <text:p>325995.9</text:p>
          </table:table-cell>
        </table:table-row>
        <table:table-row table:style-name="ro1">
          <table:table-cell office:value-type="float" office:value="8900">
            <text:p>8900</text:p>
          </table:table-cell>
          <table:table-cell office:value-type="float" office:value="8520">
            <text:p>8520</text:p>
          </table:table-cell>
          <table:table-cell office:value-type="float" office:value="7567">
            <text:p>7567</text:p>
          </table:table-cell>
          <table:table-cell office:value-type="float" office:value="10469">
            <text:p>10469</text:p>
          </table:table-cell>
          <table:table-cell office:value-type="float" office:value="7706">
            <text:p>7706</text:p>
          </table:table-cell>
          <table:table-cell office:value-type="float" office:value="7646">
            <text:p>7646</text:p>
          </table:table-cell>
          <table:table-cell office:value-type="float" office:value="10900">
            <text:p>10900</text:p>
          </table:table-cell>
          <table:table-cell office:value-type="float" office:value="11269">
            <text:p>11269</text:p>
          </table:table-cell>
          <table:table-cell office:value-type="float" office:value="7477">
            <text:p>7477</text:p>
          </table:table-cell>
          <table:table-cell office:value-type="float" office:value="7612">
            <text:p>7612</text:p>
          </table:table-cell>
          <table:table-cell office:value-type="float" office:value="7547">
            <text:p>7547</text:p>
          </table:table-cell>
          <table:table-cell office:value-type="float" office:value="8671.3">
            <text:p>8671.3</text:p>
          </table:table-cell>
          <table:table-cell office:value-type="float" office:value="340734">
            <text:p>340734</text:p>
          </table:table-cell>
          <table:table-cell office:value-type="float" office:value="324390">
            <text:p>324390</text:p>
          </table:table-cell>
          <table:table-cell office:value-type="float" office:value="334044">
            <text:p>334044</text:p>
          </table:table-cell>
          <table:table-cell office:value-type="float" office:value="344770">
            <text:p>344770</text:p>
          </table:table-cell>
          <table:table-cell office:value-type="float" office:value="322125">
            <text:p>322125</text:p>
          </table:table-cell>
          <table:table-cell office:value-type="float" office:value="328375">
            <text:p>328375</text:p>
          </table:table-cell>
          <table:table-cell office:value-type="float" office:value="332485">
            <text:p>332485</text:p>
          </table:table-cell>
          <table:table-cell office:value-type="float" office:value="326691">
            <text:p>326691</text:p>
          </table:table-cell>
          <table:table-cell office:value-type="float" office:value="347127">
            <text:p>347127</text:p>
          </table:table-cell>
          <table:table-cell office:value-type="float" office:value="330713">
            <text:p>330713</text:p>
          </table:table-cell>
          <table:table-cell office:value-type="float" office:value="333145.4">
            <text:p>333145.4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9518">
            <text:p>9518</text:p>
          </table:table-cell>
          <table:table-cell office:value-type="float" office:value="11089">
            <text:p>11089</text:p>
          </table:table-cell>
          <table:table-cell office:value-type="float" office:value="8025">
            <text:p>8025</text:p>
          </table:table-cell>
          <table:table-cell office:value-type="float" office:value="10283">
            <text:p>10283</text:p>
          </table:table-cell>
          <table:table-cell office:value-type="float" office:value="10050">
            <text:p>10050</text:p>
          </table:table-cell>
          <table:table-cell office:value-type="float" office:value="9700">
            <text:p>9700</text:p>
          </table:table-cell>
          <table:table-cell office:value-type="float" office:value="7554">
            <text:p>7554</text:p>
          </table:table-cell>
          <table:table-cell office:value-type="float" office:value="9811">
            <text:p>9811</text:p>
          </table:table-cell>
          <table:table-cell office:value-type="float" office:value="8075">
            <text:p>8075</text:p>
          </table:table-cell>
          <table:table-cell office:value-type="float" office:value="9039">
            <text:p>9039</text:p>
          </table:table-cell>
          <table:table-cell office:value-type="float" office:value="9314.4">
            <text:p>9314.4</text:p>
          </table:table-cell>
          <table:table-cell office:value-type="float" office:value="346643">
            <text:p>346643</text:p>
          </table:table-cell>
          <table:table-cell office:value-type="float" office:value="330016">
            <text:p>330016</text:p>
          </table:table-cell>
          <table:table-cell office:value-type="float" office:value="345749">
            <text:p>345749</text:p>
          </table:table-cell>
          <table:table-cell office:value-type="float" office:value="357039">
            <text:p>357039</text:p>
          </table:table-cell>
          <table:table-cell office:value-type="float" office:value="347986">
            <text:p>347986</text:p>
          </table:table-cell>
          <table:table-cell office:value-type="float" office:value="332738">
            <text:p>332738</text:p>
          </table:table-cell>
          <table:table-cell office:value-type="float" office:value="340632">
            <text:p>340632</text:p>
          </table:table-cell>
          <table:table-cell office:value-type="float" office:value="352758">
            <text:p>352758</text:p>
          </table:table-cell>
          <table:table-cell office:value-type="float" office:value="336413">
            <text:p>336413</text:p>
          </table:table-cell>
          <table:table-cell office:value-type="float" office:value="342453">
            <text:p>342453</text:p>
          </table:table-cell>
          <table:table-cell office:value-type="float" office:value="343242.7">
            <text:p>343242.7</text:p>
          </table:table-cell>
        </table:table-row>
        <table:table-row table:style-name="ro1">
          <table:table-cell office:value-type="float" office:value="9100">
            <text:p>9100</text:p>
          </table:table-cell>
          <table:table-cell office:value-type="float" office:value="7821">
            <text:p>7821</text:p>
          </table:table-cell>
          <table:table-cell office:value-type="float" office:value="9174">
            <text:p>9174</text:p>
          </table:table-cell>
          <table:table-cell office:value-type="float" office:value="7697">
            <text:p>7697</text:p>
          </table:table-cell>
          <table:table-cell office:value-type="float" office:value="9594">
            <text:p>9594</text:p>
          </table:table-cell>
          <table:table-cell office:value-type="float" office:value="7696">
            <text:p>7696</text:p>
          </table:table-cell>
          <table:table-cell office:value-type="float" office:value="7817">
            <text:p>7817</text:p>
          </table:table-cell>
          <table:table-cell office:value-type="float" office:value="9665">
            <text:p>9665</text:p>
          </table:table-cell>
          <table:table-cell office:value-type="float" office:value="9524">
            <text:p>9524</text:p>
          </table:table-cell>
          <table:table-cell office:value-type="float" office:value="7963">
            <text:p>7963</text:p>
          </table:table-cell>
          <table:table-cell office:value-type="float" office:value="11414">
            <text:p>11414</text:p>
          </table:table-cell>
          <table:table-cell office:value-type="float" office:value="8836.5">
            <text:p>8836.5</text:p>
          </table:table-cell>
          <table:table-cell office:value-type="float" office:value="355503">
            <text:p>355503</text:p>
          </table:table-cell>
          <table:table-cell office:value-type="float" office:value="351510">
            <text:p>351510</text:p>
          </table:table-cell>
          <table:table-cell office:value-type="float" office:value="360633">
            <text:p>360633</text:p>
          </table:table-cell>
          <table:table-cell office:value-type="float" office:value="368460">
            <text:p>368460</text:p>
          </table:table-cell>
          <table:table-cell office:value-type="float" office:value="347147">
            <text:p>347147</text:p>
          </table:table-cell>
          <table:table-cell office:value-type="float" office:value="351517">
            <text:p>351517</text:p>
          </table:table-cell>
          <table:table-cell office:value-type="float" office:value="342906">
            <text:p>342906</text:p>
          </table:table-cell>
          <table:table-cell office:value-type="float" office:value="364599">
            <text:p>364599</text:p>
          </table:table-cell>
          <table:table-cell office:value-type="float" office:value="373833">
            <text:p>373833</text:p>
          </table:table-cell>
          <table:table-cell office:value-type="float" office:value="365229">
            <text:p>365229</text:p>
          </table:table-cell>
          <table:table-cell office:value-type="float" office:value="358133.7">
            <text:p>358133.7</text:p>
          </table:table-cell>
        </table:table-row>
        <table:table-row table:style-name="ro1">
          <table:table-cell office:value-type="float" office:value="9200">
            <text:p>9200</text:p>
          </table:table-cell>
          <table:table-cell office:value-type="float" office:value="7841">
            <text:p>7841</text:p>
          </table:table-cell>
          <table:table-cell office:value-type="float" office:value="7785">
            <text:p>7785</text:p>
          </table:table-cell>
          <table:table-cell office:value-type="float" office:value="8730">
            <text:p>8730</text:p>
          </table:table-cell>
          <table:table-cell office:value-type="float" office:value="7847">
            <text:p>7847</text:p>
          </table:table-cell>
          <table:table-cell office:value-type="float" office:value="11090">
            <text:p>11090</text:p>
          </table:table-cell>
          <table:table-cell office:value-type="float" office:value="10127">
            <text:p>10127</text:p>
          </table:table-cell>
          <table:table-cell office:value-type="float" office:value="7870">
            <text:p>7870</text:p>
          </table:table-cell>
          <table:table-cell office:value-type="float" office:value="12196">
            <text:p>12196</text:p>
          </table:table-cell>
          <table:table-cell office:value-type="float" office:value="7738">
            <text:p>7738</text:p>
          </table:table-cell>
          <table:table-cell office:value-type="float" office:value="7848">
            <text:p>7848</text:p>
          </table:table-cell>
          <table:table-cell office:value-type="float" office:value="8907.2">
            <text:p>8907.2</text:p>
          </table:table-cell>
          <table:table-cell office:value-type="float" office:value="369921">
            <text:p>369921</text:p>
          </table:table-cell>
          <table:table-cell office:value-type="float" office:value="384220">
            <text:p>384220</text:p>
          </table:table-cell>
          <table:table-cell office:value-type="float" office:value="363856">
            <text:p>363856</text:p>
          </table:table-cell>
          <table:table-cell office:value-type="float" office:value="355873">
            <text:p>355873</text:p>
          </table:table-cell>
          <table:table-cell office:value-type="float" office:value="366028">
            <text:p>366028</text:p>
          </table:table-cell>
          <table:table-cell office:value-type="float" office:value="354479">
            <text:p>354479</text:p>
          </table:table-cell>
          <table:table-cell office:value-type="float" office:value="363759">
            <text:p>363759</text:p>
          </table:table-cell>
          <table:table-cell office:value-type="float" office:value="354169">
            <text:p>354169</text:p>
          </table:table-cell>
          <table:table-cell office:value-type="float" office:value="358595">
            <text:p>358595</text:p>
          </table:table-cell>
          <table:table-cell office:value-type="float" office:value="364443">
            <text:p>364443</text:p>
          </table:table-cell>
          <table:table-cell office:value-type="float" office:value="363534.3">
            <text:p>363534.3</text:p>
          </table:table-cell>
        </table:table-row>
        <table:table-row table:style-name="ro1">
          <table:table-cell office:value-type="float" office:value="9300">
            <text:p>9300</text:p>
          </table:table-cell>
          <table:table-cell office:value-type="float" office:value="9473">
            <text:p>9473</text:p>
          </table:table-cell>
          <table:table-cell office:value-type="float" office:value="7845">
            <text:p>7845</text:p>
          </table:table-cell>
          <table:table-cell office:value-type="float" office:value="11614">
            <text:p>11614</text:p>
          </table:table-cell>
          <table:table-cell office:value-type="float" office:value="9610">
            <text:p>9610</text:p>
          </table:table-cell>
          <table:table-cell office:value-type="float" office:value="10224">
            <text:p>10224</text:p>
          </table:table-cell>
          <table:table-cell office:value-type="float" office:value="7852">
            <text:p>7852</text:p>
          </table:table-cell>
          <table:table-cell office:value-type="float" office:value="10884">
            <text:p>10884</text:p>
          </table:table-cell>
          <table:table-cell office:value-type="float" office:value="8481">
            <text:p>8481</text:p>
          </table:table-cell>
          <table:table-cell office:value-type="float" office:value="7810">
            <text:p>7810</text:p>
          </table:table-cell>
          <table:table-cell office:value-type="float" office:value="7981">
            <text:p>7981</text:p>
          </table:table-cell>
          <table:table-cell office:value-type="float" office:value="9177.4">
            <text:p>9177.4</text:p>
          </table:table-cell>
          <table:table-cell office:value-type="float" office:value="377553">
            <text:p>377553</text:p>
          </table:table-cell>
          <table:table-cell office:value-type="float" office:value="369290">
            <text:p>369290</text:p>
          </table:table-cell>
          <table:table-cell office:value-type="float" office:value="364447">
            <text:p>364447</text:p>
          </table:table-cell>
          <table:table-cell office:value-type="float" office:value="365736">
            <text:p>365736</text:p>
          </table:table-cell>
          <table:table-cell office:value-type="float" office:value="366090">
            <text:p>366090</text:p>
          </table:table-cell>
          <table:table-cell office:value-type="float" office:value="393762">
            <text:p>393762</text:p>
          </table:table-cell>
          <table:table-cell office:value-type="float" office:value="375952">
            <text:p>375952</text:p>
          </table:table-cell>
          <table:table-cell office:value-type="float" office:value="369139">
            <text:p>369139</text:p>
          </table:table-cell>
          <table:table-cell office:value-type="float" office:value="384387">
            <text:p>384387</text:p>
          </table:table-cell>
          <table:table-cell office:value-type="float" office:value="369758">
            <text:p>369758</text:p>
          </table:table-cell>
          <table:table-cell office:value-type="float" office:value="373611.4">
            <text:p>373611.4</text:p>
          </table:table-cell>
        </table:table-row>
        <table:table-row table:style-name="ro1">
          <table:table-cell office:value-type="float" office:value="9400">
            <text:p>9400</text:p>
          </table:table-cell>
          <table:table-cell office:value-type="float" office:value="9643">
            <text:p>9643</text:p>
          </table:table-cell>
          <table:table-cell office:value-type="float" office:value="10238">
            <text:p>10238</text:p>
          </table:table-cell>
          <table:table-cell office:value-type="float" office:value="10034">
            <text:p>10034</text:p>
          </table:table-cell>
          <table:table-cell office:value-type="float" office:value="7889">
            <text:p>7889</text:p>
          </table:table-cell>
          <table:table-cell office:value-type="float" office:value="8168">
            <text:p>8168</text:p>
          </table:table-cell>
          <table:table-cell office:value-type="float" office:value="10918">
            <text:p>10918</text:p>
          </table:table-cell>
          <table:table-cell office:value-type="float" office:value="10135">
            <text:p>10135</text:p>
          </table:table-cell>
          <table:table-cell office:value-type="float" office:value="7929">
            <text:p>7929</text:p>
          </table:table-cell>
          <table:table-cell office:value-type="float" office:value="8108">
            <text:p>8108</text:p>
          </table:table-cell>
          <table:table-cell office:value-type="float" office:value="8475">
            <text:p>8475</text:p>
          </table:table-cell>
          <table:table-cell office:value-type="float" office:value="9153.7">
            <text:p>9153.7</text:p>
          </table:table-cell>
          <table:table-cell office:value-type="float" office:value="372013">
            <text:p>372013</text:p>
          </table:table-cell>
          <table:table-cell office:value-type="float" office:value="380400">
            <text:p>380400</text:p>
          </table:table-cell>
          <table:table-cell office:value-type="float" office:value="378173">
            <text:p>378173</text:p>
          </table:table-cell>
          <table:table-cell office:value-type="float" office:value="380782">
            <text:p>380782</text:p>
          </table:table-cell>
          <table:table-cell office:value-type="float" office:value="380919">
            <text:p>380919</text:p>
          </table:table-cell>
          <table:table-cell office:value-type="float" office:value="366759">
            <text:p>366759</text:p>
          </table:table-cell>
          <table:table-cell office:value-type="float" office:value="361680">
            <text:p>361680</text:p>
          </table:table-cell>
          <table:table-cell office:value-type="float" office:value="389385">
            <text:p>389385</text:p>
          </table:table-cell>
          <table:table-cell office:value-type="float" office:value="368293">
            <text:p>368293</text:p>
          </table:table-cell>
          <table:table-cell office:value-type="float" office:value="374566">
            <text:p>374566</text:p>
          </table:table-cell>
          <table:table-cell office:value-type="float" office:value="375297">
            <text:p>375297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0338">
            <text:p>10338</text:p>
          </table:table-cell>
          <table:table-cell office:value-type="float" office:value="8074">
            <text:p>8074</text:p>
          </table:table-cell>
          <table:table-cell office:value-type="float" office:value="8171">
            <text:p>8171</text:p>
          </table:table-cell>
          <table:table-cell office:value-type="float" office:value="8975">
            <text:p>8975</text:p>
          </table:table-cell>
          <table:table-cell office:value-type="float" office:value="10178">
            <text:p>10178</text:p>
          </table:table-cell>
          <table:table-cell office:value-type="float" office:value="11503">
            <text:p>11503</text:p>
          </table:table-cell>
          <table:table-cell office:value-type="float" office:value="8056">
            <text:p>8056</text:p>
          </table:table-cell>
          <table:table-cell office:value-type="float" office:value="8217">
            <text:p>8217</text:p>
          </table:table-cell>
          <table:table-cell office:value-type="float" office:value="8131">
            <text:p>8131</text:p>
          </table:table-cell>
          <table:table-cell office:value-type="float" office:value="8167">
            <text:p>8167</text:p>
          </table:table-cell>
          <table:table-cell office:value-type="float" office:value="8981">
            <text:p>8981</text:p>
          </table:table-cell>
          <table:table-cell office:value-type="float" office:value="386881">
            <text:p>386881</text:p>
          </table:table-cell>
          <table:table-cell office:value-type="float" office:value="378156">
            <text:p>378156</text:p>
          </table:table-cell>
          <table:table-cell office:value-type="float" office:value="386000">
            <text:p>386000</text:p>
          </table:table-cell>
          <table:table-cell office:value-type="float" office:value="374039">
            <text:p>374039</text:p>
          </table:table-cell>
          <table:table-cell office:value-type="float" office:value="378842">
            <text:p>378842</text:p>
          </table:table-cell>
          <table:table-cell office:value-type="float" office:value="392124">
            <text:p>392124</text:p>
          </table:table-cell>
          <table:table-cell office:value-type="float" office:value="386448">
            <text:p>386448</text:p>
          </table:table-cell>
          <table:table-cell office:value-type="float" office:value="376950">
            <text:p>376950</text:p>
          </table:table-cell>
          <table:table-cell office:value-type="float" office:value="369307">
            <text:p>369307</text:p>
          </table:table-cell>
          <table:table-cell office:value-type="float" office:value="375602">
            <text:p>375602</text:p>
          </table:table-cell>
          <table:table-cell office:value-type="float" office:value="380434.9">
            <text:p>380434.9</text:p>
          </table:table-cell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11653">
            <text:p>11653</text:p>
          </table:table-cell>
          <table:table-cell office:value-type="float" office:value="8656">
            <text:p>8656</text:p>
          </table:table-cell>
          <table:table-cell office:value-type="float" office:value="10905">
            <text:p>10905</text:p>
          </table:table-cell>
          <table:table-cell office:value-type="float" office:value="11010">
            <text:p>11010</text:p>
          </table:table-cell>
          <table:table-cell office:value-type="float" office:value="10241">
            <text:p>10241</text:p>
          </table:table-cell>
          <table:table-cell office:value-type="float" office:value="11019">
            <text:p>11019</text:p>
          </table:table-cell>
          <table:table-cell office:value-type="float" office:value="9406">
            <text:p>9406</text:p>
          </table:table-cell>
          <table:table-cell office:value-type="float" office:value="9201">
            <text:p>9201</text:p>
          </table:table-cell>
          <table:table-cell office:value-type="float" office:value="9636">
            <text:p>9636</text:p>
          </table:table-cell>
          <table:table-cell office:value-type="float" office:value="8159">
            <text:p>8159</text:p>
          </table:table-cell>
          <table:table-cell office:value-type="float" office:value="9988.6">
            <text:p>9988.6</text:p>
          </table:table-cell>
          <table:table-cell office:value-type="float" office:value="389507">
            <text:p>389507</text:p>
          </table:table-cell>
          <table:table-cell office:value-type="float" office:value="381636">
            <text:p>381636</text:p>
          </table:table-cell>
          <table:table-cell office:value-type="float" office:value="391636">
            <text:p>391636</text:p>
          </table:table-cell>
          <table:table-cell office:value-type="float" office:value="389430">
            <text:p>389430</text:p>
          </table:table-cell>
          <table:table-cell office:value-type="float" office:value="390110">
            <text:p>390110</text:p>
          </table:table-cell>
          <table:table-cell office:value-type="float" office:value="397528">
            <text:p>397528</text:p>
          </table:table-cell>
          <table:table-cell office:value-type="float" office:value="374783">
            <text:p>374783</text:p>
          </table:table-cell>
          <table:table-cell office:value-type="float" office:value="393186">
            <text:p>393186</text:p>
          </table:table-cell>
          <table:table-cell office:value-type="float" office:value="377298">
            <text:p>377298</text:p>
          </table:table-cell>
          <table:table-cell office:value-type="float" office:value="381050">
            <text:p>381050</text:p>
          </table:table-cell>
          <table:table-cell office:value-type="float" office:value="386616.4">
            <text:p>386616.4</text:p>
          </table:table-cell>
        </table:table-row>
        <table:table-row table:style-name="ro1">
          <table:table-cell office:value-type="float" office:value="9700">
            <text:p>9700</text:p>
          </table:table-cell>
          <table:table-cell office:value-type="float" office:value="9773">
            <text:p>9773</text:p>
          </table:table-cell>
          <table:table-cell office:value-type="float" office:value="10848">
            <text:p>10848</text:p>
          </table:table-cell>
          <table:table-cell office:value-type="float" office:value="8538">
            <text:p>8538</text:p>
          </table:table-cell>
          <table:table-cell office:value-type="float" office:value="10629">
            <text:p>10629</text:p>
          </table:table-cell>
          <table:table-cell office:value-type="float" office:value="8738">
            <text:p>8738</text:p>
          </table:table-cell>
          <table:table-cell office:value-type="float" office:value="10651">
            <text:p>10651</text:p>
          </table:table-cell>
          <table:table-cell office:value-type="float" office:value="11402">
            <text:p>11402</text:p>
          </table:table-cell>
          <table:table-cell office:value-type="float" office:value="10124">
            <text:p>10124</text:p>
          </table:table-cell>
          <table:table-cell office:value-type="float" office:value="8324">
            <text:p>8324</text:p>
          </table:table-cell>
          <table:table-cell office:value-type="float" office:value="10434">
            <text:p>10434</text:p>
          </table:table-cell>
          <table:table-cell office:value-type="float" office:value="9946.1">
            <text:p>9946.1</text:p>
          </table:table-cell>
          <table:table-cell office:value-type="float" office:value="399654">
            <text:p>399654</text:p>
          </table:table-cell>
          <table:table-cell office:value-type="float" office:value="384270">
            <text:p>384270</text:p>
          </table:table-cell>
          <table:table-cell office:value-type="float" office:value="402848">
            <text:p>402848</text:p>
          </table:table-cell>
          <table:table-cell office:value-type="float" office:value="393330">
            <text:p>393330</text:p>
          </table:table-cell>
          <table:table-cell office:value-type="float" office:value="387249">
            <text:p>387249</text:p>
          </table:table-cell>
          <table:table-cell office:value-type="float" office:value="407135">
            <text:p>407135</text:p>
          </table:table-cell>
          <table:table-cell office:value-type="float" office:value="404764">
            <text:p>404764</text:p>
          </table:table-cell>
          <table:table-cell office:value-type="float" office:value="400305">
            <text:p>400305</text:p>
          </table:table-cell>
          <table:table-cell office:value-type="float" office:value="397235">
            <text:p>397235</text:p>
          </table:table-cell>
          <table:table-cell office:value-type="float" office:value="394399">
            <text:p>394399</text:p>
          </table:table-cell>
          <table:table-cell office:value-type="float" office:value="397118.9">
            <text:p>397118.9</text:p>
          </table:table-cell>
        </table:table-row>
        <table:table-row table:style-name="ro1">
          <table:table-cell office:value-type="float" office:value="9800">
            <text:p>9800</text:p>
          </table:table-cell>
          <table:table-cell office:value-type="float" office:value="8863">
            <text:p>8863</text:p>
          </table:table-cell>
          <table:table-cell office:value-type="float" office:value="10219">
            <text:p>10219</text:p>
          </table:table-cell>
          <table:table-cell office:value-type="float" office:value="10315">
            <text:p>10315</text:p>
          </table:table-cell>
          <table:table-cell office:value-type="float" office:value="8338">
            <text:p>8338</text:p>
          </table:table-cell>
          <table:table-cell office:value-type="float" office:value="9704">
            <text:p>9704</text:p>
          </table:table-cell>
          <table:table-cell office:value-type="float" office:value="8343">
            <text:p>8343</text:p>
          </table:table-cell>
          <table:table-cell office:value-type="float" office:value="11421">
            <text:p>11421</text:p>
          </table:table-cell>
          <table:table-cell office:value-type="float" office:value="12682">
            <text:p>12682</text:p>
          </table:table-cell>
          <table:table-cell office:value-type="float" office:value="11063">
            <text:p>11063</text:p>
          </table:table-cell>
          <table:table-cell office:value-type="float" office:value="8359">
            <text:p>8359</text:p>
          </table:table-cell>
          <table:table-cell office:value-type="float" office:value="9930.7">
            <text:p>9930.7</text:p>
          </table:table-cell>
          <table:table-cell office:value-type="float" office:value="410970">
            <text:p>410970</text:p>
          </table:table-cell>
          <table:table-cell office:value-type="float" office:value="405546">
            <text:p>405546</text:p>
          </table:table-cell>
          <table:table-cell office:value-type="float" office:value="414286">
            <text:p>414286</text:p>
          </table:table-cell>
          <table:table-cell office:value-type="float" office:value="411109">
            <text:p>411109</text:p>
          </table:table-cell>
          <table:table-cell office:value-type="float" office:value="417374">
            <text:p>417374</text:p>
          </table:table-cell>
          <table:table-cell office:value-type="float" office:value="405545">
            <text:p>405545</text:p>
          </table:table-cell>
          <table:table-cell office:value-type="float" office:value="403762">
            <text:p>403762</text:p>
          </table:table-cell>
          <table:table-cell office:value-type="float" office:value="403405">
            <text:p>403405</text:p>
          </table:table-cell>
          <table:table-cell office:value-type="float" office:value="412638">
            <text:p>412638</text:p>
          </table:table-cell>
          <table:table-cell office:value-type="float" office:value="405329">
            <text:p>405329</text:p>
          </table:table-cell>
          <table:table-cell office:value-type="float" office:value="408996.4">
            <text:p>408996.4</text:p>
          </table:table-cell>
        </table:table-row>
        <table:table-row table:style-name="ro1">
          <table:table-cell office:value-type="float" office:value="9900">
            <text:p>9900</text:p>
          </table:table-cell>
          <table:table-cell office:value-type="float" office:value="8588">
            <text:p>8588</text:p>
          </table:table-cell>
          <table:table-cell office:value-type="float" office:value="8474">
            <text:p>8474</text:p>
          </table:table-cell>
          <table:table-cell office:value-type="float" office:value="10849">
            <text:p>10849</text:p>
          </table:table-cell>
          <table:table-cell office:value-type="float" office:value="8463">
            <text:p>8463</text:p>
          </table:table-cell>
          <table:table-cell office:value-type="float" office:value="11511">
            <text:p>11511</text:p>
          </table:table-cell>
          <table:table-cell office:value-type="float" office:value="9844">
            <text:p>9844</text:p>
          </table:table-cell>
          <table:table-cell office:value-type="float" office:value="8418">
            <text:p>8418</text:p>
          </table:table-cell>
          <table:table-cell office:value-type="float" office:value="10766">
            <text:p>10766</text:p>
          </table:table-cell>
          <table:table-cell office:value-type="float" office:value="10136">
            <text:p>10136</text:p>
          </table:table-cell>
          <table:table-cell office:value-type="float" office:value="8477">
            <text:p>8477</text:p>
          </table:table-cell>
          <table:table-cell office:value-type="float" office:value="9552.6">
            <text:p>9552.6</text:p>
          </table:table-cell>
          <table:table-cell office:value-type="float" office:value="408532">
            <text:p>408532</text:p>
          </table:table-cell>
          <table:table-cell office:value-type="float" office:value="419644">
            <text:p>419644</text:p>
          </table:table-cell>
          <table:table-cell office:value-type="float" office:value="401664">
            <text:p>401664</text:p>
          </table:table-cell>
          <table:table-cell office:value-type="float" office:value="403372">
            <text:p>403372</text:p>
          </table:table-cell>
          <table:table-cell office:value-type="float" office:value="427376">
            <text:p>427376</text:p>
          </table:table-cell>
          <table:table-cell office:value-type="float" office:value="396561">
            <text:p>396561</text:p>
          </table:table-cell>
          <table:table-cell office:value-type="float" office:value="437232">
            <text:p>437232</text:p>
          </table:table-cell>
          <table:table-cell office:value-type="float" office:value="403682">
            <text:p>403682</text:p>
          </table:table-cell>
          <table:table-cell office:value-type="float" office:value="431496">
            <text:p>431496</text:p>
          </table:table-cell>
          <table:table-cell office:value-type="float" office:value="440562">
            <text:p>440562</text:p>
          </table:table-cell>
          <table:table-cell office:value-type="float" office:value="417012.1">
            <text:p>417012.1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0561">
            <text:p>10561</text:p>
          </table:table-cell>
          <table:table-cell office:value-type="float" office:value="10151">
            <text:p>10151</text:p>
          </table:table-cell>
          <table:table-cell office:value-type="float" office:value="8468">
            <text:p>8468</text:p>
          </table:table-cell>
          <table:table-cell office:value-type="float" office:value="8566">
            <text:p>8566</text:p>
          </table:table-cell>
          <table:table-cell office:value-type="float" office:value="9581">
            <text:p>9581</text:p>
          </table:table-cell>
          <table:table-cell office:value-type="float" office:value="9285">
            <text:p>9285</text:p>
          </table:table-cell>
          <table:table-cell office:value-type="float" office:value="10145">
            <text:p>10145</text:p>
          </table:table-cell>
          <table:table-cell office:value-type="float" office:value="11093">
            <text:p>11093</text:p>
          </table:table-cell>
          <table:table-cell office:value-type="float" office:value="8569">
            <text:p>8569</text:p>
          </table:table-cell>
          <table:table-cell office:value-type="float" office:value="10695">
            <text:p>10695</text:p>
          </table:table-cell>
          <table:table-cell office:value-type="float" office:value="9711.4">
            <text:p>9711.4</text:p>
          </table:table-cell>
          <table:table-cell office:value-type="float" office:value="427029">
            <text:p>427029</text:p>
          </table:table-cell>
          <table:table-cell office:value-type="float" office:value="428072">
            <text:p>428072</text:p>
          </table:table-cell>
          <table:table-cell office:value-type="float" office:value="397092">
            <text:p>397092</text:p>
          </table:table-cell>
          <table:table-cell office:value-type="float" office:value="434882">
            <text:p>434882</text:p>
          </table:table-cell>
          <table:table-cell office:value-type="float" office:value="414427">
            <text:p>414427</text:p>
          </table:table-cell>
          <table:table-cell office:value-type="float" office:value="432536">
            <text:p>432536</text:p>
          </table:table-cell>
          <table:table-cell office:value-type="float" office:value="409901">
            <text:p>409901</text:p>
          </table:table-cell>
          <table:table-cell office:value-type="float" office:value="398851">
            <text:p>398851</text:p>
          </table:table-cell>
          <table:table-cell office:value-type="float" office:value="435142">
            <text:p>435142</text:p>
          </table:table-cell>
          <table:table-cell office:value-type="float" office:value="447994">
            <text:p>447994</text:p>
          </table:table-cell>
          <table:table-cell office:value-type="float" office:value="422592.6">
            <text:p>422592.6</text:p>
          </table:table-cell>
        </table:table-row>
      </table:table>
      <table:table table:name="Averages + Graph" table:style-name="ta1" table:print="false">
        <table:table-column table:style-name="co8" table:number-columns-repeated="4" table:default-cell-style-name="Default"/>
        <table:table-row table:style-name="ro1">
          <table:table-cell table:formula="of:=['Raw Data + Averages'.A1]" office:value-type="string" office:string-value="Length">
            <text:p>Length</text:p>
          </table:table-cell>
          <table:table-cell table:formula="of:=['Raw Data + Averages'.L1]" office:value-type="string" office:string-value="Ints AVG">
            <text:p>Ints AVG</text:p>
          </table:table-cell>
          <table:table-cell table:formula="of:=['Raw Data + Averages'.W1]" office:value-type="string" office:string-value="Doubles AVG">
            <text:p>Doubles AVG</text:p>
          </table:table-cell>
          <table:table-cell>
            <draw:frame table:end-cell-address="'Averages + Graph'.M35" table:end-x="0.7449in" table:end-y="0.1606in" draw:z-index="0" draw:style-name="gr1" draw:text-style-name="P1" svg:width="8.6531in" svg:height="5.6177in" svg:x="0.0929in" svg:y="0in">
              <draw:object draw:notify-on-update-of-ranges="'Averages + Graph'.A1:'Averages + Graph'.A1 'Averages + Graph'.A2:'Averages + Graph'.A101 'Averages + Graph'.B1:'Averages + Graph'.B1 'Averages + Graph'.B2:'Averages + Graph'.B101 'Averages + Graph'.A1:'Averages + Graph'.A1 'Averages + Graph'.A2:'Averages + Graph'.A101 'Averages + Graph'.C1:'Averages + Graph'.C1 'Averages + Graph'.C2:'Averages + Graph'.C1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formula="of:=['Raw Data + Averages'.A2]" office:value-type="float" office:value="100">
            <text:p>100</text:p>
          </table:table-cell>
          <table:table-cell table:formula="of:=['Raw Data + Averages'.L2]" office:value-type="float" office:value="60.1">
            <text:p>60.1</text:p>
          </table:table-cell>
          <table:table-cell table:formula="of:=['Raw Data + Averages'.W2]" office:value-type="float" office:value="207.3">
            <text:p>207.3</text:p>
          </table:table-cell>
          <table:table-cell/>
        </table:table-row>
        <table:table-row table:style-name="ro1">
          <table:table-cell table:formula="of:=['Raw Data + Averages'.A3]" office:value-type="float" office:value="200">
            <text:p>200</text:p>
          </table:table-cell>
          <table:table-cell table:formula="of:=['Raw Data + Averages'.L3]" office:value-type="float" office:value="116.9">
            <text:p>116.9</text:p>
          </table:table-cell>
          <table:table-cell table:formula="of:=['Raw Data + Averages'.W3]" office:value-type="float" office:value="548.5">
            <text:p>548.5</text:p>
          </table:table-cell>
          <table:table-cell/>
        </table:table-row>
        <table:table-row table:style-name="ro1">
          <table:table-cell table:formula="of:=['Raw Data + Averages'.A4]" office:value-type="float" office:value="300">
            <text:p>300</text:p>
          </table:table-cell>
          <table:table-cell table:formula="of:=['Raw Data + Averages'.L4]" office:value-type="float" office:value="156.3">
            <text:p>156.3</text:p>
          </table:table-cell>
          <table:table-cell table:formula="of:=['Raw Data + Averages'.W4]" office:value-type="float" office:value="853.7">
            <text:p>853.7</text:p>
          </table:table-cell>
          <table:table-cell/>
        </table:table-row>
        <table:table-row table:style-name="ro1">
          <table:table-cell table:formula="of:=['Raw Data + Averages'.A5]" office:value-type="float" office:value="400">
            <text:p>400</text:p>
          </table:table-cell>
          <table:table-cell table:formula="of:=['Raw Data + Averages'.L5]" office:value-type="float" office:value="236.4">
            <text:p>236.4</text:p>
          </table:table-cell>
          <table:table-cell table:formula="of:=['Raw Data + Averages'.W5]" office:value-type="float" office:value="1441.5">
            <text:p>1441.5</text:p>
          </table:table-cell>
          <table:table-cell/>
        </table:table-row>
        <table:table-row table:style-name="ro1">
          <table:table-cell table:formula="of:=['Raw Data + Averages'.A6]" office:value-type="float" office:value="500">
            <text:p>500</text:p>
          </table:table-cell>
          <table:table-cell table:formula="of:=['Raw Data + Averages'.L6]" office:value-type="float" office:value="299.3">
            <text:p>299.3</text:p>
          </table:table-cell>
          <table:table-cell table:formula="of:=['Raw Data + Averages'.W6]" office:value-type="float" office:value="2092.4">
            <text:p>2092.4</text:p>
          </table:table-cell>
          <table:table-cell/>
        </table:table-row>
        <table:table-row table:style-name="ro1">
          <table:table-cell table:formula="of:=['Raw Data + Averages'.A7]" office:value-type="float" office:value="600">
            <text:p>600</text:p>
          </table:table-cell>
          <table:table-cell table:formula="of:=['Raw Data + Averages'.L7]" office:value-type="float" office:value="386.3">
            <text:p>386.3</text:p>
          </table:table-cell>
          <table:table-cell table:formula="of:=['Raw Data + Averages'.W7]" office:value-type="float" office:value="2839.5">
            <text:p>2839.5</text:p>
          </table:table-cell>
          <table:table-cell/>
        </table:table-row>
        <table:table-row table:style-name="ro1">
          <table:table-cell table:formula="of:=['Raw Data + Averages'.A8]" office:value-type="float" office:value="700">
            <text:p>700</text:p>
          </table:table-cell>
          <table:table-cell table:formula="of:=['Raw Data + Averages'.L8]" office:value-type="float" office:value="438.7">
            <text:p>438.7</text:p>
          </table:table-cell>
          <table:table-cell table:formula="of:=['Raw Data + Averages'.W8]" office:value-type="float" office:value="3545.3">
            <text:p>3545.3</text:p>
          </table:table-cell>
          <table:table-cell/>
        </table:table-row>
        <table:table-row table:style-name="ro1">
          <table:table-cell table:formula="of:=['Raw Data + Averages'.A9]" office:value-type="float" office:value="800">
            <text:p>800</text:p>
          </table:table-cell>
          <table:table-cell table:formula="of:=['Raw Data + Averages'.L9]" office:value-type="float" office:value="523.7">
            <text:p>523.7</text:p>
          </table:table-cell>
          <table:table-cell table:formula="of:=['Raw Data + Averages'.W9]" office:value-type="float" office:value="4407.5">
            <text:p>4407.5</text:p>
          </table:table-cell>
          <table:table-cell/>
        </table:table-row>
        <table:table-row table:style-name="ro1">
          <table:table-cell table:formula="of:=['Raw Data + Averages'.A10]" office:value-type="float" office:value="900">
            <text:p>900</text:p>
          </table:table-cell>
          <table:table-cell table:formula="of:=['Raw Data + Averages'.L10]" office:value-type="float" office:value="591">
            <text:p>591</text:p>
          </table:table-cell>
          <table:table-cell table:formula="of:=['Raw Data + Averages'.W10]" office:value-type="float" office:value="5356.9">
            <text:p>5356.9</text:p>
          </table:table-cell>
          <table:table-cell/>
        </table:table-row>
        <table:table-row table:style-name="ro1">
          <table:table-cell table:formula="of:=['Raw Data + Averages'.A11]" office:value-type="float" office:value="1000">
            <text:p>1000</text:p>
          </table:table-cell>
          <table:table-cell table:formula="of:=['Raw Data + Averages'.L11]" office:value-type="float" office:value="660.6">
            <text:p>660.6</text:p>
          </table:table-cell>
          <table:table-cell table:formula="of:=['Raw Data + Averages'.W11]" office:value-type="float" office:value="6257.1">
            <text:p>6257.1</text:p>
          </table:table-cell>
          <table:table-cell/>
        </table:table-row>
        <table:table-row table:style-name="ro1">
          <table:table-cell table:formula="of:=['Raw Data + Averages'.A12]" office:value-type="float" office:value="1100">
            <text:p>1100</text:p>
          </table:table-cell>
          <table:table-cell table:formula="of:=['Raw Data + Averages'.L12]" office:value-type="float" office:value="674">
            <text:p>674</text:p>
          </table:table-cell>
          <table:table-cell table:formula="of:=['Raw Data + Averages'.W12]" office:value-type="float" office:value="7124.5">
            <text:p>7124.5</text:p>
          </table:table-cell>
          <table:table-cell/>
        </table:table-row>
        <table:table-row table:style-name="ro1">
          <table:table-cell table:formula="of:=['Raw Data + Averages'.A13]" office:value-type="float" office:value="1200">
            <text:p>1200</text:p>
          </table:table-cell>
          <table:table-cell table:formula="of:=['Raw Data + Averages'.L13]" office:value-type="float" office:value="911.7">
            <text:p>911.7</text:p>
          </table:table-cell>
          <table:table-cell table:formula="of:=['Raw Data + Averages'.W13]" office:value-type="float" office:value="9267.2">
            <text:p>9267.2</text:p>
          </table:table-cell>
          <table:table-cell/>
        </table:table-row>
        <table:table-row table:style-name="ro1">
          <table:table-cell table:formula="of:=['Raw Data + Averages'.A14]" office:value-type="float" office:value="1300">
            <text:p>1300</text:p>
          </table:table-cell>
          <table:table-cell table:formula="of:=['Raw Data + Averages'.L14]" office:value-type="float" office:value="908">
            <text:p>908</text:p>
          </table:table-cell>
          <table:table-cell table:formula="of:=['Raw Data + Averages'.W14]" office:value-type="float" office:value="10038.3">
            <text:p>10038.3</text:p>
          </table:table-cell>
          <table:table-cell/>
        </table:table-row>
        <table:table-row table:style-name="ro1">
          <table:table-cell table:formula="of:=['Raw Data + Averages'.A15]" office:value-type="float" office:value="1400">
            <text:p>1400</text:p>
          </table:table-cell>
          <table:table-cell table:formula="of:=['Raw Data + Averages'.L15]" office:value-type="float" office:value="1085.7">
            <text:p>1085.7</text:p>
          </table:table-cell>
          <table:table-cell table:formula="of:=['Raw Data + Averages'.W15]" office:value-type="float" office:value="11510.9">
            <text:p>11510.9</text:p>
          </table:table-cell>
          <table:table-cell/>
        </table:table-row>
        <table:table-row table:style-name="ro1">
          <table:table-cell table:formula="of:=['Raw Data + Averages'.A16]" office:value-type="float" office:value="1500">
            <text:p>1500</text:p>
          </table:table-cell>
          <table:table-cell table:formula="of:=['Raw Data + Averages'.L16]" office:value-type="float" office:value="1103.7">
            <text:p>1103.7</text:p>
          </table:table-cell>
          <table:table-cell table:formula="of:=['Raw Data + Averages'.W16]" office:value-type="float" office:value="13059.4">
            <text:p>13059.4</text:p>
          </table:table-cell>
          <table:table-cell/>
        </table:table-row>
        <table:table-row table:style-name="ro1">
          <table:table-cell table:formula="of:=['Raw Data + Averages'.A17]" office:value-type="float" office:value="1600">
            <text:p>1600</text:p>
          </table:table-cell>
          <table:table-cell table:formula="of:=['Raw Data + Averages'.L17]" office:value-type="float" office:value="1166.3">
            <text:p>1166.3</text:p>
          </table:table-cell>
          <table:table-cell table:formula="of:=['Raw Data + Averages'.W17]" office:value-type="float" office:value="14992.3">
            <text:p>14992.3</text:p>
          </table:table-cell>
          <table:table-cell/>
        </table:table-row>
        <table:table-row table:style-name="ro1">
          <table:table-cell table:formula="of:=['Raw Data + Averages'.A18]" office:value-type="float" office:value="1700">
            <text:p>1700</text:p>
          </table:table-cell>
          <table:table-cell table:formula="of:=['Raw Data + Averages'.L18]" office:value-type="float" office:value="1163.1">
            <text:p>1163.1</text:p>
          </table:table-cell>
          <table:table-cell table:formula="of:=['Raw Data + Averages'.W18]" office:value-type="float" office:value="15616.1">
            <text:p>15616.1</text:p>
          </table:table-cell>
          <table:table-cell/>
        </table:table-row>
        <table:table-row table:style-name="ro1">
          <table:table-cell table:formula="of:=['Raw Data + Averages'.A19]" office:value-type="float" office:value="1800">
            <text:p>1800</text:p>
          </table:table-cell>
          <table:table-cell table:formula="of:=['Raw Data + Averages'.L19]" office:value-type="float" office:value="1373.8">
            <text:p>1373.8</text:p>
          </table:table-cell>
          <table:table-cell table:formula="of:=['Raw Data + Averages'.W19]" office:value-type="float" office:value="17872">
            <text:p>17872</text:p>
          </table:table-cell>
          <table:table-cell/>
        </table:table-row>
        <table:table-row table:style-name="ro1">
          <table:table-cell table:formula="of:=['Raw Data + Averages'.A20]" office:value-type="float" office:value="1900">
            <text:p>1900</text:p>
          </table:table-cell>
          <table:table-cell table:formula="of:=['Raw Data + Averages'.L20]" office:value-type="float" office:value="1374.4">
            <text:p>1374.4</text:p>
          </table:table-cell>
          <table:table-cell table:formula="of:=['Raw Data + Averages'.W20]" office:value-type="float" office:value="19261.1">
            <text:p>19261.1</text:p>
          </table:table-cell>
          <table:table-cell/>
        </table:table-row>
        <table:table-row table:style-name="ro1">
          <table:table-cell table:formula="of:=['Raw Data + Averages'.A21]" office:value-type="float" office:value="2000">
            <text:p>2000</text:p>
          </table:table-cell>
          <table:table-cell table:formula="of:=['Raw Data + Averages'.L21]" office:value-type="float" office:value="1471.2">
            <text:p>1471.2</text:p>
          </table:table-cell>
          <table:table-cell table:formula="of:=['Raw Data + Averages'.W21]" office:value-type="float" office:value="21052.8">
            <text:p>21052.8</text:p>
          </table:table-cell>
          <table:table-cell/>
        </table:table-row>
        <table:table-row table:style-name="ro1">
          <table:table-cell table:formula="of:=['Raw Data + Averages'.A22]" office:value-type="float" office:value="2100">
            <text:p>2100</text:p>
          </table:table-cell>
          <table:table-cell table:formula="of:=['Raw Data + Averages'.L22]" office:value-type="float" office:value="1566.3">
            <text:p>1566.3</text:p>
          </table:table-cell>
          <table:table-cell table:formula="of:=['Raw Data + Averages'.W22]" office:value-type="float" office:value="23648.5">
            <text:p>23648.5</text:p>
          </table:table-cell>
          <table:table-cell/>
        </table:table-row>
        <table:table-row table:style-name="ro1">
          <table:table-cell table:formula="of:=['Raw Data + Averages'.A23]" office:value-type="float" office:value="2200">
            <text:p>2200</text:p>
          </table:table-cell>
          <table:table-cell table:formula="of:=['Raw Data + Averages'.L23]" office:value-type="float" office:value="1732.2">
            <text:p>1732.2</text:p>
          </table:table-cell>
          <table:table-cell table:formula="of:=['Raw Data + Averages'.W23]" office:value-type="float" office:value="25554.6">
            <text:p>25554.6</text:p>
          </table:table-cell>
          <table:table-cell/>
        </table:table-row>
        <table:table-row table:style-name="ro1">
          <table:table-cell table:formula="of:=['Raw Data + Averages'.A24]" office:value-type="float" office:value="2300">
            <text:p>2300</text:p>
          </table:table-cell>
          <table:table-cell table:formula="of:=['Raw Data + Averages'.L24]" office:value-type="float" office:value="1631.2">
            <text:p>1631.2</text:p>
          </table:table-cell>
          <table:table-cell table:formula="of:=['Raw Data + Averages'.W24]" office:value-type="float" office:value="26148.6">
            <text:p>26148.6</text:p>
          </table:table-cell>
          <table:table-cell/>
        </table:table-row>
        <table:table-row table:style-name="ro1">
          <table:table-cell table:formula="of:=['Raw Data + Averages'.A25]" office:value-type="float" office:value="2400">
            <text:p>2400</text:p>
          </table:table-cell>
          <table:table-cell table:formula="of:=['Raw Data + Averages'.L25]" office:value-type="float" office:value="1982.9">
            <text:p>1982.9</text:p>
          </table:table-cell>
          <table:table-cell table:formula="of:=['Raw Data + Averages'.W25]" office:value-type="float" office:value="29005.8">
            <text:p>29005.8</text:p>
          </table:table-cell>
          <table:table-cell/>
        </table:table-row>
        <table:table-row table:style-name="ro1">
          <table:table-cell table:formula="of:=['Raw Data + Averages'.A26]" office:value-type="float" office:value="2500">
            <text:p>2500</text:p>
          </table:table-cell>
          <table:table-cell table:formula="of:=['Raw Data + Averages'.L26]" office:value-type="float" office:value="1839.4">
            <text:p>1839.4</text:p>
          </table:table-cell>
          <table:table-cell table:formula="of:=['Raw Data + Averages'.W26]" office:value-type="float" office:value="32126.9">
            <text:p>32126.9</text:p>
          </table:table-cell>
          <table:table-cell/>
        </table:table-row>
        <table:table-row table:style-name="ro1">
          <table:table-cell table:formula="of:=['Raw Data + Averages'.A27]" office:value-type="float" office:value="2600">
            <text:p>2600</text:p>
          </table:table-cell>
          <table:table-cell table:formula="of:=['Raw Data + Averages'.L27]" office:value-type="float" office:value="1955.7">
            <text:p>1955.7</text:p>
          </table:table-cell>
          <table:table-cell table:formula="of:=['Raw Data + Averages'.W27]" office:value-type="float" office:value="32462.1">
            <text:p>32462.1</text:p>
          </table:table-cell>
          <table:table-cell/>
        </table:table-row>
        <table:table-row table:style-name="ro1">
          <table:table-cell table:formula="of:=['Raw Data + Averages'.A28]" office:value-type="float" office:value="2700">
            <text:p>2700</text:p>
          </table:table-cell>
          <table:table-cell table:formula="of:=['Raw Data + Averages'.L28]" office:value-type="float" office:value="2131.9">
            <text:p>2131.9</text:p>
          </table:table-cell>
          <table:table-cell table:formula="of:=['Raw Data + Averages'.W28]" office:value-type="float" office:value="36247.5">
            <text:p>36247.5</text:p>
          </table:table-cell>
          <table:table-cell/>
        </table:table-row>
        <table:table-row table:style-name="ro1">
          <table:table-cell table:formula="of:=['Raw Data + Averages'.A29]" office:value-type="float" office:value="2800">
            <text:p>2800</text:p>
          </table:table-cell>
          <table:table-cell table:formula="of:=['Raw Data + Averages'.L29]" office:value-type="float" office:value="2073.4">
            <text:p>2073.4</text:p>
          </table:table-cell>
          <table:table-cell table:formula="of:=['Raw Data + Averages'.W29]" office:value-type="float" office:value="37475.3">
            <text:p>37475.3</text:p>
          </table:table-cell>
          <table:table-cell/>
        </table:table-row>
        <table:table-row table:style-name="ro1">
          <table:table-cell table:formula="of:=['Raw Data + Averages'.A30]" office:value-type="float" office:value="2900">
            <text:p>2900</text:p>
          </table:table-cell>
          <table:table-cell table:formula="of:=['Raw Data + Averages'.L30]" office:value-type="float" office:value="2224.7">
            <text:p>2224.7</text:p>
          </table:table-cell>
          <table:table-cell table:formula="of:=['Raw Data + Averages'.W30]" office:value-type="float" office:value="39952.9">
            <text:p>39952.9</text:p>
          </table:table-cell>
          <table:table-cell/>
        </table:table-row>
        <table:table-row table:style-name="ro1">
          <table:table-cell table:formula="of:=['Raw Data + Averages'.A31]" office:value-type="float" office:value="3000">
            <text:p>3000</text:p>
          </table:table-cell>
          <table:table-cell table:formula="of:=['Raw Data + Averages'.L31]" office:value-type="float" office:value="2283">
            <text:p>2283</text:p>
          </table:table-cell>
          <table:table-cell table:formula="of:=['Raw Data + Averages'.W31]" office:value-type="float" office:value="42665.1">
            <text:p>42665.1</text:p>
          </table:table-cell>
          <table:table-cell/>
        </table:table-row>
        <table:table-row table:style-name="ro1">
          <table:table-cell table:formula="of:=['Raw Data + Averages'.A32]" office:value-type="float" office:value="3100">
            <text:p>3100</text:p>
          </table:table-cell>
          <table:table-cell table:formula="of:=['Raw Data + Averages'.L32]" office:value-type="float" office:value="2284.3">
            <text:p>2284.3</text:p>
          </table:table-cell>
          <table:table-cell table:formula="of:=['Raw Data + Averages'.W32]" office:value-type="float" office:value="45938.9">
            <text:p>45938.9</text:p>
          </table:table-cell>
          <table:table-cell/>
        </table:table-row>
        <table:table-row table:style-name="ro1">
          <table:table-cell table:formula="of:=['Raw Data + Averages'.A33]" office:value-type="float" office:value="3200">
            <text:p>3200</text:p>
          </table:table-cell>
          <table:table-cell table:formula="of:=['Raw Data + Averages'.L33]" office:value-type="float" office:value="2357.2">
            <text:p>2357.2</text:p>
          </table:table-cell>
          <table:table-cell table:formula="of:=['Raw Data + Averages'.W33]" office:value-type="float" office:value="49783.7">
            <text:p>49783.7</text:p>
          </table:table-cell>
          <table:table-cell/>
        </table:table-row>
        <table:table-row table:style-name="ro1">
          <table:table-cell table:formula="of:=['Raw Data + Averages'.A34]" office:value-type="float" office:value="3300">
            <text:p>3300</text:p>
          </table:table-cell>
          <table:table-cell table:formula="of:=['Raw Data + Averages'.L34]" office:value-type="float" office:value="2747.7">
            <text:p>2747.7</text:p>
          </table:table-cell>
          <table:table-cell table:formula="of:=['Raw Data + Averages'.W34]" office:value-type="float" office:value="51554.5">
            <text:p>51554.5</text:p>
          </table:table-cell>
          <table:table-cell/>
        </table:table-row>
        <table:table-row table:style-name="ro1">
          <table:table-cell table:formula="of:=['Raw Data + Averages'.A35]" office:value-type="float" office:value="3400">
            <text:p>3400</text:p>
          </table:table-cell>
          <table:table-cell table:formula="of:=['Raw Data + Averages'.L35]" office:value-type="float" office:value="2713.1">
            <text:p>2713.1</text:p>
          </table:table-cell>
          <table:table-cell table:formula="of:=['Raw Data + Averages'.W35]" office:value-type="float" office:value="54208.3">
            <text:p>54208.3</text:p>
          </table:table-cell>
          <table:table-cell/>
        </table:table-row>
        <table:table-row table:style-name="ro1">
          <table:table-cell table:formula="of:=['Raw Data + Averages'.A36]" office:value-type="float" office:value="3500">
            <text:p>3500</text:p>
          </table:table-cell>
          <table:table-cell table:formula="of:=['Raw Data + Averages'.L36]" office:value-type="float" office:value="2678.7">
            <text:p>2678.7</text:p>
          </table:table-cell>
          <table:table-cell table:formula="of:=['Raw Data + Averages'.W36]" office:value-type="float" office:value="58072.7">
            <text:p>58072.7</text:p>
          </table:table-cell>
          <table:table-cell/>
        </table:table-row>
        <table:table-row table:style-name="ro1">
          <table:table-cell table:formula="of:=['Raw Data + Averages'.A37]" office:value-type="float" office:value="3600">
            <text:p>3600</text:p>
          </table:table-cell>
          <table:table-cell table:formula="of:=['Raw Data + Averages'.L37]" office:value-type="float" office:value="3016.9">
            <text:p>3016.9</text:p>
          </table:table-cell>
          <table:table-cell table:formula="of:=['Raw Data + Averages'.W37]" office:value-type="float" office:value="62281.9">
            <text:p>62281.9</text:p>
          </table:table-cell>
          <table:table-cell/>
        </table:table-row>
        <table:table-row table:style-name="ro1">
          <table:table-cell table:formula="of:=['Raw Data + Averages'.A38]" office:value-type="float" office:value="3700">
            <text:p>3700</text:p>
          </table:table-cell>
          <table:table-cell table:formula="of:=['Raw Data + Averages'.L38]" office:value-type="float" office:value="3030.8">
            <text:p>3030.8</text:p>
          </table:table-cell>
          <table:table-cell table:formula="of:=['Raw Data + Averages'.W38]" office:value-type="float" office:value="63673.4">
            <text:p>63673.4</text:p>
          </table:table-cell>
          <table:table-cell/>
        </table:table-row>
        <table:table-row table:style-name="ro1">
          <table:table-cell table:formula="of:=['Raw Data + Averages'.A39]" office:value-type="float" office:value="3800">
            <text:p>3800</text:p>
          </table:table-cell>
          <table:table-cell table:formula="of:=['Raw Data + Averages'.L39]" office:value-type="float" office:value="3031.7">
            <text:p>3031.7</text:p>
          </table:table-cell>
          <table:table-cell table:formula="of:=['Raw Data + Averages'.W39]" office:value-type="float" office:value="66252.4">
            <text:p>66252.4</text:p>
          </table:table-cell>
          <table:table-cell/>
        </table:table-row>
        <table:table-row table:style-name="ro1">
          <table:table-cell table:formula="of:=['Raw Data + Averages'.A40]" office:value-type="float" office:value="3900">
            <text:p>3900</text:p>
          </table:table-cell>
          <table:table-cell table:formula="of:=['Raw Data + Averages'.L40]" office:value-type="float" office:value="3070.8">
            <text:p>3070.8</text:p>
          </table:table-cell>
          <table:table-cell table:formula="of:=['Raw Data + Averages'.W40]" office:value-type="float" office:value="68964.6">
            <text:p>68964.6</text:p>
          </table:table-cell>
          <table:table-cell/>
        </table:table-row>
        <table:table-row table:style-name="ro1">
          <table:table-cell table:formula="of:=['Raw Data + Averages'.A41]" office:value-type="float" office:value="4000">
            <text:p>4000</text:p>
          </table:table-cell>
          <table:table-cell table:formula="of:=['Raw Data + Averages'.L41]" office:value-type="float" office:value="3318.6">
            <text:p>3318.6</text:p>
          </table:table-cell>
          <table:table-cell table:formula="of:=['Raw Data + Averages'.W41]" office:value-type="float" office:value="73088.9">
            <text:p>73088.9</text:p>
          </table:table-cell>
          <table:table-cell/>
        </table:table-row>
        <table:table-row table:style-name="ro1">
          <table:table-cell table:formula="of:=['Raw Data + Averages'.A42]" office:value-type="float" office:value="4100">
            <text:p>4100</text:p>
          </table:table-cell>
          <table:table-cell table:formula="of:=['Raw Data + Averages'.L42]" office:value-type="float" office:value="3230.2">
            <text:p>3230.2</text:p>
          </table:table-cell>
          <table:table-cell table:formula="of:=['Raw Data + Averages'.W42]" office:value-type="float" office:value="75315">
            <text:p>75315</text:p>
          </table:table-cell>
          <table:table-cell/>
        </table:table-row>
        <table:table-row table:style-name="ro1">
          <table:table-cell table:formula="of:=['Raw Data + Averages'.A43]" office:value-type="float" office:value="4200">
            <text:p>4200</text:p>
          </table:table-cell>
          <table:table-cell table:formula="of:=['Raw Data + Averages'.L43]" office:value-type="float" office:value="3175.5">
            <text:p>3175.5</text:p>
          </table:table-cell>
          <table:table-cell table:formula="of:=['Raw Data + Averages'.W43]" office:value-type="float" office:value="79770.6">
            <text:p>79770.6</text:p>
          </table:table-cell>
          <table:table-cell/>
        </table:table-row>
        <table:table-row table:style-name="ro1">
          <table:table-cell table:formula="of:=['Raw Data + Averages'.A44]" office:value-type="float" office:value="4300">
            <text:p>4300</text:p>
          </table:table-cell>
          <table:table-cell table:formula="of:=['Raw Data + Averages'.L44]" office:value-type="float" office:value="3747.5">
            <text:p>3747.5</text:p>
          </table:table-cell>
          <table:table-cell table:formula="of:=['Raw Data + Averages'.W44]" office:value-type="float" office:value="83168.8">
            <text:p>83168.8</text:p>
          </table:table-cell>
          <table:table-cell/>
        </table:table-row>
        <table:table-row table:style-name="ro1">
          <table:table-cell table:formula="of:=['Raw Data + Averages'.A45]" office:value-type="float" office:value="4400">
            <text:p>4400</text:p>
          </table:table-cell>
          <table:table-cell table:formula="of:=['Raw Data + Averages'.L45]" office:value-type="float" office:value="3620.2">
            <text:p>3620.2</text:p>
          </table:table-cell>
          <table:table-cell table:formula="of:=['Raw Data + Averages'.W45]" office:value-type="float" office:value="87084.1">
            <text:p>87084.1</text:p>
          </table:table-cell>
          <table:table-cell/>
        </table:table-row>
        <table:table-row table:style-name="ro1">
          <table:table-cell table:formula="of:=['Raw Data + Averages'.A46]" office:value-type="float" office:value="4500">
            <text:p>4500</text:p>
          </table:table-cell>
          <table:table-cell table:formula="of:=['Raw Data + Averages'.L46]" office:value-type="float" office:value="3576.8">
            <text:p>3576.8</text:p>
          </table:table-cell>
          <table:table-cell table:formula="of:=['Raw Data + Averages'.W46]" office:value-type="float" office:value="91882.6">
            <text:p>91882.6</text:p>
          </table:table-cell>
          <table:table-cell/>
        </table:table-row>
        <table:table-row table:style-name="ro1">
          <table:table-cell table:formula="of:=['Raw Data + Averages'.A47]" office:value-type="float" office:value="4600">
            <text:p>4600</text:p>
          </table:table-cell>
          <table:table-cell table:formula="of:=['Raw Data + Averages'.L47]" office:value-type="float" office:value="4239.9">
            <text:p>4239.9</text:p>
          </table:table-cell>
          <table:table-cell table:formula="of:=['Raw Data + Averages'.W47]" office:value-type="float" office:value="95184.9">
            <text:p>95184.9</text:p>
          </table:table-cell>
          <table:table-cell/>
        </table:table-row>
        <table:table-row table:style-name="ro1">
          <table:table-cell table:formula="of:=['Raw Data + Averages'.A48]" office:value-type="float" office:value="4700">
            <text:p>4700</text:p>
          </table:table-cell>
          <table:table-cell table:formula="of:=['Raw Data + Averages'.L48]" office:value-type="float" office:value="4341.1">
            <text:p>4341.1</text:p>
          </table:table-cell>
          <table:table-cell table:formula="of:=['Raw Data + Averages'.W48]" office:value-type="float" office:value="97665.4">
            <text:p>97665.4</text:p>
          </table:table-cell>
          <table:table-cell/>
        </table:table-row>
        <table:table-row table:style-name="ro1">
          <table:table-cell table:formula="of:=['Raw Data + Averages'.A49]" office:value-type="float" office:value="4800">
            <text:p>4800</text:p>
          </table:table-cell>
          <table:table-cell table:formula="of:=['Raw Data + Averages'.L49]" office:value-type="float" office:value="3785">
            <text:p>3785</text:p>
          </table:table-cell>
          <table:table-cell table:formula="of:=['Raw Data + Averages'.W49]" office:value-type="float" office:value="103382.1">
            <text:p>103382.1</text:p>
          </table:table-cell>
          <table:table-cell/>
        </table:table-row>
        <table:table-row table:style-name="ro1">
          <table:table-cell table:formula="of:=['Raw Data + Averages'.A50]" office:value-type="float" office:value="4900">
            <text:p>4900</text:p>
          </table:table-cell>
          <table:table-cell table:formula="of:=['Raw Data + Averages'.L50]" office:value-type="float" office:value="4072.2">
            <text:p>4072.2</text:p>
          </table:table-cell>
          <table:table-cell table:formula="of:=['Raw Data + Averages'.W50]" office:value-type="float" office:value="107723.4">
            <text:p>107723.4</text:p>
          </table:table-cell>
          <table:table-cell/>
        </table:table-row>
        <table:table-row table:style-name="ro1">
          <table:table-cell table:formula="of:=['Raw Data + Averages'.A51]" office:value-type="float" office:value="5000">
            <text:p>5000</text:p>
          </table:table-cell>
          <table:table-cell table:formula="of:=['Raw Data + Averages'.L51]" office:value-type="float" office:value="4329.4">
            <text:p>4329.4</text:p>
          </table:table-cell>
          <table:table-cell table:formula="of:=['Raw Data + Averages'.W51]" office:value-type="float" office:value="112859.8">
            <text:p>112859.8</text:p>
          </table:table-cell>
          <table:table-cell/>
        </table:table-row>
        <table:table-row table:style-name="ro1">
          <table:table-cell table:formula="of:=['Raw Data + Averages'.A52]" office:value-type="float" office:value="5100">
            <text:p>5100</text:p>
          </table:table-cell>
          <table:table-cell table:formula="of:=['Raw Data + Averages'.L52]" office:value-type="float" office:value="4014.3">
            <text:p>4014.3</text:p>
          </table:table-cell>
          <table:table-cell table:formula="of:=['Raw Data + Averages'.W52]" office:value-type="float" office:value="115307.4">
            <text:p>115307.4</text:p>
          </table:table-cell>
          <table:table-cell/>
        </table:table-row>
        <table:table-row table:style-name="ro1">
          <table:table-cell table:formula="of:=['Raw Data + Averages'.A53]" office:value-type="float" office:value="5200">
            <text:p>5200</text:p>
          </table:table-cell>
          <table:table-cell table:formula="of:=['Raw Data + Averages'.L53]" office:value-type="float" office:value="4411.6">
            <text:p>4411.6</text:p>
          </table:table-cell>
          <table:table-cell table:formula="of:=['Raw Data + Averages'.W53]" office:value-type="float" office:value="119883.3">
            <text:p>119883.3</text:p>
          </table:table-cell>
          <table:table-cell/>
        </table:table-row>
        <table:table-row table:style-name="ro1">
          <table:table-cell table:formula="of:=['Raw Data + Averages'.A54]" office:value-type="float" office:value="5300">
            <text:p>5300</text:p>
          </table:table-cell>
          <table:table-cell table:formula="of:=['Raw Data + Averages'.L54]" office:value-type="float" office:value="4606.3">
            <text:p>4606.3</text:p>
          </table:table-cell>
          <table:table-cell table:formula="of:=['Raw Data + Averages'.W54]" office:value-type="float" office:value="125519.9">
            <text:p>125519.9</text:p>
          </table:table-cell>
          <table:table-cell/>
        </table:table-row>
        <table:table-row table:style-name="ro1">
          <table:table-cell table:formula="of:=['Raw Data + Averages'.A55]" office:value-type="float" office:value="5400">
            <text:p>5400</text:p>
          </table:table-cell>
          <table:table-cell table:formula="of:=['Raw Data + Averages'.L55]" office:value-type="float" office:value="4560.3">
            <text:p>4560.3</text:p>
          </table:table-cell>
          <table:table-cell table:formula="of:=['Raw Data + Averages'.W55]" office:value-type="float" office:value="127229.4">
            <text:p>127229.4</text:p>
          </table:table-cell>
          <table:table-cell/>
        </table:table-row>
        <table:table-row table:style-name="ro1">
          <table:table-cell table:formula="of:=['Raw Data + Averages'.A56]" office:value-type="float" office:value="5500">
            <text:p>5500</text:p>
          </table:table-cell>
          <table:table-cell table:formula="of:=['Raw Data + Averages'.L56]" office:value-type="float" office:value="4822.6">
            <text:p>4822.6</text:p>
          </table:table-cell>
          <table:table-cell table:formula="of:=['Raw Data + Averages'.W56]" office:value-type="float" office:value="133265.7">
            <text:p>133265.7</text:p>
          </table:table-cell>
          <table:table-cell/>
        </table:table-row>
        <table:table-row table:style-name="ro1">
          <table:table-cell table:formula="of:=['Raw Data + Averages'.A57]" office:value-type="float" office:value="5600">
            <text:p>5600</text:p>
          </table:table-cell>
          <table:table-cell table:formula="of:=['Raw Data + Averages'.L57]" office:value-type="float" office:value="4729.4">
            <text:p>4729.4</text:p>
          </table:table-cell>
          <table:table-cell table:formula="of:=['Raw Data + Averages'.W57]" office:value-type="float" office:value="137930.8">
            <text:p>137930.8</text:p>
          </table:table-cell>
          <table:table-cell/>
        </table:table-row>
        <table:table-row table:style-name="ro1">
          <table:table-cell table:formula="of:=['Raw Data + Averages'.A58]" office:value-type="float" office:value="5700">
            <text:p>5700</text:p>
          </table:table-cell>
          <table:table-cell table:formula="of:=['Raw Data + Averages'.L58]" office:value-type="float" office:value="4938.5">
            <text:p>4938.5</text:p>
          </table:table-cell>
          <table:table-cell table:formula="of:=['Raw Data + Averages'.W58]" office:value-type="float" office:value="143457.8">
            <text:p>143457.8</text:p>
          </table:table-cell>
          <table:table-cell/>
        </table:table-row>
        <table:table-row table:style-name="ro1">
          <table:table-cell table:formula="of:=['Raw Data + Averages'.A59]" office:value-type="float" office:value="5800">
            <text:p>5800</text:p>
          </table:table-cell>
          <table:table-cell table:formula="of:=['Raw Data + Averages'.L59]" office:value-type="float" office:value="5323.2">
            <text:p>5323.2</text:p>
          </table:table-cell>
          <table:table-cell table:formula="of:=['Raw Data + Averages'.W59]" office:value-type="float" office:value="150333.3">
            <text:p>150333.3</text:p>
          </table:table-cell>
          <table:table-cell/>
        </table:table-row>
        <table:table-row table:style-name="ro1">
          <table:table-cell table:formula="of:=['Raw Data + Averages'.A60]" office:value-type="float" office:value="5900">
            <text:p>5900</text:p>
          </table:table-cell>
          <table:table-cell table:formula="of:=['Raw Data + Averages'.L60]" office:value-type="float" office:value="5377.7">
            <text:p>5377.7</text:p>
          </table:table-cell>
          <table:table-cell table:formula="of:=['Raw Data + Averages'.W60]" office:value-type="float" office:value="159890.4">
            <text:p>159890.4</text:p>
          </table:table-cell>
          <table:table-cell/>
        </table:table-row>
        <table:table-row table:style-name="ro1">
          <table:table-cell table:formula="of:=['Raw Data + Averages'.A61]" office:value-type="float" office:value="6000">
            <text:p>6000</text:p>
          </table:table-cell>
          <table:table-cell table:formula="of:=['Raw Data + Averages'.L61]" office:value-type="float" office:value="4993.8">
            <text:p>4993.8</text:p>
          </table:table-cell>
          <table:table-cell table:formula="of:=['Raw Data + Averages'.W61]" office:value-type="float" office:value="160601.9">
            <text:p>160601.9</text:p>
          </table:table-cell>
          <table:table-cell/>
        </table:table-row>
        <table:table-row table:style-name="ro1">
          <table:table-cell table:formula="of:=['Raw Data + Averages'.A62]" office:value-type="float" office:value="6100">
            <text:p>6100</text:p>
          </table:table-cell>
          <table:table-cell table:formula="of:=['Raw Data + Averages'.L62]" office:value-type="float" office:value="6186.1">
            <text:p>6186.1</text:p>
          </table:table-cell>
          <table:table-cell table:formula="of:=['Raw Data + Averages'.W62]" office:value-type="float" office:value="167327.6">
            <text:p>167327.6</text:p>
          </table:table-cell>
          <table:table-cell/>
        </table:table-row>
        <table:table-row table:style-name="ro1">
          <table:table-cell table:formula="of:=['Raw Data + Averages'.A63]" office:value-type="float" office:value="6200">
            <text:p>6200</text:p>
          </table:table-cell>
          <table:table-cell table:formula="of:=['Raw Data + Averages'.L63]" office:value-type="float" office:value="6043.7">
            <text:p>6043.7</text:p>
          </table:table-cell>
          <table:table-cell table:formula="of:=['Raw Data + Averages'.W63]" office:value-type="float" office:value="172474.5">
            <text:p>172474.5</text:p>
          </table:table-cell>
          <table:table-cell/>
        </table:table-row>
        <table:table-row table:style-name="ro1">
          <table:table-cell table:formula="of:=['Raw Data + Averages'.A64]" office:value-type="float" office:value="6300">
            <text:p>6300</text:p>
          </table:table-cell>
          <table:table-cell table:formula="of:=['Raw Data + Averages'.L64]" office:value-type="float" office:value="6103.4">
            <text:p>6103.4</text:p>
          </table:table-cell>
          <table:table-cell table:formula="of:=['Raw Data + Averages'.W64]" office:value-type="float" office:value="174759.6">
            <text:p>174759.6</text:p>
          </table:table-cell>
          <table:table-cell/>
        </table:table-row>
        <table:table-row table:style-name="ro1">
          <table:table-cell table:formula="of:=['Raw Data + Averages'.A65]" office:value-type="float" office:value="6400">
            <text:p>6400</text:p>
          </table:table-cell>
          <table:table-cell table:formula="of:=['Raw Data + Averages'.L65]" office:value-type="float" office:value="6112">
            <text:p>6112</text:p>
          </table:table-cell>
          <table:table-cell table:formula="of:=['Raw Data + Averages'.W65]" office:value-type="float" office:value="181340.2">
            <text:p>181340.2</text:p>
          </table:table-cell>
          <table:table-cell/>
        </table:table-row>
        <table:table-row table:style-name="ro1">
          <table:table-cell table:formula="of:=['Raw Data + Averages'.A66]" office:value-type="float" office:value="6500">
            <text:p>6500</text:p>
          </table:table-cell>
          <table:table-cell table:formula="of:=['Raw Data + Averages'.L66]" office:value-type="float" office:value="6515.5">
            <text:p>6515.5</text:p>
          </table:table-cell>
          <table:table-cell table:formula="of:=['Raw Data + Averages'.W66]" office:value-type="float" office:value="187064.7">
            <text:p>187064.7</text:p>
          </table:table-cell>
          <table:table-cell/>
        </table:table-row>
        <table:table-row table:style-name="ro1">
          <table:table-cell table:formula="of:=['Raw Data + Averages'.A67]" office:value-type="float" office:value="6600">
            <text:p>6600</text:p>
          </table:table-cell>
          <table:table-cell table:formula="of:=['Raw Data + Averages'.L67]" office:value-type="float" office:value="6825.7">
            <text:p>6825.7</text:p>
          </table:table-cell>
          <table:table-cell table:formula="of:=['Raw Data + Averages'.W67]" office:value-type="float" office:value="191019.9">
            <text:p>191019.9</text:p>
          </table:table-cell>
          <table:table-cell/>
        </table:table-row>
        <table:table-row table:style-name="ro1">
          <table:table-cell table:formula="of:=['Raw Data + Averages'.A68]" office:value-type="float" office:value="6700">
            <text:p>6700</text:p>
          </table:table-cell>
          <table:table-cell table:formula="of:=['Raw Data + Averages'.L68]" office:value-type="float" office:value="6382.2">
            <text:p>6382.2</text:p>
          </table:table-cell>
          <table:table-cell table:formula="of:=['Raw Data + Averages'.W68]" office:value-type="float" office:value="197740.5">
            <text:p>197740.5</text:p>
          </table:table-cell>
          <table:table-cell/>
        </table:table-row>
        <table:table-row table:style-name="ro1">
          <table:table-cell table:formula="of:=['Raw Data + Averages'.A69]" office:value-type="float" office:value="6800">
            <text:p>6800</text:p>
          </table:table-cell>
          <table:table-cell table:formula="of:=['Raw Data + Averages'.L69]" office:value-type="float" office:value="6557.6">
            <text:p>6557.6</text:p>
          </table:table-cell>
          <table:table-cell table:formula="of:=['Raw Data + Averages'.W69]" office:value-type="float" office:value="206266.2">
            <text:p>206266.2</text:p>
          </table:table-cell>
          <table:table-cell/>
        </table:table-row>
        <table:table-row table:style-name="ro1">
          <table:table-cell table:formula="of:=['Raw Data + Averages'.A70]" office:value-type="float" office:value="6900">
            <text:p>6900</text:p>
          </table:table-cell>
          <table:table-cell table:formula="of:=['Raw Data + Averages'.L70]" office:value-type="float" office:value="6201.6">
            <text:p>6201.6</text:p>
          </table:table-cell>
          <table:table-cell table:formula="of:=['Raw Data + Averages'.W70]" office:value-type="float" office:value="208521.9">
            <text:p>208521.9</text:p>
          </table:table-cell>
          <table:table-cell/>
        </table:table-row>
        <table:table-row table:style-name="ro1">
          <table:table-cell table:formula="of:=['Raw Data + Averages'.A71]" office:value-type="float" office:value="7000">
            <text:p>7000</text:p>
          </table:table-cell>
          <table:table-cell table:formula="of:=['Raw Data + Averages'.L71]" office:value-type="float" office:value="6982.4">
            <text:p>6982.4</text:p>
          </table:table-cell>
          <table:table-cell table:formula="of:=['Raw Data + Averages'.W71]" office:value-type="float" office:value="213845.1">
            <text:p>213845.1</text:p>
          </table:table-cell>
          <table:table-cell/>
        </table:table-row>
        <table:table-row table:style-name="ro1">
          <table:table-cell table:formula="of:=['Raw Data + Averages'.A72]" office:value-type="float" office:value="7100">
            <text:p>7100</text:p>
          </table:table-cell>
          <table:table-cell table:formula="of:=['Raw Data + Averages'.L72]" office:value-type="float" office:value="6796.5">
            <text:p>6796.5</text:p>
          </table:table-cell>
          <table:table-cell table:formula="of:=['Raw Data + Averages'.W72]" office:value-type="float" office:value="220509">
            <text:p>220509</text:p>
          </table:table-cell>
          <table:table-cell/>
        </table:table-row>
        <table:table-row table:style-name="ro1">
          <table:table-cell table:formula="of:=['Raw Data + Averages'.A73]" office:value-type="float" office:value="7200">
            <text:p>7200</text:p>
          </table:table-cell>
          <table:table-cell table:formula="of:=['Raw Data + Averages'.L73]" office:value-type="float" office:value="6282.2">
            <text:p>6282.2</text:p>
          </table:table-cell>
          <table:table-cell table:formula="of:=['Raw Data + Averages'.W73]" office:value-type="float" office:value="225709.7">
            <text:p>225709.7</text:p>
          </table:table-cell>
          <table:table-cell/>
        </table:table-row>
        <table:table-row table:style-name="ro1">
          <table:table-cell table:formula="of:=['Raw Data + Averages'.A74]" office:value-type="float" office:value="7300">
            <text:p>7300</text:p>
          </table:table-cell>
          <table:table-cell table:formula="of:=['Raw Data + Averages'.L74]" office:value-type="float" office:value="6617.4">
            <text:p>6617.4</text:p>
          </table:table-cell>
          <table:table-cell table:formula="of:=['Raw Data + Averages'.W74]" office:value-type="float" office:value="232505.8">
            <text:p>232505.8</text:p>
          </table:table-cell>
          <table:table-cell/>
        </table:table-row>
        <table:table-row table:style-name="ro1">
          <table:table-cell table:formula="of:=['Raw Data + Averages'.A75]" office:value-type="float" office:value="7400">
            <text:p>7400</text:p>
          </table:table-cell>
          <table:table-cell table:formula="of:=['Raw Data + Averages'.L75]" office:value-type="float" office:value="7009.2">
            <text:p>7009.2</text:p>
          </table:table-cell>
          <table:table-cell table:formula="of:=['Raw Data + Averages'.W75]" office:value-type="float" office:value="240801.8">
            <text:p>240801.8</text:p>
          </table:table-cell>
          <table:table-cell/>
        </table:table-row>
        <table:table-row table:style-name="ro1">
          <table:table-cell table:formula="of:=['Raw Data + Averages'.A76]" office:value-type="float" office:value="7500">
            <text:p>7500</text:p>
          </table:table-cell>
          <table:table-cell table:formula="of:=['Raw Data + Averages'.L76]" office:value-type="float" office:value="7353.2">
            <text:p>7353.2</text:p>
          </table:table-cell>
          <table:table-cell table:formula="of:=['Raw Data + Averages'.W76]" office:value-type="float" office:value="244219.7">
            <text:p>244219.7</text:p>
          </table:table-cell>
          <table:table-cell/>
        </table:table-row>
        <table:table-row table:style-name="ro1">
          <table:table-cell table:formula="of:=['Raw Data + Averages'.A77]" office:value-type="float" office:value="7600">
            <text:p>7600</text:p>
          </table:table-cell>
          <table:table-cell table:formula="of:=['Raw Data + Averages'.L77]" office:value-type="float" office:value="7249.4">
            <text:p>7249.4</text:p>
          </table:table-cell>
          <table:table-cell table:formula="of:=['Raw Data + Averages'.W77]" office:value-type="float" office:value="250798.4">
            <text:p>250798.4</text:p>
          </table:table-cell>
          <table:table-cell/>
        </table:table-row>
        <table:table-row table:style-name="ro1">
          <table:table-cell table:formula="of:=['Raw Data + Averages'.A78]" office:value-type="float" office:value="7700">
            <text:p>7700</text:p>
          </table:table-cell>
          <table:table-cell table:formula="of:=['Raw Data + Averages'.L78]" office:value-type="float" office:value="6770.3">
            <text:p>6770.3</text:p>
          </table:table-cell>
          <table:table-cell table:formula="of:=['Raw Data + Averages'.W78]" office:value-type="float" office:value="255856.6">
            <text:p>255856.6</text:p>
          </table:table-cell>
          <table:table-cell/>
        </table:table-row>
        <table:table-row table:style-name="ro1">
          <table:table-cell table:formula="of:=['Raw Data + Averages'.A79]" office:value-type="float" office:value="7800">
            <text:p>7800</text:p>
          </table:table-cell>
          <table:table-cell table:formula="of:=['Raw Data + Averages'.L79]" office:value-type="float" office:value="7881.9">
            <text:p>7881.9</text:p>
          </table:table-cell>
          <table:table-cell table:formula="of:=['Raw Data + Averages'.W79]" office:value-type="float" office:value="265298.9">
            <text:p>265298.9</text:p>
          </table:table-cell>
          <table:table-cell/>
        </table:table-row>
        <table:table-row table:style-name="ro1">
          <table:table-cell table:formula="of:=['Raw Data + Averages'.A80]" office:value-type="float" office:value="7900">
            <text:p>7900</text:p>
          </table:table-cell>
          <table:table-cell table:formula="of:=['Raw Data + Averages'.L80]" office:value-type="float" office:value="7906.3">
            <text:p>7906.3</text:p>
          </table:table-cell>
          <table:table-cell table:formula="of:=['Raw Data + Averages'.W80]" office:value-type="float" office:value="266677">
            <text:p>266677</text:p>
          </table:table-cell>
          <table:table-cell/>
        </table:table-row>
        <table:table-row table:style-name="ro1">
          <table:table-cell table:formula="of:=['Raw Data + Averages'.A81]" office:value-type="float" office:value="8000">
            <text:p>8000</text:p>
          </table:table-cell>
          <table:table-cell table:formula="of:=['Raw Data + Averages'.L81]" office:value-type="float" office:value="7478.2">
            <text:p>7478.2</text:p>
          </table:table-cell>
          <table:table-cell table:formula="of:=['Raw Data + Averages'.W81]" office:value-type="float" office:value="275136.7">
            <text:p>275136.7</text:p>
          </table:table-cell>
          <table:table-cell/>
        </table:table-row>
        <table:table-row table:style-name="ro1">
          <table:table-cell table:formula="of:=['Raw Data + Averages'.A82]" office:value-type="float" office:value="8100">
            <text:p>8100</text:p>
          </table:table-cell>
          <table:table-cell table:formula="of:=['Raw Data + Averages'.L82]" office:value-type="float" office:value="8428">
            <text:p>8428</text:p>
          </table:table-cell>
          <table:table-cell table:formula="of:=['Raw Data + Averages'.W82]" office:value-type="float" office:value="280492.9">
            <text:p>280492.9</text:p>
          </table:table-cell>
          <table:table-cell/>
        </table:table-row>
        <table:table-row table:style-name="ro1">
          <table:table-cell table:formula="of:=['Raw Data + Averages'.A83]" office:value-type="float" office:value="8200">
            <text:p>8200</text:p>
          </table:table-cell>
          <table:table-cell table:formula="of:=['Raw Data + Averages'.L83]" office:value-type="float" office:value="7749.6">
            <text:p>7749.6</text:p>
          </table:table-cell>
          <table:table-cell table:formula="of:=['Raw Data + Averages'.W83]" office:value-type="float" office:value="287332.3">
            <text:p>287332.3</text:p>
          </table:table-cell>
          <table:table-cell/>
        </table:table-row>
        <table:table-row table:style-name="ro1">
          <table:table-cell table:formula="of:=['Raw Data + Averages'.A84]" office:value-type="float" office:value="8300">
            <text:p>8300</text:p>
          </table:table-cell>
          <table:table-cell table:formula="of:=['Raw Data + Averages'.L84]" office:value-type="float" office:value="8175.9">
            <text:p>8175.9</text:p>
          </table:table-cell>
          <table:table-cell table:formula="of:=['Raw Data + Averages'.W84]" office:value-type="float" office:value="292318.9">
            <text:p>292318.9</text:p>
          </table:table-cell>
          <table:table-cell/>
        </table:table-row>
        <table:table-row table:style-name="ro1">
          <table:table-cell table:formula="of:=['Raw Data + Averages'.A85]" office:value-type="float" office:value="8400">
            <text:p>8400</text:p>
          </table:table-cell>
          <table:table-cell table:formula="of:=['Raw Data + Averages'.L85]" office:value-type="float" office:value="8121.2">
            <text:p>8121.2</text:p>
          </table:table-cell>
          <table:table-cell table:formula="of:=['Raw Data + Averages'.W85]" office:value-type="float" office:value="308666.9">
            <text:p>308666.9</text:p>
          </table:table-cell>
          <table:table-cell/>
        </table:table-row>
        <table:table-row table:style-name="ro1">
          <table:table-cell table:formula="of:=['Raw Data + Averages'.A86]" office:value-type="float" office:value="8500">
            <text:p>8500</text:p>
          </table:table-cell>
          <table:table-cell table:formula="of:=['Raw Data + Averages'.L86]" office:value-type="float" office:value="8752.6">
            <text:p>8752.6</text:p>
          </table:table-cell>
          <table:table-cell table:formula="of:=['Raw Data + Averages'.W86]" office:value-type="float" office:value="315141.1">
            <text:p>315141.1</text:p>
          </table:table-cell>
          <table:table-cell/>
        </table:table-row>
        <table:table-row table:style-name="ro1">
          <table:table-cell table:formula="of:=['Raw Data + Averages'.A87]" office:value-type="float" office:value="8600">
            <text:p>8600</text:p>
          </table:table-cell>
          <table:table-cell table:formula="of:=['Raw Data + Averages'.L87]" office:value-type="float" office:value="8125">
            <text:p>8125</text:p>
          </table:table-cell>
          <table:table-cell table:formula="of:=['Raw Data + Averages'.W87]" office:value-type="float" office:value="314777.7">
            <text:p>314777.7</text:p>
          </table:table-cell>
          <table:table-cell/>
        </table:table-row>
        <table:table-row table:style-name="ro1">
          <table:table-cell table:formula="of:=['Raw Data + Averages'.A88]" office:value-type="float" office:value="8700">
            <text:p>8700</text:p>
          </table:table-cell>
          <table:table-cell table:formula="of:=['Raw Data + Averages'.L88]" office:value-type="float" office:value="8354.5">
            <text:p>8354.5</text:p>
          </table:table-cell>
          <table:table-cell table:formula="of:=['Raw Data + Averages'.W88]" office:value-type="float" office:value="318771.7">
            <text:p>318771.7</text:p>
          </table:table-cell>
          <table:table-cell/>
        </table:table-row>
        <table:table-row table:style-name="ro1">
          <table:table-cell table:formula="of:=['Raw Data + Averages'.A89]" office:value-type="float" office:value="8800">
            <text:p>8800</text:p>
          </table:table-cell>
          <table:table-cell table:formula="of:=['Raw Data + Averages'.L89]" office:value-type="float" office:value="8862.6">
            <text:p>8862.6</text:p>
          </table:table-cell>
          <table:table-cell table:formula="of:=['Raw Data + Averages'.W89]" office:value-type="float" office:value="325995.9">
            <text:p>325995.9</text:p>
          </table:table-cell>
          <table:table-cell/>
        </table:table-row>
        <table:table-row table:style-name="ro1">
          <table:table-cell table:formula="of:=['Raw Data + Averages'.A90]" office:value-type="float" office:value="8900">
            <text:p>8900</text:p>
          </table:table-cell>
          <table:table-cell table:formula="of:=['Raw Data + Averages'.L90]" office:value-type="float" office:value="8671.3">
            <text:p>8671.3</text:p>
          </table:table-cell>
          <table:table-cell table:formula="of:=['Raw Data + Averages'.W90]" office:value-type="float" office:value="333145.4">
            <text:p>333145.4</text:p>
          </table:table-cell>
          <table:table-cell/>
        </table:table-row>
        <table:table-row table:style-name="ro1">
          <table:table-cell table:formula="of:=['Raw Data + Averages'.A91]" office:value-type="float" office:value="9000">
            <text:p>9000</text:p>
          </table:table-cell>
          <table:table-cell table:formula="of:=['Raw Data + Averages'.L91]" office:value-type="float" office:value="9314.4">
            <text:p>9314.4</text:p>
          </table:table-cell>
          <table:table-cell table:formula="of:=['Raw Data + Averages'.W91]" office:value-type="float" office:value="343242.7">
            <text:p>343242.7</text:p>
          </table:table-cell>
          <table:table-cell/>
        </table:table-row>
        <table:table-row table:style-name="ro1">
          <table:table-cell table:formula="of:=['Raw Data + Averages'.A92]" office:value-type="float" office:value="9100">
            <text:p>9100</text:p>
          </table:table-cell>
          <table:table-cell table:formula="of:=['Raw Data + Averages'.L92]" office:value-type="float" office:value="8836.5">
            <text:p>8836.5</text:p>
          </table:table-cell>
          <table:table-cell table:formula="of:=['Raw Data + Averages'.W92]" office:value-type="float" office:value="358133.7">
            <text:p>358133.7</text:p>
          </table:table-cell>
          <table:table-cell/>
        </table:table-row>
        <table:table-row table:style-name="ro1">
          <table:table-cell table:formula="of:=['Raw Data + Averages'.A93]" office:value-type="float" office:value="9200">
            <text:p>9200</text:p>
          </table:table-cell>
          <table:table-cell table:formula="of:=['Raw Data + Averages'.L93]" office:value-type="float" office:value="8907.2">
            <text:p>8907.2</text:p>
          </table:table-cell>
          <table:table-cell table:formula="of:=['Raw Data + Averages'.W93]" office:value-type="float" office:value="363534.3">
            <text:p>363534.3</text:p>
          </table:table-cell>
          <table:table-cell/>
        </table:table-row>
        <table:table-row table:style-name="ro1">
          <table:table-cell table:formula="of:=['Raw Data + Averages'.A94]" office:value-type="float" office:value="9300">
            <text:p>9300</text:p>
          </table:table-cell>
          <table:table-cell table:formula="of:=['Raw Data + Averages'.L94]" office:value-type="float" office:value="9177.4">
            <text:p>9177.4</text:p>
          </table:table-cell>
          <table:table-cell table:formula="of:=['Raw Data + Averages'.W94]" office:value-type="float" office:value="373611.4">
            <text:p>373611.4</text:p>
          </table:table-cell>
          <table:table-cell/>
        </table:table-row>
        <table:table-row table:style-name="ro1">
          <table:table-cell table:formula="of:=['Raw Data + Averages'.A95]" office:value-type="float" office:value="9400">
            <text:p>9400</text:p>
          </table:table-cell>
          <table:table-cell table:formula="of:=['Raw Data + Averages'.L95]" office:value-type="float" office:value="9153.7">
            <text:p>9153.7</text:p>
          </table:table-cell>
          <table:table-cell table:formula="of:=['Raw Data + Averages'.W95]" office:value-type="float" office:value="375297">
            <text:p>375297</text:p>
          </table:table-cell>
          <table:table-cell/>
        </table:table-row>
        <table:table-row table:style-name="ro1">
          <table:table-cell table:formula="of:=['Raw Data + Averages'.A96]" office:value-type="float" office:value="9500">
            <text:p>9500</text:p>
          </table:table-cell>
          <table:table-cell table:formula="of:=['Raw Data + Averages'.L96]" office:value-type="float" office:value="8981">
            <text:p>8981</text:p>
          </table:table-cell>
          <table:table-cell table:formula="of:=['Raw Data + Averages'.W96]" office:value-type="float" office:value="380434.9">
            <text:p>380434.9</text:p>
          </table:table-cell>
          <table:table-cell/>
        </table:table-row>
        <table:table-row table:style-name="ro1">
          <table:table-cell table:formula="of:=['Raw Data + Averages'.A97]" office:value-type="float" office:value="9600">
            <text:p>9600</text:p>
          </table:table-cell>
          <table:table-cell table:formula="of:=['Raw Data + Averages'.L97]" office:value-type="float" office:value="9988.6">
            <text:p>9988.6</text:p>
          </table:table-cell>
          <table:table-cell table:formula="of:=['Raw Data + Averages'.W97]" office:value-type="float" office:value="386616.4">
            <text:p>386616.4</text:p>
          </table:table-cell>
          <table:table-cell/>
        </table:table-row>
        <table:table-row table:style-name="ro1">
          <table:table-cell table:formula="of:=['Raw Data + Averages'.A98]" office:value-type="float" office:value="9700">
            <text:p>9700</text:p>
          </table:table-cell>
          <table:table-cell table:formula="of:=['Raw Data + Averages'.L98]" office:value-type="float" office:value="9946.1">
            <text:p>9946.1</text:p>
          </table:table-cell>
          <table:table-cell table:formula="of:=['Raw Data + Averages'.W98]" office:value-type="float" office:value="397118.9">
            <text:p>397118.9</text:p>
          </table:table-cell>
          <table:table-cell/>
        </table:table-row>
        <table:table-row table:style-name="ro1">
          <table:table-cell table:formula="of:=['Raw Data + Averages'.A99]" office:value-type="float" office:value="9800">
            <text:p>9800</text:p>
          </table:table-cell>
          <table:table-cell table:formula="of:=['Raw Data + Averages'.L99]" office:value-type="float" office:value="9930.7">
            <text:p>9930.7</text:p>
          </table:table-cell>
          <table:table-cell table:formula="of:=['Raw Data + Averages'.W99]" office:value-type="float" office:value="408996.4">
            <text:p>408996.4</text:p>
          </table:table-cell>
          <table:table-cell/>
        </table:table-row>
        <table:table-row table:style-name="ro1">
          <table:table-cell table:formula="of:=['Raw Data + Averages'.A100]" office:value-type="float" office:value="9900">
            <text:p>9900</text:p>
          </table:table-cell>
          <table:table-cell table:formula="of:=['Raw Data + Averages'.L100]" office:value-type="float" office:value="9552.6">
            <text:p>9552.6</text:p>
          </table:table-cell>
          <table:table-cell table:formula="of:=['Raw Data + Averages'.W100]" office:value-type="float" office:value="417012.1">
            <text:p>417012.1</text:p>
          </table:table-cell>
          <table:table-cell/>
        </table:table-row>
        <table:table-row table:style-name="ro1">
          <table:table-cell table:formula="of:=['Raw Data + Averages'.A101]" office:value-type="float" office:value="10000">
            <text:p>10000</text:p>
          </table:table-cell>
          <table:table-cell table:formula="of:=['Raw Data + Averages'.L101]" office:value-type="float" office:value="9711.4">
            <text:p>9711.4</text:p>
          </table:table-cell>
          <table:table-cell table:formula="of:=['Raw Data + Averages'.W101]" office:value-type="float" office:value="422592.6">
            <text:p>422592.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07/15/2018</text:date>, <text:time>11:0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18-07-15T11:07:07</dc:date>
    <dc:creator>Alessandro Vinciguerra</dc:creator>
    <meta:editing-duration>PT2M28S</meta:editing-duration>
    <meta:editing-cycles>4</meta:editing-cycles>
    <meta:document-statistic meta:table-count="2" meta:cell-count="26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98cm" svg:height="14.27cm" xlink:href=".." xlink:type="simple" chart:class="chart:scatter" chart:style-name="ch1">
        <chart:title svg:x="5.437cm" svg:y="0.42cm" chart:style-name="ch2">
          <text:p>Runtime comparison: Shellsort of Integers vs Doubles</text:p>
        </chart:title>
        <chart:subtitle svg:x="3.021cm" svg:y="1.494cm" chart:style-name="ch3">
          <text:p>10 Trials, Random data, Sedgewick 1986 Single Formula gaps, Compiled with optimizations
x86 64 bit Intel i7 processor, macOS 10.13.5, Darwin kernel</text:p>
        </chart:subtitle>
        <chart:legend chart:legend-position="end" svg:x="18.497cm" svg:y="6.605cm" style:legend-expansion="high" chart:style-name="ch4"/>
        <chart:plot-area chart:style-name="ch5" table:cell-range-address="'Averages + Graph'.A1:'Averages + Graph'.C101" chart:data-source-has-labels="row" svg:x="1.437cm" svg:y="3.189cm" svg:width="16.182cm" svg:height="9.828cm">
          <chartooo:coordinate-region svg:x="2.869cm" svg:y="3.379cm" svg:width="14.258cm" svg:height="9.009cm"/>
          <chart:axis chart:dimension="x" chart:name="primary-x" chart:style-name="ch6">
            <chart:title svg:x="8.613cm" svg:y="13.303cm" chart:style-name="ch7">
              <text:p>Array length</text:p>
            </chart:title>
          </chart:axis>
          <chart:axis chart:dimension="y" chart:name="primary-y" chart:style-name="ch6">
            <chart:title svg:x="0.451cm" svg:y="9.074cm" chart:style-name="ch8">
              <text:p>Runtime (μs)</text:p>
            </chart:title>
            <chart:grid chart:style-name="ch9" chart:class="major"/>
          </chart:axis>
          <chart:series chart:style-name="ch10" chart:values-cell-range-address="'Averages + Graph'.B2:'Averages + Graph'.B101" chart:label-cell-address="'Averages + Graph'.B1:'Averages + Graph'.B1" chart:class="chart:scatter">
            <chart:domain table:cell-range-address="'Averages + Graph'.A2:'Averages + Graph'.A101"/>
            <chart:data-point chart:repeated="100"/>
          </chart:series>
          <chart:series chart:style-name="ch11" chart:values-cell-range-address="'Averages + Graph'.C2:'Averages + Graph'.C101" chart:label-cell-address="'Averages + Graph'.C1:'Averages + Graph'.C1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s AVG</text:p>
                <draw:g>
                  <svg:desc>'Averages + Graph'.B1:'Averages + Graph'.B1</svg:desc>
                </draw:g>
              </table:table-cell>
              <table:table-cell office:value-type="string">
                <text:p>Doubles AVG</text:p>
                <draw:g>
                  <svg:desc>'Averages + Graph'.C1:'Averages + Graph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Averages + Graph'.A2:'Averages + Graph'.A101</svg:desc>
                </draw:g>
              </table:table-cell>
              <table:table-cell office:value-type="float" office:value="60.1">
                <text:p>60.1</text:p>
                <draw:g>
                  <svg:desc>'Averages + Graph'.B2:'Averages + Graph'.B101</svg:desc>
                </draw:g>
              </table:table-cell>
              <table:table-cell office:value-type="float" office:value="207.3">
                <text:p>207.3</text:p>
                <draw:g>
                  <svg:desc>'Averages + Graph'.C2:'Averages + Graph'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16.9">
                <text:p>116.9</text:p>
              </table:table-cell>
              <table:table-cell office:value-type="float" office:value="548.5">
                <text:p>54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56.3">
                <text:p>156.3</text:p>
              </table:table-cell>
              <table:table-cell office:value-type="float" office:value="853.7">
                <text:p>853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36.4">
                <text:p>236.4</text:p>
              </table:table-cell>
              <table:table-cell office:value-type="float" office:value="1441.5">
                <text:p>144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99.3">
                <text:p>299.3</text:p>
              </table:table-cell>
              <table:table-cell office:value-type="float" office:value="2092.4">
                <text:p>209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386.3">
                <text:p>386.3</text:p>
              </table:table-cell>
              <table:table-cell office:value-type="float" office:value="2839.5">
                <text:p>283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438.7">
                <text:p>438.7</text:p>
              </table:table-cell>
              <table:table-cell office:value-type="float" office:value="3545.3">
                <text:p>3545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523.7">
                <text:p>523.7</text:p>
              </table:table-cell>
              <table:table-cell office:value-type="float" office:value="4407.5">
                <text:p>440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591">
                <text:p>591</text:p>
              </table:table-cell>
              <table:table-cell office:value-type="float" office:value="5356.9">
                <text:p>5356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660.6">
                <text:p>660.6</text:p>
              </table:table-cell>
              <table:table-cell office:value-type="float" office:value="6257.1">
                <text:p>6257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74">
                <text:p>674</text:p>
              </table:table-cell>
              <table:table-cell office:value-type="float" office:value="7124.5">
                <text:p>712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911.7">
                <text:p>911.7</text:p>
              </table:table-cell>
              <table:table-cell office:value-type="float" office:value="9267.2">
                <text:p>9267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908">
                <text:p>908</text:p>
              </table:table-cell>
              <table:table-cell office:value-type="float" office:value="10038.3">
                <text:p>10038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085.7">
                <text:p>1085.7</text:p>
              </table:table-cell>
              <table:table-cell office:value-type="float" office:value="11510.9">
                <text:p>1151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103.7">
                <text:p>1103.7</text:p>
              </table:table-cell>
              <table:table-cell office:value-type="float" office:value="13059.4">
                <text:p>13059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166.3">
                <text:p>1166.3</text:p>
              </table:table-cell>
              <table:table-cell office:value-type="float" office:value="14992.3">
                <text:p>14992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163.1">
                <text:p>1163.1</text:p>
              </table:table-cell>
              <table:table-cell office:value-type="float" office:value="15616.1">
                <text:p>15616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373.8">
                <text:p>1373.8</text:p>
              </table:table-cell>
              <table:table-cell office:value-type="float" office:value="17872">
                <text:p>178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374.4">
                <text:p>1374.4</text:p>
              </table:table-cell>
              <table:table-cell office:value-type="float" office:value="19261.1">
                <text:p>19261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471.2">
                <text:p>1471.2</text:p>
              </table:table-cell>
              <table:table-cell office:value-type="float" office:value="21052.8">
                <text:p>21052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566.3">
                <text:p>1566.3</text:p>
              </table:table-cell>
              <table:table-cell office:value-type="float" office:value="23648.5">
                <text:p>23648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732.2">
                <text:p>1732.2</text:p>
              </table:table-cell>
              <table:table-cell office:value-type="float" office:value="25554.6">
                <text:p>25554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631.2">
                <text:p>1631.2</text:p>
              </table:table-cell>
              <table:table-cell office:value-type="float" office:value="26148.6">
                <text:p>26148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982.9">
                <text:p>1982.9</text:p>
              </table:table-cell>
              <table:table-cell office:value-type="float" office:value="29005.8">
                <text:p>29005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839.4">
                <text:p>1839.4</text:p>
              </table:table-cell>
              <table:table-cell office:value-type="float" office:value="32126.9">
                <text:p>32126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955.7">
                <text:p>1955.7</text:p>
              </table:table-cell>
              <table:table-cell office:value-type="float" office:value="32462.1">
                <text:p>32462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2131.9">
                <text:p>2131.9</text:p>
              </table:table-cell>
              <table:table-cell office:value-type="float" office:value="36247.5">
                <text:p>36247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2073.4">
                <text:p>2073.4</text:p>
              </table:table-cell>
              <table:table-cell office:value-type="float" office:value="37475.3">
                <text:p>37475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2224.7">
                <text:p>2224.7</text:p>
              </table:table-cell>
              <table:table-cell office:value-type="float" office:value="39952.9">
                <text:p>39952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2283">
                <text:p>2283</text:p>
              </table:table-cell>
              <table:table-cell office:value-type="float" office:value="42665.1">
                <text:p>42665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2284.3">
                <text:p>2284.3</text:p>
              </table:table-cell>
              <table:table-cell office:value-type="float" office:value="45938.9">
                <text:p>45938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2357.2">
                <text:p>2357.2</text:p>
              </table:table-cell>
              <table:table-cell office:value-type="float" office:value="49783.7">
                <text:p>49783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2747.7">
                <text:p>2747.7</text:p>
              </table:table-cell>
              <table:table-cell office:value-type="float" office:value="51554.5">
                <text:p>51554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2713.1">
                <text:p>2713.1</text:p>
              </table:table-cell>
              <table:table-cell office:value-type="float" office:value="54208.3">
                <text:p>54208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2678.7">
                <text:p>2678.7</text:p>
              </table:table-cell>
              <table:table-cell office:value-type="float" office:value="58072.7">
                <text:p>58072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3016.9">
                <text:p>3016.9</text:p>
              </table:table-cell>
              <table:table-cell office:value-type="float" office:value="62281.9">
                <text:p>62281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3030.8">
                <text:p>3030.8</text:p>
              </table:table-cell>
              <table:table-cell office:value-type="float" office:value="63673.4">
                <text:p>63673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3031.7">
                <text:p>3031.7</text:p>
              </table:table-cell>
              <table:table-cell office:value-type="float" office:value="66252.4">
                <text:p>66252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3070.8">
                <text:p>3070.8</text:p>
              </table:table-cell>
              <table:table-cell office:value-type="float" office:value="68964.6">
                <text:p>68964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3318.6">
                <text:p>3318.6</text:p>
              </table:table-cell>
              <table:table-cell office:value-type="float" office:value="73088.9">
                <text:p>73088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3230.2">
                <text:p>3230.2</text:p>
              </table:table-cell>
              <table:table-cell office:value-type="float" office:value="75315">
                <text:p>753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3175.5">
                <text:p>3175.5</text:p>
              </table:table-cell>
              <table:table-cell office:value-type="float" office:value="79770.6">
                <text:p>79770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3747.5">
                <text:p>3747.5</text:p>
              </table:table-cell>
              <table:table-cell office:value-type="float" office:value="83168.8">
                <text:p>83168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3620.2">
                <text:p>3620.2</text:p>
              </table:table-cell>
              <table:table-cell office:value-type="float" office:value="87084.1">
                <text:p>87084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3576.8">
                <text:p>3576.8</text:p>
              </table:table-cell>
              <table:table-cell office:value-type="float" office:value="91882.6">
                <text:p>91882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4239.9">
                <text:p>4239.9</text:p>
              </table:table-cell>
              <table:table-cell office:value-type="float" office:value="95184.9">
                <text:p>95184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4341.1">
                <text:p>4341.1</text:p>
              </table:table-cell>
              <table:table-cell office:value-type="float" office:value="97665.4">
                <text:p>97665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3785">
                <text:p>3785</text:p>
              </table:table-cell>
              <table:table-cell office:value-type="float" office:value="103382.1">
                <text:p>103382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4072.2">
                <text:p>4072.2</text:p>
              </table:table-cell>
              <table:table-cell office:value-type="float" office:value="107723.4">
                <text:p>107723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4329.4">
                <text:p>4329.4</text:p>
              </table:table-cell>
              <table:table-cell office:value-type="float" office:value="112859.8">
                <text:p>112859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4014.3">
                <text:p>4014.3</text:p>
              </table:table-cell>
              <table:table-cell office:value-type="float" office:value="115307.4">
                <text:p>115307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4411.6">
                <text:p>4411.6</text:p>
              </table:table-cell>
              <table:table-cell office:value-type="float" office:value="119883.3">
                <text:p>119883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4606.3">
                <text:p>4606.3</text:p>
              </table:table-cell>
              <table:table-cell office:value-type="float" office:value="125519.9">
                <text:p>125519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4560.3">
                <text:p>4560.3</text:p>
              </table:table-cell>
              <table:table-cell office:value-type="float" office:value="127229.4">
                <text:p>127229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4822.6">
                <text:p>4822.6</text:p>
              </table:table-cell>
              <table:table-cell office:value-type="float" office:value="133265.7">
                <text:p>133265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4729.4">
                <text:p>4729.4</text:p>
              </table:table-cell>
              <table:table-cell office:value-type="float" office:value="137930.8">
                <text:p>137930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4938.5">
                <text:p>4938.5</text:p>
              </table:table-cell>
              <table:table-cell office:value-type="float" office:value="143457.8">
                <text:p>143457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5323.2">
                <text:p>5323.2</text:p>
              </table:table-cell>
              <table:table-cell office:value-type="float" office:value="150333.3">
                <text:p>150333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5377.7">
                <text:p>5377.7</text:p>
              </table:table-cell>
              <table:table-cell office:value-type="float" office:value="159890.4">
                <text:p>159890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4993.8">
                <text:p>4993.8</text:p>
              </table:table-cell>
              <table:table-cell office:value-type="float" office:value="160601.9">
                <text:p>160601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6186.1">
                <text:p>6186.1</text:p>
              </table:table-cell>
              <table:table-cell office:value-type="float" office:value="167327.6">
                <text:p>167327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6043.7">
                <text:p>6043.7</text:p>
              </table:table-cell>
              <table:table-cell office:value-type="float" office:value="172474.5">
                <text:p>172474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6103.4">
                <text:p>6103.4</text:p>
              </table:table-cell>
              <table:table-cell office:value-type="float" office:value="174759.6">
                <text:p>174759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6112">
                <text:p>6112</text:p>
              </table:table-cell>
              <table:table-cell office:value-type="float" office:value="181340.2">
                <text:p>181340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6515.5">
                <text:p>6515.5</text:p>
              </table:table-cell>
              <table:table-cell office:value-type="float" office:value="187064.7">
                <text:p>187064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6825.7">
                <text:p>6825.7</text:p>
              </table:table-cell>
              <table:table-cell office:value-type="float" office:value="191019.9">
                <text:p>191019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6382.2">
                <text:p>6382.2</text:p>
              </table:table-cell>
              <table:table-cell office:value-type="float" office:value="197740.5">
                <text:p>197740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6557.6">
                <text:p>6557.6</text:p>
              </table:table-cell>
              <table:table-cell office:value-type="float" office:value="206266.2">
                <text:p>206266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6201.6">
                <text:p>6201.6</text:p>
              </table:table-cell>
              <table:table-cell office:value-type="float" office:value="208521.9">
                <text:p>208521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6982.4">
                <text:p>6982.4</text:p>
              </table:table-cell>
              <table:table-cell office:value-type="float" office:value="213845.1">
                <text:p>213845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6796.5">
                <text:p>6796.5</text:p>
              </table:table-cell>
              <table:table-cell office:value-type="float" office:value="220509">
                <text:p>2205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6282.2">
                <text:p>6282.2</text:p>
              </table:table-cell>
              <table:table-cell office:value-type="float" office:value="225709.7">
                <text:p>225709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6617.4">
                <text:p>6617.4</text:p>
              </table:table-cell>
              <table:table-cell office:value-type="float" office:value="232505.8">
                <text:p>232505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7009.2">
                <text:p>7009.2</text:p>
              </table:table-cell>
              <table:table-cell office:value-type="float" office:value="240801.8">
                <text:p>240801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7353.2">
                <text:p>7353.2</text:p>
              </table:table-cell>
              <table:table-cell office:value-type="float" office:value="244219.7">
                <text:p>244219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7249.4">
                <text:p>7249.4</text:p>
              </table:table-cell>
              <table:table-cell office:value-type="float" office:value="250798.4">
                <text:p>250798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6770.3">
                <text:p>6770.3</text:p>
              </table:table-cell>
              <table:table-cell office:value-type="float" office:value="255856.6">
                <text:p>255856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7881.9">
                <text:p>7881.9</text:p>
              </table:table-cell>
              <table:table-cell office:value-type="float" office:value="265298.9">
                <text:p>265298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7906.3">
                <text:p>7906.3</text:p>
              </table:table-cell>
              <table:table-cell office:value-type="float" office:value="266677">
                <text:p>2666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7478.2">
                <text:p>7478.2</text:p>
              </table:table-cell>
              <table:table-cell office:value-type="float" office:value="275136.7">
                <text:p>275136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8428">
                <text:p>8428</text:p>
              </table:table-cell>
              <table:table-cell office:value-type="float" office:value="280492.9">
                <text:p>280492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7749.6">
                <text:p>7749.6</text:p>
              </table:table-cell>
              <table:table-cell office:value-type="float" office:value="287332.3">
                <text:p>287332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8175.9">
                <text:p>8175.9</text:p>
              </table:table-cell>
              <table:table-cell office:value-type="float" office:value="292318.9">
                <text:p>292318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8121.2">
                <text:p>8121.2</text:p>
              </table:table-cell>
              <table:table-cell office:value-type="float" office:value="308666.9">
                <text:p>308666.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8752.6">
                <text:p>8752.6</text:p>
              </table:table-cell>
              <table:table-cell office:value-type="float" office:value="315141.1">
                <text:p>315141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8125">
                <text:p>8125</text:p>
              </table:table-cell>
              <table:table-cell office:value-type="float" office:value="314777.7">
                <text:p>314777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8354.5">
                <text:p>8354.5</text:p>
              </table:table-cell>
              <table:table-cell office:value-type="float" office:value="318771.7">
                <text:p>318771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8862.6">
                <text:p>8862.6</text:p>
              </table:table-cell>
              <table:table-cell office:value-type="float" office:value="325995.9">
                <text:p>325995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8671.3">
                <text:p>8671.3</text:p>
              </table:table-cell>
              <table:table-cell office:value-type="float" office:value="333145.4">
                <text:p>333145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9314.4">
                <text:p>9314.4</text:p>
              </table:table-cell>
              <table:table-cell office:value-type="float" office:value="343242.7">
                <text:p>343242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8836.5">
                <text:p>8836.5</text:p>
              </table:table-cell>
              <table:table-cell office:value-type="float" office:value="358133.7">
                <text:p>358133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8907.2">
                <text:p>8907.2</text:p>
              </table:table-cell>
              <table:table-cell office:value-type="float" office:value="363534.3">
                <text:p>363534.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9177.4">
                <text:p>9177.4</text:p>
              </table:table-cell>
              <table:table-cell office:value-type="float" office:value="373611.4">
                <text:p>373611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9153.7">
                <text:p>9153.7</text:p>
              </table:table-cell>
              <table:table-cell office:value-type="float" office:value="375297">
                <text:p>3752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8981">
                <text:p>8981</text:p>
              </table:table-cell>
              <table:table-cell office:value-type="float" office:value="380434.9">
                <text:p>380434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9988.6">
                <text:p>9988.6</text:p>
              </table:table-cell>
              <table:table-cell office:value-type="float" office:value="386616.4">
                <text:p>386616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9946.1">
                <text:p>9946.1</text:p>
              </table:table-cell>
              <table:table-cell office:value-type="float" office:value="397118.9">
                <text:p>397118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9930.7">
                <text:p>9930.7</text:p>
              </table:table-cell>
              <table:table-cell office:value-type="float" office:value="408996.4">
                <text:p>408996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9552.6">
                <text:p>9552.6</text:p>
              </table:table-cell>
              <table:table-cell office:value-type="float" office:value="417012.1">
                <text:p>417012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9711.4">
                <text:p>9711.4</text:p>
              </table:table-cell>
              <table:table-cell office:value-type="float" office:value="422592.6">
                <text:p>422592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